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AABAM",</text:p>
      <text:p text:style-name="P1">"AABAN",</text:p>
      <text:p text:style-name="P1">"AACLA",</text:p>
      <text:p text:style-name="P1">"AAIBA",</text:p>
      <text:p text:style-name="P1">"AAIUN",</text:p>
      <text:p text:style-name="P1">"AARON",</text:p>
      <text:p text:style-name="P1">"AARON",</text:p>
      <text:p text:style-name="P1">"ABABA",</text:p>
      <text:p text:style-name="P1">"ABABO",</text:p>
      <text:p text:style-name="P1">"ABACA",</text:p>
      <text:p text:style-name="P1">"ABACO",</text:p>
      <text:p text:style-name="P1">"ABADA",</text:p>
      <text:p text:style-name="P1">"ABADI",</text:p>
      <text:p text:style-name="P1">"ABAJO",</text:p>
      <text:p text:style-name="P1">"ABAMA",</text:p>
      <text:p text:style-name="P1">"ABANO",</text:p>
      <text:p text:style-name="P1">"ABASI",</text:p>
      <text:p text:style-name="P1">"ABATE",</text:p>
      <text:p text:style-name="P1">"ABATI",</text:p>
      <text:p text:style-name="P1">"ABDON",</text:p>
      <text:p text:style-name="P1">"ABECE",</text:p>
      <text:p text:style-name="P1">"ABEJA",</text:p>
      <text:p text:style-name="P1">"ABEJA",</text:p>
      <text:p text:style-name="P1">"ABETE",</text:p>
      <text:p text:style-name="P1">"ABETO",</text:p>
      <text:p text:style-name="P1">"ABIAR",</text:p>
      <text:p text:style-name="P1">"ABISO",</text:p>
      <text:p text:style-name="P1">"ABITA",</text:p>
      <text:p text:style-name="P1">"ABNER",</text:p>
      <text:p text:style-name="P1">"ABONO",</text:p>
      <text:p text:style-name="P1">"ABOZO",</text:p>
      <text:p text:style-name="P1">"ABRAM",</text:p>
      <text:p text:style-name="P1">"ABRIC",</text:p>
      <text:p text:style-name="P1">"ABRIL",</text:p>
      <text:p text:style-name="P1">"ABRIO",</text:p>
      <text:p text:style-name="P1">"ABRIR",</text:p>
      <text:p text:style-name="P1">"ABSIT",</text:p>
      <text:p text:style-name="P1">"ABUBO",</text:p>
      <text:p text:style-name="P1">"ABUJA",</text:p>
      <text:p text:style-name="P1">"ABUJE",</text:p>
      <text:p text:style-name="P1">"ABUSO",</text:p>
      <text:p text:style-name="P1">"ABZUG",</text:p>
      <text:p text:style-name="P1">"ACABE",</text:p>
      <text:p text:style-name="P1">"ACABO",</text:p>
      <text:p text:style-name="P1">"ACALA",</text:p>
      <text:p text:style-name="P1">"ACANA",</text:p>
      <text:p text:style-name="P1">"ACANO",</text:p>
      <text:p text:style-name="P1">"ACARO",</text:p>
      <text:p text:style-name="P1"><text:soft-page-break/>"ACASO",</text:p>
      <text:p text:style-name="P1">"ACATO",</text:p>
      <text:p text:style-name="P1">"ACCRA",</text:p>
      <text:p text:style-name="P1">"ACEBO",</text:p>
      <text:p text:style-name="P1">"ACEDO",</text:p>
      <text:p text:style-name="P1">"ACEÑA",</text:p>
      <text:p text:style-name="P1">"ACERA",</text:p>
      <text:p text:style-name="P1">"ACERE",</text:p>
      <text:p text:style-name="P1">"ACERO",</text:p>
      <text:p text:style-name="P1">"ACETO",</text:p>
      <text:p text:style-name="P1">"ACEZO",</text:p>
      <text:p text:style-name="P1">"ACHIN",</text:p>
      <text:p text:style-name="P1">"ACHIS",</text:p>
      <text:p text:style-name="P1">"ACIAL",</text:p>
      <text:p text:style-name="P1">"ACIAR",</text:p>
      <text:p text:style-name="P1">"ACIDO",</text:p>
      <text:p text:style-name="P1">"ACILO",</text:p>
      <text:p text:style-name="P1">"ACIMO",</text:p>
      <text:p text:style-name="P1">"ACINO",</text:p>
      <text:p text:style-name="P1">"ACLLA",</text:p>
      <text:p text:style-name="P1">"ACOSE",</text:p>
      <text:p text:style-name="P1">"ACOSO",</text:p>
      <text:p text:style-name="P1">"ACRON",</text:p>
      <text:p text:style-name="P1">"ACTEA",</text:p>
      <text:p text:style-name="P1">"ACTOR",</text:p>
      <text:p text:style-name="P1">"ACURE",</text:p>
      <text:p text:style-name="P1">"ACUSE",</text:p>
      <text:p text:style-name="P1">"ACUTI",</text:p>
      <text:p text:style-name="P1">"ADALA",</text:p>
      <text:p text:style-name="P1">"ADAME",</text:p>
      <text:p text:style-name="P1">"ADANA",</text:p>
      <text:p text:style-name="P1">"ADAZA",</text:p>
      <text:p text:style-name="P1">"ADELA",</text:p>
      <text:p text:style-name="P1">"ADENA",</text:p>
      <text:p text:style-name="P1">"ADERO",</text:p>
      <text:p text:style-name="P1">"ADIAR",</text:p>
      <text:p text:style-name="P1">"ADIEL",</text:p>
      <text:p text:style-name="P1">"ADILA",</text:p>
      <text:p text:style-name="P1">"ADIOS",</text:p>
      <text:p text:style-name="P1">"ADIVA",</text:p>
      <text:p text:style-name="P1">"ADIVE",</text:p>
      <text:p text:style-name="P1">"ADMON.",</text:p>
      <text:p text:style-name="P1">"ADMOR",</text:p>
      <text:p text:style-name="P1">"ADOBA",</text:p>
      <text:p text:style-name="P1">"ADOBE",</text:p>
      <text:p text:style-name="P1">"ADRAL",</text:p>
      <text:p text:style-name="P1">"ADRAR",</text:p>
      <text:p text:style-name="P1">"ADUAR",</text:p>
      <text:p text:style-name="P1"><text:soft-page-break/>"ADUFE",</text:p>
      <text:p text:style-name="P1">"ADUJA",</text:p>
      <text:p text:style-name="P1">"ADULA",</text:p>
      <text:p text:style-name="P1">"AEREO",</text:p>
      <text:p text:style-name="P1">"AFEAR",</text:p>
      <text:p text:style-name="P1">"AFIAR",</text:p>
      <text:p text:style-name="P1">"AFIJO",</text:p>
      <text:p text:style-name="P1">"AFILO",</text:p>
      <text:p text:style-name="P1">"AFILO",</text:p>
      <text:p text:style-name="P1">"AFLEO",</text:p>
      <text:p text:style-name="P1">"AFORO",</text:p>
      <text:p text:style-name="P1">"AFTER",</text:p>
      <text:p text:style-name="P1">"AFULA",</text:p>
      <text:p text:style-name="P1">"AGACE",</text:p>
      <text:p text:style-name="P1">"AGADA",</text:p>
      <text:p text:style-name="P1">"AGAMI",</text:p>
      <text:p text:style-name="P1">"AGAÑA",</text:p>
      <text:p text:style-name="P1">"AGAPE",</text:p>
      <text:p text:style-name="P1">"AGATA",</text:p>
      <text:p text:style-name="P1">"AGATA",</text:p>
      <text:p text:style-name="P1">"AGAVE",</text:p>
      <text:p text:style-name="P1">"AGNUS",</text:p>
      <text:p text:style-name="P1">"AGORA",</text:p>
      <text:p text:style-name="P1">"AGORA",</text:p>
      <text:p text:style-name="P1">"AGOTE",</text:p>
      <text:p text:style-name="P1">"AGRAS",</text:p>
      <text:p text:style-name="P1">"AGRAZ",</text:p>
      <text:p text:style-name="P1">"AGRIO",</text:p>
      <text:p text:style-name="P1">"AGROR",</text:p>
      <text:p text:style-name="P1">"AGUAI",</text:p>
      <text:p text:style-name="P1">"AGUAR",</text:p>
      <text:p text:style-name="P1">"AGUAS",</text:p>
      <text:p text:style-name="P1">"AGUAY",</text:p>
      <text:p text:style-name="P1">"AGUDO",</text:p>
      <text:p text:style-name="P1">"AGUDO",</text:p>
      <text:p text:style-name="P1">"AGUIN",</text:p>
      <text:p text:style-name="P1">"AGUJA",</text:p>
      <text:p text:style-name="P1">"AGUTI",</text:p>
      <text:p text:style-name="P1">"AHILO",</text:p>
      <text:p text:style-name="P1">"AHINA",</text:p>
      <text:p text:style-name="P1">"AHITO",</text:p>
      <text:p text:style-name="P1">"AHOGO",</text:p>
      <text:p text:style-name="P1">"AHORA",</text:p>
      <text:p text:style-name="P1">"AHVAZ",</text:p>
      <text:p text:style-name="P1">"AIMAR",</text:p>
      <text:p text:style-name="P1">"AIRAR",</text:p>
      <text:p text:style-name="P1">"AIRON",</text:p>
      <text:p text:style-name="P1">"AITOR",</text:p>
      <text:p text:style-name="P1"><text:soft-page-break/>"AJAJA",</text:p>
      <text:p text:style-name="P1">"AJEAR",</text:p>
      <text:p text:style-name="P1">"AJENO",</text:p>
      <text:p text:style-name="P1">"AJERO",</text:p>
      <text:p text:style-name="P1">"AJETE",</text:p>
      <text:p text:style-name="P1">"AJIPA",</text:p>
      <text:p text:style-name="P1">"AJITO",</text:p>
      <text:p text:style-name="P1">"AJLUN",</text:p>
      <text:p text:style-name="P1">"AJMER",</text:p>
      <text:p text:style-name="P1">"AJOBA",</text:p>
      <text:p text:style-name="P1">"AJOBO",</text:p>
      <text:p text:style-name="P1">"AJUAR",</text:p>
      <text:p text:style-name="P1">"AJUNO",</text:p>
      <text:p text:style-name="P1">"AKITA",</text:p>
      <text:p text:style-name="P1">"AKOLA",</text:p>
      <text:p text:style-name="P1">"AKRON",</text:p>
      <text:p text:style-name="P1">"AKYAB",</text:p>
      <text:p text:style-name="P1">"ALADO",</text:p>
      <text:p text:style-name="P1">"ALALA",</text:p>
      <text:p text:style-name="P1">"ALALE",</text:p>
      <text:p text:style-name="P1">"ALAMO",</text:p>
      <text:p text:style-name="P1">"ALAVA",</text:p>
      <text:p text:style-name="P1">"ALBOR",</text:p>
      <text:p text:style-name="P1">"ALBUM",</text:p>
      <text:p text:style-name="P1">"ALBUR",</text:p>
      <text:p text:style-name="P1">"ALCOR",</text:p>
      <text:p text:style-name="P1">"ALDEA",</text:p>
      <text:p text:style-name="P1">"ALDIS",</text:p>
      <text:p text:style-name="P1">"ALEAR",</text:p>
      <text:p text:style-name="P1">"ALEJA",</text:p>
      <text:p text:style-name="P1">"ALEJO",</text:p>
      <text:p text:style-name="P1">"ALELO",</text:p>
      <text:p text:style-name="P1">"ALEPO",</text:p>
      <text:p text:style-name="P1">"ALERO",</text:p>
      <text:p text:style-name="P1">"ALETA",</text:p>
      <text:p text:style-name="P1">"ALETA",</text:p>
      <text:p text:style-name="P1">"ALEVE",</text:p>
      <text:p text:style-name="P1">"ALEZO",</text:p>
      <text:p text:style-name="P1">"ALFAR",</text:p>
      <text:p text:style-name="P1">"ALFIL",</text:p>
      <text:p text:style-name="P1">"ALFIZ",</text:p>
      <text:p text:style-name="P1">"ALFOZ",</text:p>
      <text:p text:style-name="P1">"ALGAR",</text:p>
      <text:p text:style-name="P1">"ALGIA",</text:p>
      <text:p text:style-name="P1">"ALGUN",</text:p>
      <text:p text:style-name="P1">"ALIAR",</text:p>
      <text:p text:style-name="P1">"ALIAS",</text:p>
      <text:p text:style-name="P1">"ALINA",</text:p>
      <text:p text:style-name="P1"><text:soft-page-break/>"ALIÑO",</text:p>
      <text:p text:style-name="P1">"ALIOJ",</text:p>
      <text:p text:style-name="P1">"ALIRO",</text:p>
      <text:p text:style-name="P1">"ALITA",</text:p>
      <text:p text:style-name="P1">"ALMUD",</text:p>
      <text:p text:style-name="P1">"ALOFI",</text:p>
      <text:p text:style-name="P1">"ALOJA",</text:p>
      <text:p text:style-name="P1">"ALPES",</text:p>
      <text:p text:style-name="P1">"ALTAR",</text:p>
      <text:p text:style-name="P1">"ALTAR",</text:p>
      <text:p text:style-name="P1">"ALTIN",</text:p>
      <text:p text:style-name="P1">"ALVEO",</text:p>
      <text:p text:style-name="P1">"ALZAR",</text:p>
      <text:p text:style-name="P1">"AMADA",</text:p>
      <text:p text:style-name="P1">"AMADO",</text:p>
      <text:p text:style-name="P1">"AMBAR",</text:p>
      <text:p text:style-name="P1">"AMBAR",</text:p>
      <text:p text:style-name="P1">"AMENO",</text:p>
      <text:p text:style-name="P1">"AMERO",</text:p>
      <text:p text:style-name="P1">"AMIDA",</text:p>
      <text:p text:style-name="P1">"AMIGA",</text:p>
      <text:p text:style-name="P1">"AMIGO",</text:p>
      <text:p text:style-name="P1">"AMINA",</text:p>
      <text:p text:style-name="P1">"AMITO",</text:p>
      <text:p text:style-name="P1">"AMMAN",</text:p>
      <text:p text:style-name="P1">"AMORA",</text:p>
      <text:p text:style-name="P1">"AMUCA",</text:p>
      <text:p text:style-name="P1">"AMURA",</text:p>
      <text:p text:style-name="P1">"ANABA",</text:p>
      <text:p text:style-name="P1">"ANACO",</text:p>
      <text:p text:style-name="P1">"AÑADA",</text:p>
      <text:p text:style-name="P1">"ANAFE",</text:p>
      <text:p text:style-name="P1">"ANAHI",</text:p>
      <text:p text:style-name="P1">"ANAID",</text:p>
      <text:p text:style-name="P1">"ANANA",</text:p>
      <text:p text:style-name="P1">"ANCIA",</text:p>
      <text:p text:style-name="P1">"ANCLA",</text:p>
      <text:p text:style-name="P1">"ANCON",</text:p>
      <text:p text:style-name="P1">"ANCOR",</text:p>
      <text:p text:style-name="P1">"ANCUD",</text:p>
      <text:p text:style-name="P1">"ANDAR",</text:p>
      <text:p text:style-name="P1">"ANDEN",</text:p>
      <text:p text:style-name="P1">"ANDRE",</text:p>
      <text:p text:style-name="P1">"ANDRO",</text:p>
      <text:p text:style-name="P1">"ANEAR",</text:p>
      <text:p text:style-name="P1">"AÑEJO",</text:p>
      <text:p text:style-name="P1">"ANEJO",</text:p>
      <text:p text:style-name="P1">"AÑERO",</text:p>
      <text:p text:style-name="P1"><text:soft-page-break/>"ANEXO",</text:p>
      <text:p text:style-name="P1">"ANGEL",</text:p>
      <text:p text:style-name="P1">"ANGLO",</text:p>
      <text:p text:style-name="P1">"ANGOL",</text:p>
      <text:p text:style-name="P1">"AÑICO",</text:p>
      <text:p text:style-name="P1">"ANIMA",</text:p>
      <text:p text:style-name="P1">"ANIMO",</text:p>
      <text:p text:style-name="P1">"AÑINO",</text:p>
      <text:p text:style-name="P1">"ANION",</text:p>
      <text:p text:style-name="P1">"ANITA",</text:p>
      <text:p text:style-name="P1">"AÑOJO",</text:p>
      <text:p text:style-name="P1">"AÑOSO",</text:p>
      <text:p text:style-name="P1">"ANSAR",</text:p>
      <text:p text:style-name="P1">"ANTAR",</text:p>
      <text:p text:style-name="P1">"ANTES",</text:p>
      <text:p text:style-name="P1">"ANTRO",</text:p>
      <text:p text:style-name="P1">"ANUAL",</text:p>
      <text:p text:style-name="P1">"ANURO",</text:p>
      <text:p text:style-name="P1">"AOJAR",</text:p>
      <text:p text:style-name="P1">"AORTA",</text:p>
      <text:p text:style-name="P1">"AOVAR",</text:p>
      <text:p text:style-name="P1">"APEAR",</text:p>
      <text:p text:style-name="P1">"APEGO",</text:p>
      <text:p text:style-name="P1">"APERO",</text:p>
      <text:p text:style-name="P1">"APICE",</text:p>
      <text:p text:style-name="P1">"APNEA",</text:p>
      <text:p text:style-name="P1">"APODO",</text:p>
      <text:p text:style-name="P1">"APODO",</text:p>
      <text:p text:style-name="P1">"APOLO",</text:p>
      <text:p text:style-name="P1">"APOYO",</text:p>
      <text:p text:style-name="P1">"APTAR",</text:p>
      <text:p text:style-name="P1">"APURE",</text:p>
      <text:p text:style-name="P1">"APURE",</text:p>
      <text:p text:style-name="P1">"APURO",</text:p>
      <text:p text:style-name="P1">"AQABA",</text:p>
      <text:p text:style-name="P1">"ARABE",</text:p>
      <text:p text:style-name="P1">"ARADO",</text:p>
      <text:p text:style-name="P1">"ARAÑA",</text:p>
      <text:p text:style-name="P1">"ARAVA",</text:p>
      <text:p text:style-name="P1">"ARAZA",</text:p>
      <text:p text:style-name="P1">"ARBIL",</text:p>
      <text:p text:style-name="P1">"ARBOL",</text:p>
      <text:p text:style-name="P1">"ARBOL",</text:p>
      <text:p text:style-name="P1">"ARCAR",</text:p>
      <text:p text:style-name="P1">"ARCEN",</text:p>
      <text:p text:style-name="P1">"ARCHI",</text:p>
      <text:p text:style-name="P1">"ARDER",</text:p>
      <text:p text:style-name="P1">"ARDID",</text:p>
      <text:p text:style-name="P1"><text:soft-page-break/>"ARDOR",</text:p>
      <text:p text:style-name="P1">"ARDUO",</text:p>
      <text:p text:style-name="P1">"ARELI",</text:p>
      <text:p text:style-name="P1">"AREMI",</text:p>
      <text:p text:style-name="P1">"ARENA",</text:p>
      <text:p text:style-name="P1">"AREPA",</text:p>
      <text:p text:style-name="P1">"ARETE",</text:p>
      <text:p text:style-name="P1">"ARFAR",</text:p>
      <text:p text:style-name="P1">"ARGEL",</text:p>
      <text:p text:style-name="P1">"ARGEL",</text:p>
      <text:p text:style-name="P1">"ARGON",</text:p>
      <text:p text:style-name="P1">"ARGOS",</text:p>
      <text:p text:style-name="P1">"ARGOT",</text:p>
      <text:p text:style-name="P1">"ARHUS",</text:p>
      <text:p text:style-name="P1">"ARICA",</text:p>
      <text:p text:style-name="P1">"ARIDO",</text:p>
      <text:p text:style-name="P1">"ARIEL",</text:p>
      <text:p text:style-name="P1">"ARIPO",</text:p>
      <text:p text:style-name="P1">"ARLAR",</text:p>
      <text:p text:style-name="P1">"ARLIN",</text:p>
      <text:p text:style-name="P1">"ARMAR",</text:p>
      <text:p text:style-name="P1">"ARMAS",</text:p>
      <text:p text:style-name="P1">"ARNES",</text:p>
      <text:p text:style-name="P1">"ARNIS",</text:p>
      <text:p text:style-name="P1">"AROMA",</text:p>
      <text:p text:style-name="P1">"AROMO",</text:p>
      <text:p text:style-name="P1">"ARPAR",</text:p>
      <text:p text:style-name="P1">"ARPON",</text:p>
      <text:p text:style-name="P1">"ARROZ",</text:p>
      <text:p text:style-name="P1">"ARUBA",</text:p>
      <text:p text:style-name="P1">"ARVIT",</text:p>
      <text:p text:style-name="P1">"ARZON",</text:p>
      <text:p text:style-name="P1">"ASADO",</text:p>
      <text:p text:style-name="P1">"ASAEL",</text:p>
      <text:p text:style-name="P1">"ASALE",</text:p>
      <text:p text:style-name="P1">"ASCII",</text:p>
      <text:p text:style-name="P1">"ASCUA",</text:p>
      <text:p text:style-name="P1">"ASEAR",</text:p>
      <text:p text:style-name="P1">"ASERA",</text:p>
      <text:p text:style-name="P1">"ASILO",</text:p>
      <text:p text:style-name="P1">"ASMAR",</text:p>
      <text:p text:style-name="P1">"ASNAL",</text:p>
      <text:p text:style-name="P1">"ASPAR",</text:p>
      <text:p text:style-name="P1">"ASTER",</text:p>
      <text:p text:style-name="P1">"ASTIL",</text:p>
      <text:p text:style-name="P1">"ASTRO",</text:p>
      <text:p text:style-name="P1">"ASTUR",</text:p>
      <text:p text:style-name="P1">"ASUAN",</text:p>
      <text:p text:style-name="P1"><text:soft-page-break/>"ASUSO",</text:p>
      <text:p text:style-name="P1">"ASYÛT",</text:p>
      <text:p text:style-name="P1">"ATADO",</text:p>
      <text:p text:style-name="P1">"ATAJO",</text:p>
      <text:p text:style-name="P1">"ATARA",</text:p>
      <text:p text:style-name="P1">"ATAUD",</text:p>
      <text:p text:style-name="P1">"ATICA",</text:p>
      <text:p text:style-name="P1">"ATICO",</text:p>
      <text:p text:style-name="P1">"ATIVA",</text:p>
      <text:p text:style-name="P1">"ATIVO",</text:p>
      <text:p text:style-name="P1">"ATLAS",</text:p>
      <text:p text:style-name="P1">"ATLAS",</text:p>
      <text:p text:style-name="P1">"ATOAR",</text:p>
      <text:p text:style-name="P1">"ATOLE",</text:p>
      <text:p text:style-name="P1">"ATOMO",</text:p>
      <text:p text:style-name="P1">"ATONO",</text:p>
      <text:p text:style-name="P1">"ATORO",</text:p>
      <text:p text:style-name="P1">"ATRAS",</text:p>
      <text:p text:style-name="P1">"ATREO",</text:p>
      <text:p text:style-name="P1">"ATRIL",</text:p>
      <text:p text:style-name="P1">"ATRIO",</text:p>
      <text:p text:style-name="P1">"ATROZ",</text:p>
      <text:p text:style-name="P1">"ATUNA",</text:p>
      <text:p text:style-name="P1">"AUDAZ",</text:p>
      <text:p text:style-name="P1">"AUDRA",</text:p>
      <text:p text:style-name="P1">"AUGUR",</text:p>
      <text:p text:style-name="P1">"AUNAR",</text:p>
      <text:p text:style-name="P1">"AUPAR",</text:p>
      <text:p text:style-name="P1">"AUREA",</text:p>
      <text:p text:style-name="P1">"AUREO",</text:p>
      <text:p text:style-name="P1">"AUTOR",</text:p>
      <text:p text:style-name="P1">"AVARO",</text:p>
      <text:p text:style-name="P1">"AVARO",</text:p>
      <text:p text:style-name="P1">"AVENA",</text:p>
      <text:p text:style-name="P1">"AVERA",</text:p>
      <text:p text:style-name="P1">"AVIAR",</text:p>
      <text:p text:style-name="P1">"AVIDO",</text:p>
      <text:p text:style-name="P1">"AVILA",</text:p>
      <text:p text:style-name="P1">"AVINU",</text:p>
      <text:p text:style-name="P1">"AVION",</text:p>
      <text:p text:style-name="P1">"AVISO",</text:p>
      <text:p text:style-name="P1">"AVODA",</text:p>
      <text:p text:style-name="P1">"AXILA",</text:p>
      <text:p text:style-name="P1">"AXION",</text:p>
      <text:p text:style-name="P1">"AYDIN",</text:p>
      <text:p text:style-name="P1">"AYEAR",</text:p>
      <text:p text:style-name="P1">"AYEBO",</text:p>
      <text:p text:style-name="P1">"AYORA",</text:p>
      <text:p text:style-name="P1"><text:soft-page-break/>"AYOTE",</text:p>
      <text:p text:style-name="P1">"AYUDA",</text:p>
      <text:p text:style-name="P1">"AYUNO",</text:p>
      <text:p text:style-name="P1">"AYUSO",</text:p>
      <text:p text:style-name="P1">"AZADA",</text:p>
      <text:p text:style-name="P1">"AZAEL",</text:p>
      <text:p text:style-name="P1">"AZALA",</text:p>
      <text:p text:style-name="P1">"AZANO",</text:p>
      <text:p text:style-name="P1">"AZAPE",</text:p>
      <text:p text:style-name="P1">"AZERI",</text:p>
      <text:p text:style-name="P1">"AZOAR",</text:p>
      <text:p text:style-name="P1">"AZORA",</text:p>
      <text:p text:style-name="P1">"AZOTE",</text:p>
      <text:p text:style-name="P1">"AZTOR",</text:p>
      <text:p text:style-name="P1">"BABEL",</text:p>
      <text:p text:style-name="P1">"BABEO",</text:p>
      <text:p text:style-name="P1">"BABIA",</text:p>
      <text:p text:style-name="P1">"BABLE",</text:p>
      <text:p text:style-name="P1">"BABOR",</text:p>
      <text:p text:style-name="P1">"BACAL",</text:p>
      <text:p text:style-name="P1">"BACAN",</text:p>
      <text:p text:style-name="P1">"BACĂU",</text:p>
      <text:p text:style-name="P1">"BACHA",</text:p>
      <text:p text:style-name="P1">"BACHE",</text:p>
      <text:p text:style-name="P1">"BACHU",</text:p>
      <text:p text:style-name="P1">"BACIA",</text:p>
      <text:p text:style-name="P1">"BACIN",</text:p>
      <text:p text:style-name="P1">"BACON",</text:p>
      <text:p text:style-name="P1">"BADEN",</text:p>
      <text:p text:style-name="P1">"BADIL",</text:p>
      <text:p text:style-name="P1">"BAFLE",</text:p>
      <text:p text:style-name="P1">"BAGAR",</text:p>
      <text:p text:style-name="P1">"BAGRE",</text:p>
      <text:p text:style-name="P1">"BAHAI",</text:p>
      <text:p text:style-name="P1">"BAHIA",</text:p>
      <text:p text:style-name="P1">"BAHIA",</text:p>
      <text:p text:style-name="P1">"BAICO",</text:p>
      <text:p text:style-name="P1">"BAIFO",</text:p>
      <text:p text:style-name="P1">"BAILE",</text:p>
      <text:p text:style-name="P1">"BAJAR",</text:p>
      <text:p text:style-name="P1">"BAJEL",</text:p>
      <text:p text:style-name="P1">"BAJON",</text:p>
      <text:p text:style-name="P1">"BALAJ",</text:p>
      <text:p text:style-name="P1">"BALAR",</text:p>
      <text:p text:style-name="P1">"BALAY",</text:p>
      <text:p text:style-name="P1">"BALDE",</text:p>
      <text:p text:style-name="P1">"BALDO",</text:p>
      <text:p text:style-name="P1">"BALON",</text:p>
      <text:p text:style-name="P1"><text:soft-page-break/>"BALSA",</text:p>
      <text:p text:style-name="P1">"BALUZ",</text:p>
      <text:p text:style-name="P1">"BAMBU",</text:p>
      <text:p text:style-name="P1">"BANAL",</text:p>
      <text:p text:style-name="P1">"BAÑAR",</text:p>
      <text:p text:style-name="P1">"BANCA",</text:p>
      <text:p text:style-name="P1">"BANCO",</text:p>
      <text:p text:style-name="P1">"BANDA",</text:p>
      <text:p text:style-name="P1">"BANDO",</text:p>
      <text:p text:style-name="P1">"BANEO",</text:p>
      <text:p text:style-name="P1">"BANIR",</text:p>
      <text:p text:style-name="P1">"BANTU",</text:p>
      <text:p text:style-name="P1">"BANYO",</text:p>
      <text:p text:style-name="P1">"BANZO",</text:p>
      <text:p text:style-name="P1">"BARBA",</text:p>
      <text:p text:style-name="P1">"BARCA",</text:p>
      <text:p text:style-name="P1">"BARCO",</text:p>
      <text:p text:style-name="P1">"BARDA",</text:p>
      <text:p text:style-name="P1">"BARDO",</text:p>
      <text:p text:style-name="P1">"BARIO",</text:p>
      <text:p text:style-name="P1">"BARON",</text:p>
      <text:p text:style-name="P1">"BARRA",</text:p>
      <text:p text:style-name="P1">"BARRO",</text:p>
      <text:p text:style-name="P1">"BARSA",</text:p>
      <text:p text:style-name="P1">"BARZA",</text:p>
      <text:p text:style-name="P1">"BASAL",</text:p>
      <text:p text:style-name="P1">"BASAR",</text:p>
      <text:p text:style-name="P1">"BASCA",</text:p>
      <text:p text:style-name="P1">"BASNA",</text:p>
      <text:p text:style-name="P1">"BASTA",</text:p>
      <text:p text:style-name="P1">"BASTO",</text:p>
      <text:p text:style-name="P1">"BATAN",</text:p>
      <text:p text:style-name="P1">"BATEY",</text:p>
      <text:p text:style-name="P1">"BATIR",</text:p>
      <text:p text:style-name="P1">"BATON",</text:p>
      <text:p text:style-name="P1">"BAUDA",</text:p>
      <text:p text:style-name="P1">"BAZAR",</text:p>
      <text:p text:style-name="P1">"BEATA",</text:p>
      <text:p text:style-name="P1">"BEATO",</text:p>
      <text:p text:style-name="P1">"BEATO",</text:p>
      <text:p text:style-name="P1">"BEBER",</text:p>
      <text:p text:style-name="P1">"BECAR",</text:p>
      <text:p text:style-name="P1">"BEDEL",</text:p>
      <text:p text:style-name="P1">"BEFAR",</text:p>
      <text:p text:style-name="P1">"BEJIN",</text:p>
      <text:p text:style-name="P1">"BELAU",</text:p>
      <text:p text:style-name="P1">"BELEM",</text:p>
      <text:p text:style-name="P1">"BELEN",</text:p>
      <text:p text:style-name="P1"><text:soft-page-break/>"BELEN",</text:p>
      <text:p text:style-name="P1">"BELFO",</text:p>
      <text:p text:style-name="P1">"BELGA",</text:p>
      <text:p text:style-name="P1">"BELIO",</text:p>
      <text:p text:style-name="P1">"BELLO",</text:p>
      <text:p text:style-name="P1">"BEMBA",</text:p>
      <text:p text:style-name="P1">"BEMOL",</text:p>
      <text:p text:style-name="P1">"BENER",</text:p>
      <text:p text:style-name="P1">"BENIN",</text:p>
      <text:p text:style-name="P1">"BENON",</text:p>
      <text:p text:style-name="P1">"BENTO",</text:p>
      <text:p text:style-name="P1">"BENXI",</text:p>
      <text:p text:style-name="P1">"BEODO",</text:p>
      <text:p text:style-name="P1">"BEQUE",</text:p>
      <text:p text:style-name="P1">"BERMA",</text:p>
      <text:p text:style-name="P1">"BERNA",</text:p>
      <text:p text:style-name="P1">"BERRO",</text:p>
      <text:p text:style-name="P1">"BERTA",</text:p>
      <text:p text:style-name="P1">"BESAR",</text:p>
      <text:p text:style-name="P1">"BETUN",</text:p>
      <text:p text:style-name="P1">"BICHA",</text:p>
      <text:p text:style-name="P1">"BICHO",</text:p>
      <text:p text:style-name="P1">"BIDET",</text:p>
      <text:p text:style-name="P1">"BIDON",</text:p>
      <text:p text:style-name="P1">"BIELA",</text:p>
      <text:p text:style-name="P1">"BIEZO",</text:p>
      <text:p text:style-name="P1">"BIFAZ",</text:p>
      <text:p text:style-name="P1">"BILIS",</text:p>
      <text:p text:style-name="P1">"BINAR",</text:p>
      <text:p text:style-name="P1">"BINGO",</text:p>
      <text:p text:style-name="P1">"BINZA",</text:p>
      <text:p text:style-name="P1">"BIOMA",</text:p>
      <text:p text:style-name="P1">"BIOTA",</text:p>
      <text:p text:style-name="P1">"BIRRA",</text:p>
      <text:p text:style-name="P1">"BISAR",</text:p>
      <text:p text:style-name="P1">"BISEL",</text:p>
      <text:p text:style-name="P1">"BISTE",</text:p>
      <text:p text:style-name="P1">"BITAR",</text:p>
      <text:p text:style-name="P1">"BIZCO",</text:p>
      <text:p text:style-name="P1">"BLADA",</text:p>
      <text:p text:style-name="P1">"BLAGO",</text:p>
      <text:p text:style-name="P1">"BLASA",</text:p>
      <text:p text:style-name="P1">"BLIDA",</text:p>
      <text:p text:style-name="P1">"BLITZ",</text:p>
      <text:p text:style-name="P1">"BLUES",</text:p>
      <text:p text:style-name="P1">"BLUFF",</text:p>
      <text:p text:style-name="P1">"BLUSA",</text:p>
      <text:p text:style-name="P1">"BOATO",</text:p>
      <text:p text:style-name="P1"><text:soft-page-break/>"BOBOX",</text:p>
      <text:p text:style-name="P1">"BOCEL",</text:p>
      <text:p text:style-name="P1">"BOCHA",</text:p>
      <text:p text:style-name="P1">"BOCHE",</text:p>
      <text:p text:style-name="P1">"BOCIO",</text:p>
      <text:p text:style-name="P1">"BOCOL",</text:p>
      <text:p text:style-name="P1">"BOCON",</text:p>
      <text:p text:style-name="P1">"BOGAR",</text:p>
      <text:p text:style-name="P1">"BOGEY",</text:p>
      <text:p text:style-name="P1">"BOGOR",</text:p>
      <text:p text:style-name="P1">"BOHIO",</text:p>
      <text:p text:style-name="P1">"BOINA",</text:p>
      <text:p text:style-name="P1">"BOJAR",</text:p>
      <text:p text:style-name="P1">"BOKEH",</text:p>
      <text:p text:style-name="P1">"BOLDO",</text:p>
      <text:p text:style-name="P1">"BOLLA",</text:p>
      <text:p text:style-name="P1">"BOLLO",</text:p>
      <text:p text:style-name="P1">"BOLSA",</text:p>
      <text:p text:style-name="P1">"BOLSO",</text:p>
      <text:p text:style-name="P1">"BOMBA",</text:p>
      <text:p text:style-name="P1">"BONDI",</text:p>
      <text:p text:style-name="P1">"BONGO",</text:p>
      <text:p text:style-name="P1">"BONGO",</text:p>
      <text:p text:style-name="P1">"BONNY",</text:p>
      <text:p text:style-name="P1">"BONZO",</text:p>
      <text:p text:style-name="P1">"BOQUI",</text:p>
      <text:p text:style-name="P1">"BORAX",</text:p>
      <text:p text:style-name="P1">"BORDA",</text:p>
      <text:p text:style-name="P1">"BORDE",</text:p>
      <text:p text:style-name="P1">"BORDO",</text:p>
      <text:p text:style-name="P1">"BORIS",</text:p>
      <text:p text:style-name="P1">"BORLA",</text:p>
      <text:p text:style-name="P1">"BOSON",</text:p>
      <text:p text:style-name="P1">"BOSRA",</text:p>
      <text:p text:style-name="P1">"BOSTA",</text:p>
      <text:p text:style-name="P1">"BOTAL",</text:p>
      <text:p text:style-name="P1">"BOTAR",</text:p>
      <text:p text:style-name="P1">"BOTIN",</text:p>
      <text:p text:style-name="P1">"BOTON",</text:p>
      <text:p text:style-name="P1">"BOXEO",</text:p>
      <text:p text:style-name="P1">"BOXER",</text:p>
      <text:p text:style-name="P1">"BOYAR",</text:p>
      <text:p text:style-name="P1">"BRAGA",</text:p>
      <text:p text:style-name="P1">"BRAGA",</text:p>
      <text:p text:style-name="P1">"BRAÑA",</text:p>
      <text:p text:style-name="P1">"BRASA",</text:p>
      <text:p text:style-name="P1">"BRAVO",</text:p>
      <text:p text:style-name="P1">"BRAZA",</text:p>
      <text:p text:style-name="P1"><text:soft-page-break/>"BRAZO",</text:p>
      <text:p text:style-name="P1">"BREAK",</text:p>
      <text:p text:style-name="P1">"BREAR",</text:p>
      <text:p text:style-name="P1">"BRECA",</text:p>
      <text:p text:style-name="P1">"BREDA",</text:p>
      <text:p text:style-name="P1">"BREÑA",</text:p>
      <text:p text:style-name="P1">"BREST",</text:p>
      <text:p text:style-name="P1">"BREVA",</text:p>
      <text:p text:style-name="P1">"BREVE",</text:p>
      <text:p text:style-name="P1">"BREZO",</text:p>
      <text:p text:style-name="P1">"BRIBA",</text:p>
      <text:p text:style-name="P1">"BRIDA",</text:p>
      <text:p text:style-name="P1">"BRIOL",</text:p>
      <text:p text:style-name="P1">"BRISA",</text:p>
      <text:p text:style-name="P1">"BRISA",</text:p>
      <text:p text:style-name="P1">"BRIZO",</text:p>
      <text:p text:style-name="P1">"BROMA",</text:p>
      <text:p text:style-name="P1">"BROMO",</text:p>
      <text:p text:style-name="P1">"BROTE",</text:p>
      <text:p text:style-name="P1">"BROZA",</text:p>
      <text:p text:style-name="P1">"BRUJA",</text:p>
      <text:p text:style-name="P1">"BRUJO",</text:p>
      <text:p text:style-name="P1">"BRUMA",</text:p>
      <text:p text:style-name="P1">"BRUNO",</text:p>
      <text:p text:style-name="P1">"BRUTO",</text:p>
      <text:p text:style-name="P1">"BRUZA",</text:p>
      <text:p text:style-name="P1">"BUCHE",</text:p>
      <text:p text:style-name="P1">"BUCLE",</text:p>
      <text:p text:style-name="P1">"BUENO",</text:p>
      <text:p text:style-name="P1">"BUFAR",</text:p>
      <text:p text:style-name="P1">"BUFET",</text:p>
      <text:p text:style-name="P1">"BUFON",</text:p>
      <text:p text:style-name="P1">"BUJIA",</text:p>
      <text:p text:style-name="P1">"BULAR",</text:p>
      <text:p text:style-name="P1">"BULBO",</text:p>
      <text:p text:style-name="P1">"BULIN",</text:p>
      <text:p text:style-name="P1">"BULLA",</text:p>
      <text:p text:style-name="P1">"BULTO",</text:p>
      <text:p text:style-name="P1">"BUQUE",</text:p>
      <text:p text:style-name="P1">"BURDA",</text:p>
      <text:p text:style-name="P1">"BURDO",</text:p>
      <text:p text:style-name="P1">"BUREL",</text:p>
      <text:p text:style-name="P1">"BURIL",</text:p>
      <text:p text:style-name="P1">"BURIL",</text:p>
      <text:p text:style-name="P1">"BURKA",</text:p>
      <text:p text:style-name="P1">"BURLA",</text:p>
      <text:p text:style-name="P1">"BURQA",</text:p>
      <text:p text:style-name="P1">"BURRA",</text:p>
      <text:p text:style-name="P1"><text:soft-page-break/>"BURRO",</text:p>
      <text:p text:style-name="P1">"BURSA",</text:p>
      <text:p text:style-name="P1">"BUSAN",</text:p>
      <text:p text:style-name="P1">"BUSCA",</text:p>
      <text:p text:style-name="P1">"BUSCO",</text:p>
      <text:p text:style-name="P1">"BUSNO",</text:p>
      <text:p text:style-name="P1">"BUSTO",</text:p>
      <text:p text:style-name="P1">"BUTAN",</text:p>
      <text:p text:style-name="P1">"BUZAR",</text:p>
      <text:p text:style-name="P1">"BUZON",</text:p>
      <text:p text:style-name="P1">"BYTIN",</text:p>
      <text:p text:style-name="P1">"BYTOM",</text:p>
      <text:p text:style-name="P1">"CABAL",</text:p>
      <text:p text:style-name="P1">"CABER",</text:p>
      <text:p text:style-name="P1">"CABIS",</text:p>
      <text:p text:style-name="P1">"CABLE",</text:p>
      <text:p text:style-name="P1">"CABRA",</text:p>
      <text:p text:style-name="P1">"CABRA",</text:p>
      <text:p text:style-name="P1">"CABRO",</text:p>
      <text:p text:style-name="P1">"CACAO",</text:p>
      <text:p text:style-name="P1">"CACHA",</text:p>
      <text:p text:style-name="P1">"CACHA",</text:p>
      <text:p text:style-name="P1">"CACHO",</text:p>
      <text:p text:style-name="P1">"CACHU",</text:p>
      <text:p text:style-name="P1">"CACLE",</text:p>
      <text:p text:style-name="P1">"CADIZ",</text:p>
      <text:p text:style-name="P1">"CADMO",</text:p>
      <text:p text:style-name="P1">"CAFRE",</text:p>
      <text:p text:style-name="P1">"CAGAR",</text:p>
      <text:p text:style-name="P1">"CAGON",</text:p>
      <text:p text:style-name="P1">"CAGUE",</text:p>
      <text:p text:style-name="P1">"CAIDA",</text:p>
      <text:p text:style-name="P1">"CAIRO",</text:p>
      <text:p text:style-name="P1">"CAITA",</text:p>
      <text:p text:style-name="P1">"CAITE",</text:p>
      <text:p text:style-name="P1">"CAITO",</text:p>
      <text:p text:style-name="P1">"CAJON",</text:p>
      <text:p text:style-name="P1">"CALAR",</text:p>
      <text:p text:style-name="P1">"CALCO",</text:p>
      <text:p text:style-name="P1">"CALDA",</text:p>
      <text:p text:style-name="P1">"CALDO",</text:p>
      <text:p text:style-name="P1">"CALIZ",</text:p>
      <text:p text:style-name="P1">"CALIZ",</text:p>
      <text:p text:style-name="P1">"CALLE",</text:p>
      <text:p text:style-name="P1">"CALLO",</text:p>
      <text:p text:style-name="P1">"CALMA",</text:p>
      <text:p text:style-name="P1">"CALOR",</text:p>
      <text:p text:style-name="P1">"CALVA",</text:p>
      <text:p text:style-name="P1"><text:soft-page-break/>"CALVO",</text:p>
      <text:p text:style-name="P1">"CALZA",</text:p>
      <text:p text:style-name="P1">"CAMAL",</text:p>
      <text:p text:style-name="P1">"CAMBA",</text:p>
      <text:p text:style-name="P1">"CAMEO",</text:p>
      <text:p text:style-name="P1">"CAMPA",</text:p>
      <text:p text:style-name="P1">"CAMPO",</text:p>
      <text:p text:style-name="P1">"CANAL",</text:p>
      <text:p text:style-name="P1">"CAÑAR",</text:p>
      <text:p text:style-name="P1">"CANCO",</text:p>
      <text:p text:style-name="P1">"CANEY",</text:p>
      <text:p text:style-name="P1">"CANJA",</text:p>
      <text:p text:style-name="P1">"CANJE",</text:p>
      <text:p text:style-name="P1">"CANOA",</text:p>
      <text:p text:style-name="P1">"CANON",</text:p>
      <text:p text:style-name="P1">"CAÑON",</text:p>
      <text:p text:style-name="P1">"CANTE",</text:p>
      <text:p text:style-name="P1">"CANTO",</text:p>
      <text:p text:style-name="P1">"CAOBA",</text:p>
      <text:p text:style-name="P1">"CAPAR",</text:p>
      <text:p text:style-name="P1">"CAPAZ",</text:p>
      <text:p text:style-name="P1">"CAQUI",</text:p>
      <text:p text:style-name="P1">"CARAU",</text:p>
      <text:p text:style-name="P1">"CARAY",</text:p>
      <text:p text:style-name="P1">"CARCA",</text:p>
      <text:p text:style-name="P1">"CARDA",</text:p>
      <text:p text:style-name="P1">"CARDO",</text:p>
      <text:p text:style-name="P1">"CAREY",</text:p>
      <text:p text:style-name="P1">"CARGA",</text:p>
      <text:p text:style-name="P1">"CARGO",</text:p>
      <text:p text:style-name="P1">"CARLA",</text:p>
      <text:p text:style-name="P1">"CARNE",</text:p>
      <text:p text:style-name="P1">"CARNE",</text:p>
      <text:p text:style-name="P1">"CARON",</text:p>
      <text:p text:style-name="P1">"CARPA",</text:p>
      <text:p text:style-name="P1">"CARRO",</text:p>
      <text:p text:style-name="P1">"CARTA",</text:p>
      <text:p text:style-name="P1">"CASAL",</text:p>
      <text:p text:style-name="P1">"CASAR",</text:p>
      <text:p text:style-name="P1">"CASCO",</text:p>
      <text:p text:style-name="P1">"CASPA",</text:p>
      <text:p text:style-name="P1">"CASTA",</text:p>
      <text:p text:style-name="P1">"CASTO",</text:p>
      <text:p text:style-name="P1">"CATAE",</text:p>
      <text:p text:style-name="P1">"CATAR",</text:p>
      <text:p text:style-name="P1">"CATAR",</text:p>
      <text:p text:style-name="P1">"CATEO",</text:p>
      <text:p text:style-name="P1">"CATRE",</text:p>
      <text:p text:style-name="P1"><text:soft-page-break/>"CAUCA",</text:p>
      <text:p text:style-name="P1">"CAUCA",</text:p>
      <text:p text:style-name="P1">"CAUCE",</text:p>
      <text:p text:style-name="P1">"CAUSA",</text:p>
      <text:p text:style-name="P1">"CAUTO",</text:p>
      <text:p text:style-name="P1">"CAVAR",</text:p>
      <text:p text:style-name="P1">"CAZAR",</text:p>
      <text:p text:style-name="P1">"CEBAR",</text:p>
      <text:p text:style-name="P1">"CEBRA",</text:p>
      <text:p text:style-name="P1">"CECAL",</text:p>
      <text:p text:style-name="P1">"CECEO",</text:p>
      <text:p text:style-name="P1">"CEDER",</text:p>
      <text:p text:style-name="P1">"CEDRO",</text:p>
      <text:p text:style-name="P1">"CEFAS",</text:p>
      <text:p text:style-name="P1">"CEGAR",</text:p>
      <text:p text:style-name="P1">"CEGRI",</text:p>
      <text:p text:style-name="P1">"CEIBA",</text:p>
      <text:p text:style-name="P1">"CEIBO",</text:p>
      <text:p text:style-name="P1">"CEJAR",</text:p>
      <text:p text:style-name="P1">"CELAR",</text:p>
      <text:p text:style-name="P1">"CELDA",</text:p>
      <text:p text:style-name="P1">"CELIA",</text:p>
      <text:p text:style-name="P1">"CELOS",</text:p>
      <text:p text:style-name="P1">"CELSO",</text:p>
      <text:p text:style-name="P1">"CELTA",</text:p>
      <text:p text:style-name="P1">"CEMIE",</text:p>
      <text:p text:style-name="P1">"CENAR",</text:p>
      <text:p text:style-name="P1">"CEÑAR",</text:p>
      <text:p text:style-name="P1">"CEÑIR",</text:p>
      <text:p text:style-name="P1">"CENIT",</text:p>
      <text:p text:style-name="P1">"CENIT",</text:p>
      <text:p text:style-name="P1">"CENSO",</text:p>
      <text:p text:style-name="P1">"CENTI",</text:p>
      <text:p text:style-name="P1">"CEQUI",</text:p>
      <text:p text:style-name="P1">"CERCA",</text:p>
      <text:p text:style-name="P1">"CERCO",</text:p>
      <text:p text:style-name="P1">"CERDA",</text:p>
      <text:p text:style-name="P1">"CERDO",</text:p>
      <text:p text:style-name="P1">"CERES",</text:p>
      <text:p text:style-name="P1">"CERIO",</text:p>
      <text:p text:style-name="P1">"CERRO",</text:p>
      <text:p text:style-name="P1">"CESAR",</text:p>
      <text:p text:style-name="P1">"CESAR",</text:p>
      <text:p text:style-name="P1">"CESAR",</text:p>
      <text:p text:style-name="P1">"CESAR",</text:p>
      <text:p text:style-name="P1">"CESIO",</text:p>
      <text:p text:style-name="P1">"CESTA",</text:p>
      <text:p text:style-name="P1">"CESTO",</text:p>
      <text:p text:style-name="P1"><text:soft-page-break/>"CETRA",</text:p>
      <text:p text:style-name="P1">"CETRO",</text:p>
      <text:p text:style-name="P1">"CEUTA",</text:p>
      <text:p text:style-name="P1">"CEUTI",</text:p>
      <text:p text:style-name="P1">"CEUTI",</text:p>
      <text:p text:style-name="P1">"CHACO",</text:p>
      <text:p text:style-name="P1">"CHACO",</text:p>
      <text:p text:style-name="P1">"CHAFA",</text:p>
      <text:p text:style-name="P1">"CHAJA",</text:p>
      <text:p text:style-name="P1">"CHALA",</text:p>
      <text:p text:style-name="P1">"CHALE",</text:p>
      <text:p text:style-name="P1">"CHAMO",</text:p>
      <text:p text:style-name="P1">"CHAÑA",</text:p>
      <text:p text:style-name="P1">"CHANA",</text:p>
      <text:p text:style-name="P1">"CHANO",</text:p>
      <text:p text:style-name="P1">"CHANO",</text:p>
      <text:p text:style-name="P1">"CHAPA",</text:p>
      <text:p text:style-name="P1">"CHAPE",</text:p>
      <text:p text:style-name="P1">"CHAPE",</text:p>
      <text:p text:style-name="P1">"CHATO",</text:p>
      <text:p text:style-name="P1">"CHAVA",</text:p>
      <text:p text:style-name="P1">"CHAVE",</text:p>
      <text:p text:style-name="P1">"CHAVO",</text:p>
      <text:p text:style-name="P1">"CHAVO",</text:p>
      <text:p text:style-name="P1">"CHECO",</text:p>
      <text:p text:style-name="P1">"CHELA",</text:p>
      <text:p text:style-name="P1">"CHELE",</text:p>
      <text:p text:style-name="P1">"CHELO",</text:p>
      <text:p text:style-name="P1">"CHEPA",</text:p>
      <text:p text:style-name="P1">"CHETO",</text:p>
      <text:p text:style-name="P1">"CHEWA",</text:p>
      <text:p text:style-name="P1">"CHIAR",</text:p>
      <text:p text:style-name="P1">"CHIBA",</text:p>
      <text:p text:style-name="P1">"CHICA",</text:p>
      <text:p text:style-name="P1">"CHICO",</text:p>
      <text:p text:style-name="P1">"CHIDO",</text:p>
      <text:p text:style-name="P1">"CHILE",</text:p>
      <text:p text:style-name="P1">"CHILE",</text:p>
      <text:p text:style-name="P1">"CHINA",</text:p>
      <text:p text:style-name="P1">"CHINO",</text:p>
      <text:p text:style-name="P1">"CHIPA",</text:p>
      <text:p text:style-name="P1">"CHIPA",</text:p>
      <text:p text:style-name="P1">"CHIPE",</text:p>
      <text:p text:style-name="P1">"CHIRO",</text:p>
      <text:p text:style-name="P1">"CHIST",</text:p>
      <text:p text:style-name="P1">"CHITA",</text:p>
      <text:p text:style-name="P1">"CHITE",</text:p>
      <text:p text:style-name="P1">"CHITO",</text:p>
      <text:p text:style-name="P1"><text:soft-page-break/>"CHIVA",</text:p>
      <text:p text:style-name="P1">"CHIVO",</text:p>
      <text:p text:style-name="P1">"CHOCA",</text:p>
      <text:p text:style-name="P1">"CHOCO",</text:p>
      <text:p text:style-name="P1">"CHOCO",</text:p>
      <text:p text:style-name="P1">"CHOLA",</text:p>
      <text:p text:style-name="P1">"CHOLO",</text:p>
      <text:p text:style-name="P1">"CHOMI",</text:p>
      <text:p text:style-name="P1">"CHONI",</text:p>
      <text:p text:style-name="P1">"CHONO",</text:p>
      <text:p text:style-name="P1">"CHOÑO",</text:p>
      <text:p text:style-name="P1">"CHOPA",</text:p>
      <text:p text:style-name="P1">"CHOPE",</text:p>
      <text:p text:style-name="P1">"CHOPO",</text:p>
      <text:p text:style-name="P1">"CHORA",</text:p>
      <text:p text:style-name="P1">"CHORO",</text:p>
      <text:p text:style-name="P1">"CHORT",</text:p>
      <text:p text:style-name="P1">"CHOTA",</text:p>
      <text:p text:style-name="P1">"CHOTO",</text:p>
      <text:p text:style-name="P1">"CHOZA",</text:p>
      <text:p text:style-name="P1">"CHUCA",</text:p>
      <text:p text:style-name="P1">"CHUFA",</text:p>
      <text:p text:style-name="P1">"CHULO",</text:p>
      <text:p text:style-name="P1">"CHUÑA",</text:p>
      <text:p text:style-name="P1">"CHUÑO",</text:p>
      <text:p text:style-name="P1">"CHUPE",</text:p>
      <text:p text:style-name="P1">"CHURA",</text:p>
      <text:p text:style-name="P1">"CHURE",</text:p>
      <text:p text:style-name="P1">"CHURO",</text:p>
      <text:p text:style-name="P1">"CHUTE",</text:p>
      <text:p text:style-name="P1">"CHUTO",</text:p>
      <text:p text:style-name="P1">"CHUZA",</text:p>
      <text:p text:style-name="P1">"CHUZO",</text:p>
      <text:p text:style-name="P1">"CIBAL",</text:p>
      <text:p text:style-name="P1">"CIBER",</text:p>
      <text:p text:style-name="P1">"CICLO",</text:p>
      <text:p text:style-name="P1">"CIDIO",</text:p>
      <text:p text:style-name="P1">"CIDRA",</text:p>
      <text:p text:style-name="P1">"CIDRO",</text:p>
      <text:p text:style-name="P1">"CIEGO",</text:p>
      <text:p text:style-name="P1">"CIELO",</text:p>
      <text:p text:style-name="P1">"CIELO",</text:p>
      <text:p text:style-name="P1">"CIENO",</text:p>
      <text:p text:style-name="P1">"CIFRA",</text:p>
      <text:p text:style-name="P1">"CILDA",</text:p>
      <text:p text:style-name="P1">"CILIO",</text:p>
      <text:p text:style-name="P1">"CILLA",</text:p>
      <text:p text:style-name="P1">"CILLA",</text:p>
      <text:p text:style-name="P1"><text:soft-page-break/>"CILLO",</text:p>
      <text:p text:style-name="P1">"CIMAR",</text:p>
      <text:p text:style-name="P1">"CINCO",</text:p>
      <text:p text:style-name="P1">"CINTA",</text:p>
      <text:p text:style-name="P1">"CINTO",</text:p>
      <text:p text:style-name="P1">"CIRCA",</text:p>
      <text:p text:style-name="P1">"CIRCO",</text:p>
      <text:p text:style-name="P1">"CIRIO",</text:p>
      <text:p text:style-name="P1">"CIRRO",</text:p>
      <text:p text:style-name="P1">"CISCA",</text:p>
      <text:p text:style-name="P1">"CISCO",</text:p>
      <text:p text:style-name="P1">"CISIO",</text:p>
      <text:p text:style-name="P1">"CISMA",</text:p>
      <text:p text:style-name="P1">"CISNE",</text:p>
      <text:p text:style-name="P1">"CITAR",</text:p>
      <text:p text:style-name="P1">"CIVIL",</text:p>
      <text:p text:style-name="P1">"CLADO",</text:p>
      <text:p text:style-name="P1">"CLARA",</text:p>
      <text:p text:style-name="P1">"CLARA",</text:p>
      <text:p text:style-name="P1">"CLARO",</text:p>
      <text:p text:style-name="P1">"CLASE",</text:p>
      <text:p text:style-name="P1">"CLAVE",</text:p>
      <text:p text:style-name="P1">"CLAVO",</text:p>
      <text:p text:style-name="P1">"CLEMA",</text:p>
      <text:p text:style-name="P1">"CLERO",</text:p>
      <text:p text:style-name="P1">"CLIMA",</text:p>
      <text:p text:style-name="P1">"CLOCH",</text:p>
      <text:p text:style-name="P1">"CLORO",</text:p>
      <text:p text:style-name="P1">"CLUNY",</text:p>
      <text:p text:style-name="P1">"COANA",</text:p>
      <text:p text:style-name="P1">"COATI",</text:p>
      <text:p text:style-name="P1">"COBLA",</text:p>
      <text:p text:style-name="P1">"COBRA",</text:p>
      <text:p text:style-name="P1">"COBRE",</text:p>
      <text:p text:style-name="P1">"COCAR",</text:p>
      <text:p text:style-name="P1">"COCER",</text:p>
      <text:p text:style-name="P1">"COCHE",</text:p>
      <text:p text:style-name="P1">"COCHO",</text:p>
      <text:p text:style-name="P1">"CODEC",</text:p>
      <text:p text:style-name="P1">"CODON",</text:p>
      <text:p text:style-name="P1">"COFIA",</text:p>
      <text:p text:style-name="P1">"COFRE",</text:p>
      <text:p text:style-name="P1">"COGER",</text:p>
      <text:p text:style-name="P1">"COIMA",</text:p>
      <text:p text:style-name="P1">"COIPO",</text:p>
      <text:p text:style-name="P1">"COITO",</text:p>
      <text:p text:style-name="P1">"COJER",</text:p>
      <text:p text:style-name="P1">"COJIN",</text:p>
      <text:p text:style-name="P1"><text:soft-page-break/>"COJON",</text:p>
      <text:p text:style-name="P1">"COLAR",</text:p>
      <text:p text:style-name="P1">"COLDE",</text:p>
      <text:p text:style-name="P1">"COLIN",</text:p>
      <text:p text:style-name="P1">"COLLA",</text:p>
      <text:p text:style-name="P1">"COLLE",</text:p>
      <text:p text:style-name="P1">"COLON",</text:p>
      <text:p text:style-name="P1">"COLON",</text:p>
      <text:p text:style-name="P1">"COLOR",</text:p>
      <text:p text:style-name="P1">"COLPE",</text:p>
      <text:p text:style-name="P1">"COMAL",</text:p>
      <text:p text:style-name="P1">"COMBA",</text:p>
      <text:p text:style-name="P1">"COMBE",</text:p>
      <text:p text:style-name="P1">"COMBI",</text:p>
      <text:p text:style-name="P1">"COMBO",</text:p>
      <text:p text:style-name="P1">"COMER",</text:p>
      <text:p text:style-name="P1">"COMIC",</text:p>
      <text:p text:style-name="P1">"COMPA",</text:p>
      <text:p text:style-name="P1">"COMPU",</text:p>
      <text:p text:style-name="P1">"COMUN",</text:p>
      <text:p text:style-name="P1">"COÑAC",</text:p>
      <text:p text:style-name="P1">"CONDE",</text:p>
      <text:p text:style-name="P1">"CONGO",</text:p>
      <text:p text:style-name="P1">"CONNY",</text:p>
      <text:p text:style-name="P1">"COÑON",</text:p>
      <text:p text:style-name="P1">"COPAL",</text:p>
      <text:p text:style-name="P1">"COPAR",</text:p>
      <text:p text:style-name="P1">"COPAS",</text:p>
      <text:p text:style-name="P1">"COPEO",</text:p>
      <text:p text:style-name="P1">"COPEY",</text:p>
      <text:p text:style-name="P1">"COPIA",</text:p>
      <text:p text:style-name="P1">"COPLA",</text:p>
      <text:p text:style-name="P1">"COPON",</text:p>
      <text:p text:style-name="P1">"COPRA",</text:p>
      <text:p text:style-name="P1">"COPTO",</text:p>
      <text:p text:style-name="P1">"COQUE",</text:p>
      <text:p text:style-name="P1">"COQUE",</text:p>
      <text:p text:style-name="P1">"CORAL",</text:p>
      <text:p text:style-name="P1">"CORAN",</text:p>
      <text:p text:style-name="P1">"CORAR",</text:p>
      <text:p text:style-name="P1">"CORBA",</text:p>
      <text:p text:style-name="P1">"CORDE",</text:p>
      <text:p text:style-name="P1">"COREA",</text:p>
      <text:p text:style-name="P1">"CORIA",</text:p>
      <text:p text:style-name="P1">"CORMO",</text:p>
      <text:p text:style-name="P1">"CORNO",</text:p>
      <text:p text:style-name="P1">"CORSE",</text:p>
      <text:p text:style-name="P1">"CORSO",</text:p>
      <text:p text:style-name="P1"><text:soft-page-break/>"CORTE",</text:p>
      <text:p text:style-name="P1">"CORTO",</text:p>
      <text:p text:style-name="P1">"CORUA",</text:p>
      <text:p text:style-name="P1">"CORVA",</text:p>
      <text:p text:style-name="P1">"CORVO",</text:p>
      <text:p text:style-name="P1">"COSER",</text:p>
      <text:p text:style-name="P1">"COSME",</text:p>
      <text:p text:style-name="P1">"COSTA",</text:p>
      <text:p text:style-name="P1">"COSTO",</text:p>
      <text:p text:style-name="P1">"COTAR",</text:p>
      <text:p text:style-name="P1">"COVAR",</text:p>
      <text:p text:style-name="P1">"COXAL",</text:p>
      <text:p text:style-name="P1">"COXIS",</text:p>
      <text:p text:style-name="P1">"COYAN",</text:p>
      <text:p text:style-name="P1">"CRACK",</text:p>
      <text:p text:style-name="P1">"CRASO",</text:p>
      <text:p text:style-name="P1">"CRATA",</text:p>
      <text:p text:style-name="P1">"CREAR",</text:p>
      <text:p text:style-name="P1">"CREDO",</text:p>
      <text:p text:style-name="P1">"CREEL",</text:p>
      <text:p text:style-name="P1">"CREER",</text:p>
      <text:p text:style-name="P1">"CREGO",</text:p>
      <text:p text:style-name="P1">"CREMA",</text:p>
      <text:p text:style-name="P1">"CREMA",</text:p>
      <text:p text:style-name="P1">"CRESO",</text:p>
      <text:p text:style-name="P1">"CRESO",</text:p>
      <text:p text:style-name="P1">"CRETA",</text:p>
      <text:p text:style-name="P1">"CRIAR",</text:p>
      <text:p text:style-name="P1">"CRICA",</text:p>
      <text:p text:style-name="P1">"CRICO",</text:p>
      <text:p text:style-name="P1">"CRIDA",</text:p>
      <text:p text:style-name="P1">"CRIGO",</text:p>
      <text:p text:style-name="P1">"CROAR",</text:p>
      <text:p text:style-name="P1">"CROAT",</text:p>
      <text:p text:style-name="P1">"CROMO",</text:p>
      <text:p text:style-name="P1">"CROTO",</text:p>
      <text:p text:style-name="P1">"CROYO",</text:p>
      <text:p text:style-name="P1">"CROZA",</text:p>
      <text:p text:style-name="P1">"CRUCE",</text:p>
      <text:p text:style-name="P1">"CRUDA",</text:p>
      <text:p text:style-name="P1">"CRUDO",</text:p>
      <text:p text:style-name="P1">"CRUEL",</text:p>
      <text:p text:style-name="P1">"CRUOR",</text:p>
      <text:p text:style-name="P1">"CRUZA",</text:p>
      <text:p text:style-name="P1">"CUABA",</text:p>
      <text:p text:style-name="P1">"CUACO",</text:p>
      <text:p text:style-name="P1">"CUAJO",</text:p>
      <text:p text:style-name="P1">"CUALO",</text:p>
      <text:p text:style-name="P1"><text:soft-page-break/>"CUARK",</text:p>
      <text:p text:style-name="P1">"CUATE",</text:p>
      <text:p text:style-name="P1">"CUBIL",</text:p>
      <text:p text:style-name="P1">"CUBIT",</text:p>
      <text:p text:style-name="P1">"CUCAR",</text:p>
      <text:p text:style-name="P1">"CUCHA",</text:p>
      <text:p text:style-name="P1">"CUCHI",</text:p>
      <text:p text:style-name="P1">"CUCHO",</text:p>
      <text:p text:style-name="P1">"CUECA",</text:p>
      <text:p text:style-name="P1">"CUERA",</text:p>
      <text:p text:style-name="P1">"CUERO",</text:p>
      <text:p text:style-name="P1">"CUETA",</text:p>
      <text:p text:style-name="P1">"CUETE",</text:p>
      <text:p text:style-name="P1">"CUETO",</text:p>
      <text:p text:style-name="P1">"CUETO",</text:p>
      <text:p text:style-name="P1">"CUEVA",</text:p>
      <text:p text:style-name="P1">"CUEZO",</text:p>
      <text:p text:style-name="P1">"CUICO",</text:p>
      <text:p text:style-name="P1">"CUITA",</text:p>
      <text:p text:style-name="P1">"CULEN",</text:p>
      <text:p text:style-name="P1">"CULPA",</text:p>
      <text:p text:style-name="P1">"CULTO",</text:p>
      <text:p text:style-name="P1">"CUÑAO",</text:p>
      <text:p text:style-name="P1">"CUNAR",</text:p>
      <text:p text:style-name="P1">"CUÑAR",</text:p>
      <text:p text:style-name="P1">"CUNCA",</text:p>
      <text:p text:style-name="P1">"CUNDA",</text:p>
      <text:p text:style-name="P1">"CUÑEN",</text:p>
      <text:p text:style-name="P1">"CUORE",</text:p>
      <text:p text:style-name="P1">"CUOTA",</text:p>
      <text:p text:style-name="P1">"CUPLA",</text:p>
      <text:p text:style-name="P1">"CUPLE",</text:p>
      <text:p text:style-name="P1">"CUPON",</text:p>
      <text:p text:style-name="P1">"CUQUI",</text:p>
      <text:p text:style-name="P1">"CURAO",</text:p>
      <text:p text:style-name="P1">"CURAR",</text:p>
      <text:p text:style-name="P1">"CURCO",</text:p>
      <text:p text:style-name="P1">"CURDA",</text:p>
      <text:p text:style-name="P1">"CURDO",</text:p>
      <text:p text:style-name="P1">"CURIA",</text:p>
      <text:p text:style-name="P1">"CURIO",</text:p>
      <text:p text:style-name="P1">"CURRE",</text:p>
      <text:p text:style-name="P1">"CURRO",</text:p>
      <text:p text:style-name="P1">"CURRO",</text:p>
      <text:p text:style-name="P1">"CURSI",</text:p>
      <text:p text:style-name="P1">"CURSO",</text:p>
      <text:p text:style-name="P1">"CURUL",</text:p>
      <text:p text:style-name="P1">"CURVA",</text:p>
      <text:p text:style-name="P1"><text:soft-page-break/>"CURVO",</text:p>
      <text:p text:style-name="P1">"CUSCO",</text:p>
      <text:p text:style-name="P1">"CUSCO",</text:p>
      <text:p text:style-name="P1">"CUSIR",</text:p>
      <text:p text:style-name="P1">"CUTIR",</text:p>
      <text:p text:style-name="P1">"CUTRE",</text:p>
      <text:p text:style-name="P1">"CUXUM",</text:p>
      <text:p text:style-name="P1">"CUZCO",</text:p>
      <text:p text:style-name="P1">"CUZCO",</text:p>
      <text:p text:style-name="P1">"DACCA",</text:p>
      <text:p text:style-name="P1">"DACHA",</text:p>
      <text:p text:style-name="P1">"DACIA",</text:p>
      <text:p text:style-name="P1">"DACIO",</text:p>
      <text:p text:style-name="P1">"DAEGU",</text:p>
      <text:p text:style-name="P1">"DAFNE",</text:p>
      <text:p text:style-name="P1">"DAIFA",</text:p>
      <text:p text:style-name="P1">"DAJAO",</text:p>
      <text:p text:style-name="P1">"DAJLA",</text:p>
      <text:p text:style-name="P1">"DAKAR",</text:p>
      <text:p text:style-name="P1">"DALCA",</text:p>
      <text:p text:style-name="P1">"DALET",</text:p>
      <text:p text:style-name="P1">"DALIA",</text:p>
      <text:p text:style-name="P1">"DALIA",</text:p>
      <text:p text:style-name="P1">"DALLE",</text:p>
      <text:p text:style-name="P1">"DAMAN",</text:p>
      <text:p text:style-name="P1">"DANAE",</text:p>
      <text:p text:style-name="P1">"DANAE",</text:p>
      <text:p text:style-name="P1">"DAÑAR",</text:p>
      <text:p text:style-name="P1">"DANDI",</text:p>
      <text:p text:style-name="P1">"DANES",</text:p>
      <text:p text:style-name="P1">"DANZA",</text:p>
      <text:p text:style-name="P1">"DAQUI",</text:p>
      <text:p text:style-name="P1">"DARDO",</text:p>
      <text:p text:style-name="P1">"DARGA",</text:p>
      <text:p text:style-name="P1">"DARIO",</text:p>
      <text:p text:style-name="P1">"DARSE",</text:p>
      <text:p text:style-name="P1">"DATAR",</text:p>
      <text:p text:style-name="P1">"DATIL",</text:p>
      <text:p text:style-name="P1">"DAVID",</text:p>
      <text:p text:style-name="P1">"DAYAN",</text:p>
      <text:p text:style-name="P1">"DEBER",</text:p>
      <text:p text:style-name="P1">"DEBIL",</text:p>
      <text:p text:style-name="P1">"DECHE",</text:p>
      <text:p text:style-name="P1">"DECIL",</text:p>
      <text:p text:style-name="P1">"DECIO",</text:p>
      <text:p text:style-name="P1">"DECIR",</text:p>
      <text:p text:style-name="P1">"DEDAL",</text:p>
      <text:p text:style-name="P1">"DEDIL",</text:p>
      <text:p text:style-name="P1"><text:soft-page-break/>"DEESA",</text:p>
      <text:p text:style-name="P1">"DEJAR",</text:p>
      <text:p text:style-name="P1">"DELAL",</text:p>
      <text:p text:style-name="P1">"DELAS",</text:p>
      <text:p text:style-name="P1">"DELAY",</text:p>
      <text:p text:style-name="P1">"DELFA",</text:p>
      <text:p text:style-name="P1">"DELHI",</text:p>
      <text:p text:style-name="P1">"DELIA",</text:p>
      <text:p text:style-name="P1">"DELLA",</text:p>
      <text:p text:style-name="P1">"DELTA",</text:p>
      <text:p text:style-name="P1">"DEMAS",</text:p>
      <text:p text:style-name="P1">"DENAR",</text:p>
      <text:p text:style-name="P1">"DEÑAR",</text:p>
      <text:p text:style-name="P1">"DENIA",</text:p>
      <text:p text:style-name="P1">"DENSO",</text:p>
      <text:p text:style-name="P1">"DERBY",</text:p>
      <text:p text:style-name="P1">"DESDE",</text:p>
      <text:p text:style-name="P1">"DESEO",</text:p>
      <text:p text:style-name="P1">"DEUDA",</text:p>
      <text:p text:style-name="P1">"DEUDO",</text:p>
      <text:p text:style-name="P1">"DEZIR",</text:p>
      <text:p text:style-name="P1">"DHAKA",</text:p>
      <text:p text:style-name="P1">"DHOTI",</text:p>
      <text:p text:style-name="P1">"DIADA",</text:p>
      <text:p text:style-name="P1">"DIADA",</text:p>
      <text:p text:style-name="P1">"DIANA",</text:p>
      <text:p text:style-name="P1">"DIANA",</text:p>
      <text:p text:style-name="P1">"DICAZ",</text:p>
      <text:p text:style-name="P1">"DIEGO",</text:p>
      <text:p text:style-name="P1">"DIEGO",</text:p>
      <text:p text:style-name="P1">"DIETA",</text:p>
      <text:p text:style-name="P1">"DIGNA",</text:p>
      <text:p text:style-name="P1">"DIGNO",</text:p>
      <text:p text:style-name="P1">"DIJON",</text:p>
      <text:p text:style-name="P1">"DIMAS",</text:p>
      <text:p text:style-name="P1">"DIMER",</text:p>
      <text:p text:style-name="P1">"DIMIR",</text:p>
      <text:p text:style-name="P1">"DINAR",</text:p>
      <text:p text:style-name="P1">"DIÑAR",</text:p>
      <text:p text:style-name="P1">"DIODO",</text:p>
      <text:p text:style-name="P1">"DIQUE",</text:p>
      <text:p text:style-name="P1">"DISCO",</text:p>
      <text:p text:style-name="P1">"DIVAN",</text:p>
      <text:p text:style-name="P1">"DJAMI",</text:p>
      <text:p text:style-name="P1">"DJERI",</text:p>
      <text:p text:style-name="P1">"DOBLE",</text:p>
      <text:p text:style-name="P1">"DOBRA",</text:p>
      <text:p text:style-name="P1">"DOCIL",</text:p>
      <text:p text:style-name="P1"><text:soft-page-break/>"DOCTO",</text:p>
      <text:p text:style-name="P1">"DOGAL",</text:p>
      <text:p text:style-name="P1">"DOGMA",</text:p>
      <text:p text:style-name="P1">"DOGON",</text:p>
      <text:p text:style-name="P1">"DOLAR",</text:p>
      <text:p text:style-name="P1">"DOLAR",</text:p>
      <text:p text:style-name="P1">"DOLER",</text:p>
      <text:p text:style-name="P1">"DOLET",</text:p>
      <text:p text:style-name="P1">"DOLOR",</text:p>
      <text:p text:style-name="P1">"DOMAR",</text:p>
      <text:p text:style-name="P1">"DONAR",</text:p>
      <text:p text:style-name="P1">"DOPAR",</text:p>
      <text:p text:style-name="P1">"DORAR",</text:p>
      <text:p text:style-name="P1">"DORIO",</text:p>
      <text:p text:style-name="P1">"DORIS",</text:p>
      <text:p text:style-name="P1">"DORSO",</text:p>
      <text:p text:style-name="P1">"DOSAR",</text:p>
      <text:p text:style-name="P1">"DOSEL",</text:p>
      <text:p text:style-name="P1">"DOSIS",</text:p>
      <text:p text:style-name="P1">"DOTAR",</text:p>
      <text:p text:style-name="P1">"DRAMA",</text:p>
      <text:p text:style-name="P1">"DRAPA",</text:p>
      <text:p text:style-name="P1">"DRIZA",</text:p>
      <text:p text:style-name="P1">"DROGA",</text:p>
      <text:p text:style-name="P1">"DRUPA",</text:p>
      <text:p text:style-name="P1">"DUBAI",</text:p>
      <text:p text:style-name="P1">"DUCAL",</text:p>
      <text:p text:style-name="P1">"DUCHA",</text:p>
      <text:p text:style-name="P1">"DUCHO",</text:p>
      <text:p text:style-name="P1">"DUDAR",</text:p>
      <text:p text:style-name="P1">"DUELA",</text:p>
      <text:p text:style-name="P1">"DUELO",</text:p>
      <text:p text:style-name="P1">"DUEÑA",</text:p>
      <text:p text:style-name="P1">"DUEÑO",</text:p>
      <text:p text:style-name="P1">"DUERO",</text:p>
      <text:p text:style-name="P1">"DUETO",</text:p>
      <text:p text:style-name="P1">"DULCE",</text:p>
      <text:p text:style-name="P1">"DULCE",</text:p>
      <text:p text:style-name="P1">"DULIA",</text:p>
      <text:p text:style-name="P1">"DUMIR",</text:p>
      <text:p text:style-name="P1">"DUNDO",</text:p>
      <text:p text:style-name="P1">"DUPLA",</text:p>
      <text:p text:style-name="P1">"DUPLO",</text:p>
      <text:p text:style-name="P1">"DUQUE",</text:p>
      <text:p text:style-name="P1">"DURAR",</text:p>
      <text:p text:style-name="P1">"EBANO",</text:p>
      <text:p text:style-name="P1">"EBOLA",</text:p>
      <text:p text:style-name="P1">"EBRIO",</text:p>
      <text:p text:style-name="P1"><text:soft-page-break/>"EBULO",</text:p>
      <text:p text:style-name="P1">"ECHAR",</text:p>
      <text:p text:style-name="P1">"ECIJA",</text:p>
      <text:p text:style-name="P1">"EDEMA",</text:p>
      <text:p text:style-name="P1">"EDERO",</text:p>
      <text:p text:style-name="P1">"EDGAR",</text:p>
      <text:p text:style-name="P1">"EDIPO",</text:p>
      <text:p text:style-name="P1">"EDITA",</text:p>
      <text:p text:style-name="P1">"EDRAR",</text:p>
      <text:p text:style-name="P1">"EDSON",</text:p>
      <text:p text:style-name="P1">"EFEBO",</text:p>
      <text:p text:style-name="P1">"EFREN",</text:p>
      <text:p text:style-name="P1">"EJIDO",</text:p>
      <text:p text:style-name="P1">"EJION",</text:p>
      <text:p text:style-name="P1">"EJOTE",</text:p>
      <text:p text:style-name="P1">"ELCHE",</text:p>
      <text:p text:style-name="P1">"ELENA",</text:p>
      <text:p text:style-name="P1">"ELEPE",</text:p>
      <text:p text:style-name="P1">"ELETO",</text:p>
      <text:p text:style-name="P1">"ELIAN",</text:p>
      <text:p text:style-name="P1">"ELIAS",</text:p>
      <text:p text:style-name="P1">"ELIDA",</text:p>
      <text:p text:style-name="P1">"ELISA",</text:p>
      <text:p text:style-name="P1">"ELITA",</text:p>
      <text:p text:style-name="P1">"ELLOS",</text:p>
      <text:p text:style-name="P1">"ELOTE",</text:p>
      <text:p text:style-name="P1">"ELSON",</text:p>
      <text:p text:style-name="P1">"ELUIR",</text:p>
      <text:p text:style-name="P1">"ELURO",</text:p>
      <text:p text:style-name="P1">"ELVIA",</text:p>
      <text:p text:style-name="P1">"EMOJI",</text:p>
      <text:p text:style-name="P1">"EMOYI",</text:p>
      <text:p text:style-name="P1">"ENANO",</text:p>
      <text:p text:style-name="P1">"ENCIA",</text:p>
      <text:p text:style-name="P1">"ENCIA",</text:p>
      <text:p text:style-name="P1">"ENEAL",</text:p>
      <text:p text:style-name="P1">"ENEMA",</text:p>
      <text:p text:style-name="P1">"ENERO",</text:p>
      <text:p text:style-name="P1">"ENOJO",</text:p>
      <text:p text:style-name="P1">"ENRAS",</text:p>
      <text:p text:style-name="P1">"ENTRE",</text:p>
      <text:p text:style-name="P1">"ENTRO",</text:p>
      <text:p text:style-name="P1">"ENUGU",</text:p>
      <text:p text:style-name="P1">"ENVES",</text:p>
      <text:p text:style-name="P1">"ENVIA",</text:p>
      <text:p text:style-name="P1">"ENVIO",</text:p>
      <text:p text:style-name="P1">"EPICA",</text:p>
      <text:p text:style-name="P1">"EPICO",</text:p>
      <text:p text:style-name="P1"><text:soft-page-break/>"EPOCA",</text:p>
      <text:p text:style-name="P1">"EPOTO",</text:p>
      <text:p text:style-name="P1">"EQUIS",</text:p>
      <text:p text:style-name="P1">"ERBIO",</text:p>
      <text:p text:style-name="P1">"ERFUD",</text:p>
      <text:p text:style-name="P1">"ERGIO",</text:p>
      <text:p text:style-name="P1">"ERIAL",</text:p>
      <text:p text:style-name="P1">"ERICA",</text:p>
      <text:p text:style-name="P1">"ERICA",</text:p>
      <text:p text:style-name="P1">"ERICO",</text:p>
      <text:p text:style-name="P1">"ERIZO",</text:p>
      <text:p text:style-name="P1">"ERRAJ",</text:p>
      <text:p text:style-name="P1">"ERRAR",</text:p>
      <text:p text:style-name="P1">"ERROR",</text:p>
      <text:p text:style-name="P1">"ESCOA",</text:p>
      <text:p text:style-name="P1">"ESIVO",</text:p>
      <text:p text:style-name="P1">"ESMOG",</text:p>
      <text:p text:style-name="P1">"ESNOB",</text:p>
      <text:p text:style-name="P1">"ESNON",</text:p>
      <text:p text:style-name="P1">"ESPIN",</text:p>
      <text:p text:style-name="P1">"ESQUI",</text:p>
      <text:p text:style-name="P1">"ESSEN",</text:p>
      <text:p text:style-name="P1">"ESTAR",</text:p>
      <text:p text:style-name="P1">"ESTAY",</text:p>
      <text:p text:style-name="P1">"ESTER",</text:p>
      <text:p text:style-name="P1">"ESTIO",</text:p>
      <text:p text:style-name="P1">"ESTOR",</text:p>
      <text:p text:style-name="P1">"ESTRO",</text:p>
      <text:p text:style-name="P1">"ETANO",</text:p>
      <text:p text:style-name="P1">"ETAPA",</text:p>
      <text:p text:style-name="P1">"ETHOS",</text:p>
      <text:p text:style-name="P1">"ETICA",</text:p>
      <text:p text:style-name="P1">"ETICO",</text:p>
      <text:p text:style-name="P1">"ETIMO",</text:p>
      <text:p text:style-name="P1">"ETNIA",</text:p>
      <text:p text:style-name="P1">"ETROG",</text:p>
      <text:p text:style-name="P1">"EXITO",</text:p>
      <text:p text:style-name="P1">"EXODO",</text:p>
      <text:p text:style-name="P1">"EXODO",</text:p>
      <text:p text:style-name="P1">"EXTRA",</text:p>
      <text:p text:style-name="P1">"EYRIR",</text:p>
      <text:p text:style-name="P1">"FABIO",</text:p>
      <text:p text:style-name="P1">"FACHA",</text:p>
      <text:p text:style-name="P1">"FACHO",</text:p>
      <text:p text:style-name="P1">"FACIL",</text:p>
      <text:p text:style-name="P1">"FACON",</text:p>
      <text:p text:style-name="P1">"FAENA",</text:p>
      <text:p text:style-name="P1">"FAGOT",</text:p>
      <text:p text:style-name="P1"><text:soft-page-break/>"FAIFA",</text:p>
      <text:p text:style-name="P1">"FAJAR",</text:p>
      <text:p text:style-name="P1">"FAJIN",</text:p>
      <text:p text:style-name="P1">"FALAZ",</text:p>
      <text:p text:style-name="P1">"FALDA",</text:p>
      <text:p text:style-name="P1">"FALLA",</text:p>
      <text:p text:style-name="P1">"FALLO",</text:p>
      <text:p text:style-name="P1">"FALSO",</text:p>
      <text:p text:style-name="P1">"FANAL",</text:p>
      <text:p text:style-name="P1">"FAÑAR",</text:p>
      <text:p text:style-name="P1">"FANGO",</text:p>
      <text:p text:style-name="P1">"FARDA",</text:p>
      <text:p text:style-name="P1">"FAROL",</text:p>
      <text:p text:style-name="P1">"FARRA",</text:p>
      <text:p text:style-name="P1">"FARSA",</text:p>
      <text:p text:style-name="P1">"FARSI",</text:p>
      <text:p text:style-name="P1">"FATAL",</text:p>
      <text:p text:style-name="P1">"FATUO",</text:p>
      <text:p text:style-name="P1">"FAUNA",</text:p>
      <text:p text:style-name="P1">"FAVOR",</text:p>
      <text:p text:style-name="P1">"FECAL",</text:p>
      <text:p text:style-name="P1">"FECHA",</text:p>
      <text:p text:style-name="P1">"FELAR",</text:p>
      <text:p text:style-name="P1">"FELIX",</text:p>
      <text:p text:style-name="P1">"FELIZ",</text:p>
      <text:p text:style-name="P1">"FELON",</text:p>
      <text:p text:style-name="P1">"FELPA",</text:p>
      <text:p text:style-name="P1">"FELPO",</text:p>
      <text:p text:style-name="P1">"FEMAR",</text:p>
      <text:p text:style-name="P1">"FEMTO",</text:p>
      <text:p text:style-name="P1">"FEMUR",</text:p>
      <text:p text:style-name="P1">"FENIX",</text:p>
      <text:p text:style-name="P1">"FENIX",</text:p>
      <text:p text:style-name="P1">"FENOL",</text:p>
      <text:p text:style-name="P1">"FERAZ",</text:p>
      <text:p text:style-name="P1">"FERIA",</text:p>
      <text:p text:style-name="P1">"FERIR",</text:p>
      <text:p text:style-name="P1">"FEROZ",</text:p>
      <text:p text:style-name="P1">"FERRI",</text:p>
      <text:p text:style-name="P1">"FERRY",</text:p>
      <text:p text:style-name="P1">"FEUDO",</text:p>
      <text:p text:style-name="P1">"FIACA",</text:p>
      <text:p text:style-name="P1">"FIBRA",</text:p>
      <text:p text:style-name="P1">"FIBRO",</text:p>
      <text:p text:style-name="P1">"FICAR",</text:p>
      <text:p text:style-name="P1">"FICHA",</text:p>
      <text:p text:style-name="P1">"FICTO",</text:p>
      <text:p text:style-name="P1">"FIDEL",</text:p>
      <text:p text:style-name="P1"><text:soft-page-break/>"FIDEO",</text:p>
      <text:p text:style-name="P1">"FIERA",</text:p>
      <text:p text:style-name="P1">"FIERO",</text:p>
      <text:p text:style-name="P1">"FIFAR",</text:p>
      <text:p text:style-name="P1">"FIGLE",</text:p>
      <text:p text:style-name="P1">"FIJAR",</text:p>
      <text:p text:style-name="P1">"FILAR",</text:p>
      <text:p text:style-name="P1">"FILIA",</text:p>
      <text:p text:style-name="P1">"FILON",</text:p>
      <text:p text:style-name="P1">"FINAL",</text:p>
      <text:p text:style-name="P1">"FINAR",</text:p>
      <text:p text:style-name="P1">"FINCA",</text:p>
      <text:p text:style-name="P1">"FINDE",</text:p>
      <text:p text:style-name="P1">"FINES",</text:p>
      <text:p text:style-name="P1">"FINIR",</text:p>
      <text:p text:style-name="P1">"FINTA",</text:p>
      <text:p text:style-name="P1">"FIOLO",</text:p>
      <text:p text:style-name="P1">"FIONA",</text:p>
      <text:p text:style-name="P1">"FIRMA",</text:p>
      <text:p text:style-name="P1">"FIRME",</text:p>
      <text:p text:style-name="P1">"FISCO",</text:p>
      <text:p text:style-name="P1">"FISGA",</text:p>
      <text:p text:style-name="P1">"FISIL",</text:p>
      <text:p text:style-name="P1">"FITOL",</text:p>
      <text:p text:style-name="P1">"FIZAR",</text:p>
      <text:p text:style-name="P1">"FLACO",</text:p>
      <text:p text:style-name="P1">"FLAMA",</text:p>
      <text:p text:style-name="P1">"FLAON",</text:p>
      <text:p text:style-name="P1">"FLATO",</text:p>
      <text:p text:style-name="P1">"FLAVO",</text:p>
      <text:p text:style-name="P1">"FLECO",</text:p>
      <text:p text:style-name="P1">"FLEJE",</text:p>
      <text:p text:style-name="P1">"FLEMA",</text:p>
      <text:p text:style-name="P1">"FLETE",</text:p>
      <text:p text:style-name="P1">"FLETO",</text:p>
      <text:p text:style-name="P1">"FLEXO",</text:p>
      <text:p text:style-name="P1">"FLINT",</text:p>
      <text:p text:style-name="P1">"FLOJO",</text:p>
      <text:p text:style-name="P1">"FLOPS",</text:p>
      <text:p text:style-name="P1">"FLORA",</text:p>
      <text:p text:style-name="P1">"FLORA",</text:p>
      <text:p text:style-name="P1">"FLOTA",</text:p>
      <text:p text:style-name="P1">"FLOTE",</text:p>
      <text:p text:style-name="P1">"FLUIR",</text:p>
      <text:p text:style-name="P1">"FLUJO",</text:p>
      <text:p text:style-name="P1">"FLUOR",</text:p>
      <text:p text:style-name="P1">"FOBIA",</text:p>
      <text:p text:style-name="P1">"FOBIA",</text:p>
      <text:p text:style-name="P1"><text:soft-page-break/>"FOBOS",</text:p>
      <text:p text:style-name="P1">"FOCAL",</text:p>
      <text:p text:style-name="P1">"FOLGA",</text:p>
      <text:p text:style-name="P1">"FOLIO",</text:p>
      <text:p text:style-name="P1">"FONDA",</text:p>
      <text:p text:style-name="P1">"FONDO",</text:p>
      <text:p text:style-name="P1">"FONIL",</text:p>
      <text:p text:style-name="P1">"FONON",</text:p>
      <text:p text:style-name="P1">"FOQUE",</text:p>
      <text:p text:style-name="P1">"FORJA",</text:p>
      <text:p text:style-name="P1">"FORLÌ",</text:p>
      <text:p text:style-name="P1">"FORMA",</text:p>
      <text:p text:style-name="P1">"FORRO",</text:p>
      <text:p text:style-name="P1">"FOSAR",</text:p>
      <text:p text:style-name="P1">"FOSCA",</text:p>
      <text:p text:style-name="P1">"FOSCO",</text:p>
      <text:p text:style-name="P1">"FOSIL",</text:p>
      <text:p text:style-name="P1">"FOTON",</text:p>
      <text:p text:style-name="P1">"FRASE",</text:p>
      <text:p text:style-name="P1">"FRATA",</text:p>
      <text:p text:style-name="P1">"FRATE",</text:p>
      <text:p text:style-name="P1">"FREDY",</text:p>
      <text:p text:style-name="P1">"FREIR",</text:p>
      <text:p text:style-name="P1">"FRENO",</text:p>
      <text:p text:style-name="P1">"FREON",</text:p>
      <text:p text:style-name="P1">"FRESA",</text:p>
      <text:p text:style-name="P1">"FRIKI",</text:p>
      <text:p text:style-name="P1">"FRISO",</text:p>
      <text:p text:style-name="P1">"FRITO",</text:p>
      <text:p text:style-name="P1">"FROGA",</text:p>
      <text:p text:style-name="P1">"FRUIR",</text:p>
      <text:p text:style-name="P1">"FRULA",</text:p>
      <text:p text:style-name="P1">"FRUTA",</text:p>
      <text:p text:style-name="P1">"FRUTO",</text:p>
      <text:p text:style-name="P1">"FUEGO",</text:p>
      <text:p text:style-name="P1">"FUERA",</text:p>
      <text:p text:style-name="P1">"FUERO",</text:p>
      <text:p text:style-name="P1">"FUFAR",</text:p>
      <text:p text:style-name="P1">"FUGAR",</text:p>
      <text:p text:style-name="P1">"FUGAZ",</text:p>
      <text:p text:style-name="P1">"FUKUI",</text:p>
      <text:p text:style-name="P1">"FULIA",</text:p>
      <text:p text:style-name="P1">"FULIA",</text:p>
      <text:p text:style-name="P1">"FUMAR",</text:p>
      <text:p text:style-name="P1">"FUNAR",</text:p>
      <text:p text:style-name="P1">"FUNDO",</text:p>
      <text:p text:style-name="P1">"FUÑIR",</text:p>
      <text:p text:style-name="P1">"FURCA",</text:p>
      <text:p text:style-name="P1"><text:soft-page-break/>"FURIA",</text:p>
      <text:p text:style-name="P1">"FUROR",</text:p>
      <text:p text:style-name="P1">"FURTO",</text:p>
      <text:p text:style-name="P1">"FUSCA",</text:p>
      <text:p text:style-name="P1">"FUSCO",</text:p>
      <text:p text:style-name="P1">"FUSIL",</text:p>
      <text:p text:style-name="P1">"FUSTA",</text:p>
      <text:p text:style-name="P1">"FUSTE",</text:p>
      <text:p text:style-name="P1">"FUTIL",</text:p>
      <text:p text:style-name="P1">"FUTRE",</text:p>
      <text:p text:style-name="P1">"GABAN",</text:p>
      <text:p text:style-name="P1">"GABES",</text:p>
      <text:p text:style-name="P1">"GABON",</text:p>
      <text:p text:style-name="P1">"GACHA",</text:p>
      <text:p text:style-name="P1">"GACHI",</text:p>
      <text:p text:style-name="P1">"GACHO",</text:p>
      <text:p text:style-name="P1">"GAFAR",</text:p>
      <text:p text:style-name="P1">"GAFAS",</text:p>
      <text:p text:style-name="P1">"GAFSA",</text:p>
      <text:p text:style-name="P1">"GAITA",</text:p>
      <text:p text:style-name="P1">"GALEA",</text:p>
      <text:p text:style-name="P1">"GALES",</text:p>
      <text:p text:style-name="P1">"GALES",</text:p>
      <text:p text:style-name="P1">"GALGO",</text:p>
      <text:p text:style-name="P1">"GALIO",</text:p>
      <text:p text:style-name="P1">"GALLA",</text:p>
      <text:p text:style-name="P1">"GALLO",</text:p>
      <text:p text:style-name="P1">"GALON",</text:p>
      <text:p text:style-name="P1">"GAMBA",</text:p>
      <text:p text:style-name="P1">"GAMIN",</text:p>
      <text:p text:style-name="P1">"GAMMA",</text:p>
      <text:p text:style-name="P1">"GAÑAN",</text:p>
      <text:p text:style-name="P1">"GANAR",</text:p>
      <text:p text:style-name="P1">"GANGA",</text:p>
      <text:p text:style-name="P1">"GAÑIR",</text:p>
      <text:p text:style-name="P1">"GANSO",</text:p>
      <text:p text:style-name="P1">"GANTE",</text:p>
      <text:p text:style-name="P1">"GARBA",</text:p>
      <text:p text:style-name="P1">"GARBO",</text:p>
      <text:p text:style-name="P1">"GARCA",</text:p>
      <text:p text:style-name="P1">"GARCO",</text:p>
      <text:p text:style-name="P1">"GARDI",</text:p>
      <text:p text:style-name="P1">"GARIO",</text:p>
      <text:p text:style-name="P1">"GARRA",</text:p>
      <text:p text:style-name="P1">"GARUA",</text:p>
      <text:p text:style-name="P1">"GARZA",</text:p>
      <text:p text:style-name="P1">"GARZO",</text:p>
      <text:p text:style-name="P1">"GASTO",</text:p>
      <text:p text:style-name="P1"><text:soft-page-break/>"GASTR",</text:p>
      <text:p text:style-name="P1">"GAUDA",</text:p>
      <text:p text:style-name="P1">"GAUZA",</text:p>
      <text:p text:style-name="P1">"GAVIA",</text:p>
      <text:p text:style-name="P1">"GAYAR",</text:p>
      <text:p text:style-name="P1">"GAYON",</text:p>
      <text:p text:style-name="P1">"GEIJO",</text:p>
      <text:p text:style-name="P1">"GEMIR",</text:p>
      <text:p text:style-name="P1">"GEMMA",</text:p>
      <text:p text:style-name="P1">"GENIL",</text:p>
      <text:p text:style-name="P1">"GENIO",</text:p>
      <text:p text:style-name="P1">"GENTE",</text:p>
      <text:p text:style-name="P1">"GESTA",</text:p>
      <text:p text:style-name="P1">"GESTO",</text:p>
      <text:p text:style-name="P1">"GHANA",</text:p>
      <text:p text:style-name="P1">"GIBAR",</text:p>
      <text:p text:style-name="P1">"GIBON",</text:p>
      <text:p text:style-name="P1">"GIJON",</text:p>
      <text:p text:style-name="P1">"GILVO",</text:p>
      <text:p text:style-name="P1">"GINES",</text:p>
      <text:p text:style-name="P1">"GIRAR",</text:p>
      <text:p text:style-name="P1">"GISEL",</text:p>
      <text:p text:style-name="P1">"GISTE",</text:p>
      <text:p text:style-name="P1">"GIZEH",</text:p>
      <text:p text:style-name="P1">"GLOBO",</text:p>
      <text:p text:style-name="P1">"GLOSA",</text:p>
      <text:p text:style-name="P1">"GLOSE",</text:p>
      <text:p text:style-name="P1">"GLUON",</text:p>
      <text:p text:style-name="P1">"GLUON",</text:p>
      <text:p text:style-name="P1">"GNEIS",</text:p>
      <text:p text:style-name="P1">"GNOME",</text:p>
      <text:p text:style-name="P1">"GNOMO",</text:p>
      <text:p text:style-name="P1">"GOBIO",</text:p>
      <text:p text:style-name="P1">"GOCHO",</text:p>
      <text:p text:style-name="P1">"GOFER",</text:p>
      <text:p text:style-name="P1">"GOFIO",</text:p>
      <text:p text:style-name="P1">"GOLEM",</text:p>
      <text:p text:style-name="P1">"GOLEM",</text:p>
      <text:p text:style-name="P1">"GOLFA",</text:p>
      <text:p text:style-name="P1">"GOLFO",</text:p>
      <text:p text:style-name="P1">"GOLPE",</text:p>
      <text:p text:style-name="P1">"GOMAR",</text:p>
      <text:p text:style-name="P1">"GOMEL",</text:p>
      <text:p text:style-name="P1">"GOMER",</text:p>
      <text:p text:style-name="P1">"GOMIA",</text:p>
      <text:p text:style-name="P1">"GORDO",</text:p>
      <text:p text:style-name="P1">"GORKI",</text:p>
      <text:p text:style-name="P1">"GORRA",</text:p>
      <text:p text:style-name="P1"><text:soft-page-break/>"GORRO",</text:p>
      <text:p text:style-name="P1">"GOTAS",</text:p>
      <text:p text:style-name="P1">"GOTEO",</text:p>
      <text:p text:style-name="P1">"GOTHA",</text:p>
      <text:p text:style-name="P1">"GOZAR",</text:p>
      <text:p text:style-name="P1">"GOZNE",</text:p>
      <text:p text:style-name="P1">"GRADO",</text:p>
      <text:p text:style-name="P1">"GRAFO",</text:p>
      <text:p text:style-name="P1">"GRAFO",</text:p>
      <text:p text:style-name="P1">"GRAJO",</text:p>
      <text:p text:style-name="P1">"GRAMA",</text:p>
      <text:p text:style-name="P1">"GRAMA",</text:p>
      <text:p text:style-name="P1">"GRAMO",</text:p>
      <text:p text:style-name="P1">"GRANO",</text:p>
      <text:p text:style-name="P1">"GRAPA",</text:p>
      <text:p text:style-name="P1">"GRAPO",</text:p>
      <text:p text:style-name="P1">"GRASA",</text:p>
      <text:p text:style-name="P1">"GRASO",</text:p>
      <text:p text:style-name="P1">"GRATA",</text:p>
      <text:p text:style-name="P1">"GRATO",</text:p>
      <text:p text:style-name="P1">"GRAVA",</text:p>
      <text:p text:style-name="P1">"GRAVE",</text:p>
      <text:p text:style-name="P1">"GREBA",</text:p>
      <text:p text:style-name="P1">"GREDA",</text:p>
      <text:p text:style-name="P1">"GRELA",</text:p>
      <text:p text:style-name="P1">"GREÑA",</text:p>
      <text:p text:style-name="P1">"GRIAL",</text:p>
      <text:p text:style-name="P1">"GRIFA",</text:p>
      <text:p text:style-name="P1">"GRIFO",</text:p>
      <text:p text:style-name="P1">"GRIPA",</text:p>
      <text:p text:style-name="P1">"GRIPE",</text:p>
      <text:p text:style-name="P1">"GRISU",</text:p>
      <text:p text:style-name="P1">"GRITA",</text:p>
      <text:p text:style-name="P1">"GRITO",</text:p>
      <text:p text:style-name="P1">"GROAR",</text:p>
      <text:p text:style-name="P1">"GRUIR",</text:p>
      <text:p text:style-name="P1">"GRUMO",</text:p>
      <text:p text:style-name="P1">"GRUPA",</text:p>
      <text:p text:style-name="P1">"GRUPO",</text:p>
      <text:p text:style-name="P1">"GRUTA",</text:p>
      <text:p text:style-name="P1">"GUABA",</text:p>
      <text:p text:style-name="P1">"GUACA",</text:p>
      <text:p text:style-name="P1">"GUACO",</text:p>
      <text:p text:style-name="P1">"GUAJE",</text:p>
      <text:p text:style-name="P1">"GUAMO",</text:p>
      <text:p text:style-name="P1">"GUAPO",</text:p>
      <text:p text:style-name="P1">"GUARA",</text:p>
      <text:p text:style-name="P1">"GUARI",</text:p>
      <text:p text:style-name="P1"><text:soft-page-break/>"GUATA",</text:p>
      <text:p text:style-name="P1">"GUAYU",</text:p>
      <text:p text:style-name="P1">"GUBAN",</text:p>
      <text:p text:style-name="P1">"GUETO",</text:p>
      <text:p text:style-name="P1">"GUGOL",</text:p>
      <text:p text:style-name="P1">"GUIAR",</text:p>
      <text:p text:style-name="P1">"GUIDO",</text:p>
      <text:p text:style-name="P1">"GUIÑO",</text:p>
      <text:p text:style-name="P1">"GUION",</text:p>
      <text:p text:style-name="P1">"GUION",</text:p>
      <text:p text:style-name="P1">"GUIRI",</text:p>
      <text:p text:style-name="P1">"GUISO",</text:p>
      <text:p text:style-name="P1">"GUITA",</text:p>
      <text:p text:style-name="P1">"GUITO",</text:p>
      <text:p text:style-name="P1">"GUIXE",</text:p>
      <text:p text:style-name="P1">"GUIZA",</text:p>
      <text:p text:style-name="P1">"GULAG",</text:p>
      <text:p text:style-name="P1">"GULES",</text:p>
      <text:p text:style-name="P1">"GURDA",</text:p>
      <text:p text:style-name="P1">"GURJE",</text:p>
      <text:p text:style-name="P1">"GURRO",</text:p>
      <text:p text:style-name="P1">"GUSTO",</text:p>
      <text:p text:style-name="P1">"HABAR",</text:p>
      <text:p text:style-name="P1">"HABIL",</text:p>
      <text:p text:style-name="P1">"HABIZ",</text:p>
      <text:p text:style-name="P1">"HABLA",</text:p>
      <text:p text:style-name="P1">"HACER",</text:p>
      <text:p text:style-name="P1">"HACHA",</text:p>
      <text:p text:style-name="P1">"HACHE",</text:p>
      <text:p text:style-name="P1">"HACIA",</text:p>
      <text:p text:style-name="P1">"HADES",</text:p>
      <text:p text:style-name="P1">"HADES",</text:p>
      <text:p text:style-name="P1">"HADID",</text:p>
      <text:p text:style-name="P1">"HADIZ",</text:p>
      <text:p text:style-name="P1">"HAEJU",</text:p>
      <text:p text:style-name="P1">"HAGEN",</text:p>
      <text:p text:style-name="P1">"HAIDA",</text:p>
      <text:p text:style-name="P1">"HAIFA",</text:p>
      <text:p text:style-name="P1">"HAIKU",</text:p>
      <text:p text:style-name="P1">"HAIKU",</text:p>
      <text:p text:style-name="P1">"HAITI",</text:p>
      <text:p text:style-name="P1">"HALAR",</text:p>
      <text:p text:style-name="P1">"HALDA",</text:p>
      <text:p text:style-name="P1">"HALET",</text:p>
      <text:p text:style-name="P1">"HAMPA",</text:p>
      <text:p text:style-name="P1">"HANJA",</text:p>
      <text:p text:style-name="P1">"HANOI",</text:p>
      <text:p text:style-name="P1">"HANZI",</text:p>
      <text:p text:style-name="P1"><text:soft-page-break/>"HAPAX",</text:p>
      <text:p text:style-name="P1">"HARAD",</text:p>
      <text:p text:style-name="P1">"HAREM",</text:p>
      <text:p text:style-name="P1">"HAREN",</text:p>
      <text:p text:style-name="P1">"HARTO",</text:p>
      <text:p text:style-name="P1">"HASIO",</text:p>
      <text:p text:style-name="P1">"HASIZ",</text:p>
      <text:p text:style-name="P1">"HASTA",</text:p>
      <text:p text:style-name="P1">"HAUSA",</text:p>
      <text:p text:style-name="P1">"HAVRE",</text:p>
      <text:p text:style-name="P1">"HAWAI",</text:p>
      <text:p text:style-name="P1">"HEBRA",</text:p>
      <text:p text:style-name="P1">"HECHO",</text:p>
      <text:p text:style-name="P1">"HECTO",</text:p>
      <text:p text:style-name="P1">"HEDER",</text:p>
      <text:p text:style-name="P1">"HEDOR",</text:p>
      <text:p text:style-name="P1">"HEFEI",</text:p>
      <text:p text:style-name="P1">"HEIDI",</text:p>
      <text:p text:style-name="P1">"HELAR",</text:p>
      <text:p text:style-name="P1">"HELEN",</text:p>
      <text:p text:style-name="P1">"HELIA",</text:p>
      <text:p text:style-name="P1">"HELIO",</text:p>
      <text:p text:style-name="P1">"HELOR",</text:p>
      <text:p text:style-name="P1">"HENAR",</text:p>
      <text:p text:style-name="P1">"HENIL",</text:p>
      <text:p text:style-name="P1">"HEÑIR",</text:p>
      <text:p text:style-name="P1">"HEPAT",</text:p>
      <text:p text:style-name="P1">"HERÃT",</text:p>
      <text:p text:style-name="P1">"HERIR",</text:p>
      <text:p text:style-name="P1">"HERNA",</text:p>
      <text:p text:style-name="P1">"HERNE",</text:p>
      <text:p text:style-name="P1">"HEROE",</text:p>
      <text:p text:style-name="P1">"HESSE",</text:p>
      <text:p text:style-name="P1">"HEVEA",</text:p>
      <text:p text:style-name="P1">"HIATO",</text:p>
      <text:p text:style-name="P1">"HIDNO",</text:p>
      <text:p text:style-name="P1">"HIDRA",</text:p>
      <text:p text:style-name="P1">"HIDRA",</text:p>
      <text:p text:style-name="P1">"HIDRO",</text:p>
      <text:p text:style-name="P1">"HIELO",</text:p>
      <text:p text:style-name="P1">"HIENA",</text:p>
      <text:p text:style-name="P1">"HILAR",</text:p>
      <text:p text:style-name="P1">"HILDA",</text:p>
      <text:p text:style-name="P1">"HIMNO",</text:p>
      <text:p text:style-name="P1">"HINDI",</text:p>
      <text:p text:style-name="P1">"HINDU",</text:p>
      <text:p text:style-name="P1">"HIÑIR",</text:p>
      <text:p text:style-name="P1">"HIPAR",</text:p>
      <text:p text:style-name="P1"><text:soft-page-break/>"HIPER",</text:p>
      <text:p text:style-name="P1">"HISTO",</text:p>
      <text:p text:style-name="P1">"HITAR",</text:p>
      <text:p text:style-name="P1">"HITON",</text:p>
      <text:p text:style-name="P1">"HIYAB",</text:p>
      <text:p text:style-name="P1">"HOGAR",</text:p>
      <text:p text:style-name="P1">"HOMER",</text:p>
      <text:p text:style-name="P1">"HONDA",</text:p>
      <text:p text:style-name="P1">"HONDO",</text:p>
      <text:p text:style-name="P1">"HONGO",</text:p>
      <text:p text:style-name="P1">"HONOR",</text:p>
      <text:p text:style-name="P1">"HONRA",</text:p>
      <text:p text:style-name="P1">"HORAS",</text:p>
      <text:p text:style-name="P1">"HORCA",</text:p>
      <text:p text:style-name="P1">"HORDA",</text:p>
      <text:p text:style-name="P1">"HOREO",</text:p>
      <text:p text:style-name="P1">"HORMA",</text:p>
      <text:p text:style-name="P1">"HORNO",</text:p>
      <text:p text:style-name="P1">"HORNO",</text:p>
      <text:p text:style-name="P1">"HORRO",</text:p>
      <text:p text:style-name="P1">"HOSCO",</text:p>
      <text:p text:style-name="P1">"HOTAN",</text:p>
      <text:p text:style-name="P1">"HOTEL",</text:p>
      <text:p text:style-name="P1">"HOYAR",</text:p>
      <text:p text:style-name="P1">"HOZAR",</text:p>
      <text:p text:style-name="P1">"HUACA",</text:p>
      <text:p text:style-name="P1">"HUACH",</text:p>
      <text:p text:style-name="P1">"HUACO",</text:p>
      <text:p text:style-name="P1">"HUARA",</text:p>
      <text:p text:style-name="P1">"HUASO",</text:p>
      <text:p text:style-name="P1">"HUBLI",</text:p>
      <text:p text:style-name="P1">"HUCHA",</text:p>
      <text:p text:style-name="P1">"HUECO",</text:p>
      <text:p text:style-name="P1">"HUELE",</text:p>
      <text:p text:style-name="P1">"HUEMA",</text:p>
      <text:p text:style-name="P1">"HUEÑI",</text:p>
      <text:p text:style-name="P1">"HUEON",</text:p>
      <text:p text:style-name="P1">"HUEPO",</text:p>
      <text:p text:style-name="P1">"HUESO",</text:p>
      <text:p text:style-name="P1">"HUEVA",</text:p>
      <text:p text:style-name="P1">"HUEVO",</text:p>
      <text:p text:style-name="P1">"HUIFA",</text:p>
      <text:p text:style-name="P1">"HUILA",</text:p>
      <text:p text:style-name="P1">"HUIÑA",</text:p>
      <text:p text:style-name="P1">"HUIRO",</text:p>
      <text:p text:style-name="P1">"HULAR",</text:p>
      <text:p text:style-name="P1">"HULLA",</text:p>
      <text:p text:style-name="P1">"HUMAR",</text:p>
      <text:p text:style-name="P1"><text:soft-page-break/>"HUMOR",</text:p>
      <text:p text:style-name="P1">"HUMOS",</text:p>
      <text:p text:style-name="P1">"HUMUS",</text:p>
      <text:p text:style-name="P1">"HURCO",</text:p>
      <text:p text:style-name="P1">"HURON",</text:p>
      <text:p text:style-name="P1">"HURRA",</text:p>
      <text:p text:style-name="P1">"HURTO",</text:p>
      <text:p text:style-name="P1">"HUSAR",</text:p>
      <text:p text:style-name="P1">"HUSMO",</text:p>
      <text:p text:style-name="P1">"HUTIA",</text:p>
      <text:p text:style-name="P1">"HYDRA",</text:p>
      <text:p text:style-name="P1">"IAMOS",</text:p>
      <text:p text:style-name="P1">"IBICE",</text:p>
      <text:p text:style-name="P1">"IBIZA",</text:p>
      <text:p text:style-name="P1">"ICACO",</text:p>
      <text:p text:style-name="P1">"ICARO",</text:p>
      <text:p text:style-name="P1">"ICIPO",</text:p>
      <text:p text:style-name="P1">"ICONO",</text:p>
      <text:p text:style-name="P1">"ICONO",</text:p>
      <text:p text:style-name="P1">"IDAHO",</text:p>
      <text:p text:style-name="P1">"IDEAL",</text:p>
      <text:p text:style-name="P1">"IDEAR",</text:p>
      <text:p text:style-name="P1">"IDEAY",</text:p>
      <text:p text:style-name="P1">"IDERO",</text:p>
      <text:p text:style-name="P1">"IENTE",</text:p>
      <text:p text:style-name="P1">"IFERO",</text:p>
      <text:p text:style-name="P1">"IGNEO",</text:p>
      <text:p text:style-name="P1">"IGUAL",</text:p>
      <text:p text:style-name="P1">"IGUAR",</text:p>
      <text:p text:style-name="P1">"IHRAM",</text:p>
      <text:p text:style-name="P1">"IJADA",</text:p>
      <text:p text:style-name="P1">"ILEON",</text:p>
      <text:p text:style-name="P1">"ILESO",</text:p>
      <text:p text:style-name="P1">"ILICI",</text:p>
      <text:p text:style-name="P1">"ILLON",</text:p>
      <text:p text:style-name="P1">"ILOTA",</text:p>
      <text:p text:style-name="P1">"ILURO",</text:p>
      <text:p text:style-name="P1">"ILUSO",</text:p>
      <text:p text:style-name="P1">"IMADA",</text:p>
      <text:p text:style-name="P1">"IMPAR",</text:p>
      <text:p text:style-name="P1">"IMPIO",</text:p>
      <text:p text:style-name="P1">"IÑAKI",</text:p>
      <text:p text:style-name="P1">"INANE",</text:p>
      <text:p text:style-name="P1">"INDEX",</text:p>
      <text:p text:style-name="P1">"INDIA",</text:p>
      <text:p text:style-name="P1">"INDIO",</text:p>
      <text:p text:style-name="P1">"INDIO",</text:p>
      <text:p text:style-name="P1">"INDRI",</text:p>
      <text:p text:style-name="P1"><text:soft-page-break/>"INFRA",</text:p>
      <text:p text:style-name="P1">"INGLE",</text:p>
      <text:p text:style-name="P1">"IÑIGO",</text:p>
      <text:p text:style-name="P1">"INTER",</text:p>
      <text:p text:style-name="P1">"INUIT",</text:p>
      <text:p text:style-name="P1">"INVAR",</text:p>
      <text:p text:style-name="P1">"IONES",</text:p>
      <text:p text:style-name="P1">"IRANI",</text:p>
      <text:p text:style-name="P1">"IRBID",</text:p>
      <text:p text:style-name="P1">"IRBIL",</text:p>
      <text:p text:style-name="P1">"IRENE",</text:p>
      <text:p text:style-name="P1">"IRINA",</text:p>
      <text:p text:style-name="P1">"ISAAC",</text:p>
      <text:p text:style-name="P1">"ISLAM",</text:p>
      <text:p text:style-name="P1">"ISTMO",</text:p>
      <text:p text:style-name="P1">"ITACA",</text:p>
      <text:p text:style-name="P1">"ITIVA",</text:p>
      <text:p text:style-name="P1">"ITIVO",</text:p>
      <text:p text:style-name="P1">"ITRIO",</text:p>
      <text:p text:style-name="P1">"ITZAJ",</text:p>
      <text:p text:style-name="P1">"ITZEL",</text:p>
      <text:p text:style-name="P1">"IVANA",</text:p>
      <text:p text:style-name="P1">"IWAKI",</text:p>
      <text:p text:style-name="P1">"IXTLE",</text:p>
      <text:p text:style-name="P1">"IZMIR",</text:p>
      <text:p text:style-name="P1">"IZMIT",</text:p>
      <text:p text:style-name="P1">"IZOTE",</text:p>
      <text:p text:style-name="P1">"JABON",</text:p>
      <text:p text:style-name="P1">"JACAL",</text:p>
      <text:p text:style-name="P1">"JACOB",</text:p>
      <text:p text:style-name="P1">"JADEO",</text:p>
      <text:p text:style-name="P1">"JAIBA",</text:p>
      <text:p text:style-name="P1">"JAIMA",</text:p>
      <text:p text:style-name="P1">"JAIME",</text:p>
      <text:p text:style-name="P1">"JAIRO",</text:p>
      <text:p text:style-name="P1">"JALAR",</text:p>
      <text:p text:style-name="P1">"JALEA",</text:p>
      <text:p text:style-name="P1">"JALEO",</text:p>
      <text:p text:style-name="P1">"JALON",</text:p>
      <text:p text:style-name="P1">"JAMAR",</text:p>
      <text:p text:style-name="P1">"JAMBA",</text:p>
      <text:p text:style-name="P1">"JAMBU",</text:p>
      <text:p text:style-name="P1">"JAMIN",</text:p>
      <text:p text:style-name="P1">"JAMMU",</text:p>
      <text:p text:style-name="P1">"JAMON",</text:p>
      <text:p text:style-name="P1">"JAPON",</text:p>
      <text:p text:style-name="P1">"JAQUE",</text:p>
      <text:p text:style-name="P1">"JARAL",</text:p>
      <text:p text:style-name="P1"><text:soft-page-break/>"JARDA",</text:p>
      <text:p text:style-name="P1">"JARDO",</text:p>
      <text:p text:style-name="P1">"JARRA",</text:p>
      <text:p text:style-name="P1">"JARRO",</text:p>
      <text:p text:style-name="P1">"JASAR",</text:p>
      <text:p text:style-name="P1">"JASPE",</text:p>
      <text:p text:style-name="P1">"JAUJA",</text:p>
      <text:p text:style-name="P1">"JAULA",</text:p>
      <text:p text:style-name="P1">"JEBUS",</text:p>
      <text:p text:style-name="P1">"JEDAR",</text:p>
      <text:p text:style-name="P1">"JEDER",</text:p>
      <text:p text:style-name="P1">"JEITO",</text:p>
      <text:p text:style-name="P1">"JEJEN",</text:p>
      <text:p text:style-name="P1">"JELEC",</text:p>
      <text:p text:style-name="P1">"JEMER",</text:p>
      <text:p text:style-name="P1">"JEQUE",</text:p>
      <text:p text:style-name="P1">"JERBA",</text:p>
      <text:p text:style-name="P1">"JEREZ",</text:p>
      <text:p text:style-name="P1">"JEREZ",</text:p>
      <text:p text:style-name="P1">"JERGA",</text:p>
      <text:p text:style-name="P1">"JERMU",</text:p>
      <text:p text:style-name="P1">"JESUS",</text:p>
      <text:p text:style-name="P1">"JETAR",</text:p>
      <text:p text:style-name="P1">"JIBIA",</text:p>
      <text:p text:style-name="P1">"JICHO",</text:p>
      <text:p text:style-name="P1">"JIDDA",</text:p>
      <text:p text:style-name="P1">"JILIN",</text:p>
      <text:p text:style-name="P1">"JIMAR",</text:p>
      <text:p text:style-name="P1">"JINAN",</text:p>
      <text:p text:style-name="P1">"JIÑAR",</text:p>
      <text:p text:style-name="P1">"JIOTE",</text:p>
      <text:p text:style-name="P1">"JIPIL",</text:p>
      <text:p text:style-name="P1">"JIRON",</text:p>
      <text:p text:style-name="P1">"JITAR",</text:p>
      <text:p text:style-name="P1">"JITON",</text:p>
      <text:p text:style-name="P1">"JODER",</text:p>
      <text:p text:style-name="P1">"JONAS",</text:p>
      <text:p text:style-name="P1">"JONGA",</text:p>
      <text:p text:style-name="P1">"JONGO",</text:p>
      <text:p text:style-name="P1">"JONIO",</text:p>
      <text:p text:style-name="P1">"JORDI",</text:p>
      <text:p text:style-name="P1">"JORGE",</text:p>
      <text:p text:style-name="P1">"JORRO",</text:p>
      <text:p text:style-name="P1">"JOSUE",</text:p>
      <text:p text:style-name="P1">"JOVEN",</text:p>
      <text:p text:style-name="P1">"JOYEL",</text:p>
      <text:p text:style-name="P1">"JUANA",</text:p>
      <text:p text:style-name="P1">"JUBON",</text:p>
      <text:p text:style-name="P1"><text:soft-page-break/>"JUDAS",</text:p>
      <text:p text:style-name="P1">"JUDAS",</text:p>
      <text:p text:style-name="P1">"JUDIO",</text:p>
      <text:p text:style-name="P1">"JUDIT",</text:p>
      <text:p text:style-name="P1">"JUEGO",</text:p>
      <text:p text:style-name="P1">"JUEZA",</text:p>
      <text:p text:style-name="P1">"JUGAR",</text:p>
      <text:p text:style-name="P1">"JUGON",</text:p>
      <text:p text:style-name="P1">"JUJUY",</text:p>
      <text:p text:style-name="P1">"JULIA",</text:p>
      <text:p text:style-name="P1">"JULIO",</text:p>
      <text:p text:style-name="P1">"JULIO",</text:p>
      <text:p text:style-name="P1">"JUNAR",</text:p>
      <text:p text:style-name="P1">"JUNIN",</text:p>
      <text:p text:style-name="P1">"JUNIO",</text:p>
      <text:p text:style-name="P1">"JUÑIR",</text:p>
      <text:p text:style-name="P1">"JUNTA",</text:p>
      <text:p text:style-name="P1">"JURAR",</text:p>
      <text:p text:style-name="P1">"JURGO",</text:p>
      <text:p text:style-name="P1">"JUSTO",</text:p>
      <text:p text:style-name="P1">"JUSTO",</text:p>
      <text:p text:style-name="P1">"KABAK",</text:p>
      <text:p text:style-name="P1">"KABIN",</text:p>
      <text:p text:style-name="P1">"KABUL",</text:p>
      <text:p text:style-name="P1">"KABWE",</text:p>
      <text:p text:style-name="P1">"KADAR",</text:p>
      <text:p text:style-name="P1">"KAGNA",</text:p>
      <text:p text:style-name="P1">"KAHUE",</text:p>
      <text:p text:style-name="P1">"KAJAL",</text:p>
      <text:p text:style-name="P1">"KAKUY",</text:p>
      <text:p text:style-name="P1">"KALPA",</text:p>
      <text:p text:style-name="P1">"KANJI",</text:p>
      <text:p text:style-name="P1">"KANNA",</text:p>
      <text:p text:style-name="P1">"KANUN",</text:p>
      <text:p text:style-name="P1">"KAPOT",</text:p>
      <text:p text:style-name="P1">"KAPPA",</text:p>
      <text:p text:style-name="P1">"KARAJ",</text:p>
      <text:p text:style-name="P1">"KARIM",</text:p>
      <text:p text:style-name="P1">"KARMA",</text:p>
      <text:p text:style-name="P1">"KARSI",</text:p>
      <text:p text:style-name="P1">"KASHI",</text:p>
      <text:p text:style-name="P1">"KASUR",</text:p>
      <text:p text:style-name="P1">"KAYAK",</text:p>
      <text:p text:style-name="P1">"KAZAN",</text:p>
      <text:p text:style-name="P1">"KEBAB",</text:p>
      <text:p text:style-name="P1">"KEFIR",</text:p>
      <text:p text:style-name="P1">"KEILA",</text:p>
      <text:p text:style-name="P1">"KENIA",</text:p>
      <text:p text:style-name="P1"><text:soft-page-break/>"KERCH",</text:p>
      <text:p text:style-name="P1">"KINES",</text:p>
      <text:p text:style-name="P1">"KIOTO",</text:p>
      <text:p text:style-name="P1">"KITWE",</text:p>
      <text:p text:style-name="P1">"KOALA",</text:p>
      <text:p text:style-name="P1">"KOCHI",</text:p>
      <text:p text:style-name="P1">"KOFER",</text:p>
      <text:p text:style-name="P1">"KOINE",</text:p>
      <text:p text:style-name="P1">"KONYA",</text:p>
      <text:p text:style-name="P1">"KOPEK",</text:p>
      <text:p text:style-name="P1">"KOROR",</text:p>
      <text:p text:style-name="P1">"KOTEL",</text:p>
      <text:p text:style-name="P1">"KRILL",</text:p>
      <text:p text:style-name="P1">"KRONA",</text:p>
      <text:p text:style-name="P1">"KUNZA",</text:p>
      <text:p text:style-name="P1">"KURDO",</text:p>
      <text:p text:style-name="P1">"KURSK",</text:p>
      <text:p text:style-name="P1">"LABEO",</text:p>
      <text:p text:style-name="P1">"LABIA",</text:p>
      <text:p text:style-name="P1">"LABIL",</text:p>
      <text:p text:style-name="P1">"LABIO",</text:p>
      <text:p text:style-name="P1">"LABOR",</text:p>
      <text:p text:style-name="P1">"LACAR",</text:p>
      <text:p text:style-name="P1">"LACHA",</text:p>
      <text:p text:style-name="P1">"LACHO",</text:p>
      <text:p text:style-name="P1">"LACIO",</text:p>
      <text:p text:style-name="P1">"LACON",</text:p>
      <text:p text:style-name="P1">"LACRA",</text:p>
      <text:p text:style-name="P1">"LACRE",</text:p>
      <text:p text:style-name="P1">"LADRA",</text:p>
      <text:p text:style-name="P1">"LAGAR",</text:p>
      <text:p text:style-name="P1">"LAGOS",</text:p>
      <text:p text:style-name="P1">"LAGUA",</text:p>
      <text:p text:style-name="P1">"LAHTI",</text:p>
      <text:p text:style-name="P1">"LAICO",</text:p>
      <text:p text:style-name="P1">"LAJES",</text:p>
      <text:p text:style-name="P1">"LAMED",</text:p>
      <text:p text:style-name="P1">"LAMER",</text:p>
      <text:p text:style-name="P1">"LAMPO",</text:p>
      <text:p text:style-name="P1">"LAÑAR",</text:p>
      <text:p text:style-name="P1">"LANCE",</text:p>
      <text:p text:style-name="P1">"LANDE",</text:p>
      <text:p text:style-name="P1">"LANZA",</text:p>
      <text:p text:style-name="P1">"LAPIZ",</text:p>
      <text:p text:style-name="P1">"LAPSO",</text:p>
      <text:p text:style-name="P1">"LARES",</text:p>
      <text:p text:style-name="P1">"LARGO",</text:p>
      <text:p text:style-name="P1">"LARVA",</text:p>
      <text:p text:style-name="P1"><text:soft-page-break/>"LASCA",</text:p>
      <text:p text:style-name="P1">"LATEX",</text:p>
      <text:p text:style-name="P1">"LATEX",</text:p>
      <text:p text:style-name="P1">"LATIN",</text:p>
      <text:p text:style-name="P1">"LATIR",</text:p>
      <text:p text:style-name="P1">"LATON",</text:p>
      <text:p text:style-name="P1">"LAUDA",</text:p>
      <text:p text:style-name="P1">"LAUDE",</text:p>
      <text:p text:style-name="P1">"LAUDO",</text:p>
      <text:p text:style-name="P1">"LAUNA",</text:p>
      <text:p text:style-name="P1">"LAURA",</text:p>
      <text:p text:style-name="P1">"LAURO",</text:p>
      <text:p text:style-name="P1">"LAVAR",</text:p>
      <text:p text:style-name="P1">"LAXAR",</text:p>
      <text:p text:style-name="P1">"LAYAR",</text:p>
      <text:p text:style-name="P1">"LAZAR",</text:p>
      <text:p text:style-name="P1">"LECHA",</text:p>
      <text:p text:style-name="P1">"LECHE",</text:p>
      <text:p text:style-name="P1">"LECHO",</text:p>
      <text:p text:style-name="P1">"LEEDS",</text:p>
      <text:p text:style-name="P1">"LEGAL",</text:p>
      <text:p text:style-name="P1">"LEGAR",</text:p>
      <text:p text:style-name="P1">"LEGUA",</text:p>
      <text:p text:style-name="P1">"LEILA",</text:p>
      <text:p text:style-name="P1">"LEIMA",</text:p>
      <text:p text:style-name="P1">"LEJIA",</text:p>
      <text:p text:style-name="P1">"LEJOS",</text:p>
      <text:p text:style-name="P1">"LEMBO",</text:p>
      <text:p text:style-name="P1">"LEMPA",</text:p>
      <text:p text:style-name="P1">"LEMUR",</text:p>
      <text:p text:style-name="P1">"LEÑAR",</text:p>
      <text:p text:style-name="P1">"LENGA",</text:p>
      <text:p text:style-name="P1">"LENIN",</text:p>
      <text:p text:style-name="P1">"LENKA",</text:p>
      <text:p text:style-name="P1">"LENTE",</text:p>
      <text:p text:style-name="P1">"LENTO",</text:p>
      <text:p text:style-name="P1">"LEONA",</text:p>
      <text:p text:style-name="P1">"LEONE",</text:p>
      <text:p text:style-name="P1">"LEPRA",</text:p>
      <text:p text:style-name="P1">"LERDO",</text:p>
      <text:p text:style-name="P1">"LESEO",</text:p>
      <text:p text:style-name="P1">"LESNA",</text:p>
      <text:p text:style-name="P1">"LESTE",</text:p>
      <text:p text:style-name="P1">"LETAL",</text:p>
      <text:p text:style-name="P1">"LETEO",</text:p>
      <text:p text:style-name="P1">"LETEO",</text:p>
      <text:p text:style-name="P1">"LETON",</text:p>
      <text:p text:style-name="P1">"LETRA",</text:p>
      <text:p text:style-name="P1"><text:soft-page-break/>"LEUCA",</text:p>
      <text:p text:style-name="P1">"LEUGA",</text:p>
      <text:p text:style-name="P1">"LEVAR",</text:p>
      <text:p text:style-name="P1">"LEYLA",</text:p>
      <text:p text:style-name="P1">"LEZNA",</text:p>
      <text:p text:style-name="P1">"LIANA",</text:p>
      <text:p text:style-name="P1">"LIAZA",</text:p>
      <text:p text:style-name="P1">"LIBAR",</text:p>
      <text:p text:style-name="P1">"LIBIA",</text:p>
      <text:p text:style-name="P1">"LIBIO",</text:p>
      <text:p text:style-name="P1">"LIBRA",</text:p>
      <text:p text:style-name="P1">"LIBRA",</text:p>
      <text:p text:style-name="P1">"LIBRE",</text:p>
      <text:p text:style-name="P1">"LIBRO",</text:p>
      <text:p text:style-name="P1">"LICAR",</text:p>
      <text:p text:style-name="P1">"LICEO",</text:p>
      <text:p text:style-name="P1">"LICEO",</text:p>
      <text:p text:style-name="P1">"LICOR",</text:p>
      <text:p text:style-name="P1">"LIDER",</text:p>
      <text:p text:style-name="P1">"LIDIA",</text:p>
      <text:p text:style-name="P1">"LIDIA",</text:p>
      <text:p text:style-name="P1">"LIEGO",</text:p>
      <text:p text:style-name="P1">"LIEJA",</text:p>
      <text:p text:style-name="P1">"LIEVE",</text:p>
      <text:p text:style-name="P1">"LIGAR",</text:p>
      <text:p text:style-name="P1">"LIGIA",</text:p>
      <text:p text:style-name="P1">"LIGON",</text:p>
      <text:p text:style-name="P1">"LIGRE",</text:p>
      <text:p text:style-name="P1">"LIGUA",</text:p>
      <text:p text:style-name="P1">"LIGUE",</text:p>
      <text:p text:style-name="P1">"LIGUR",</text:p>
      <text:p text:style-name="P1">"LIJAR",</text:p>
      <text:p text:style-name="P1">"LILIA",</text:p>
      <text:p text:style-name="P1">"LILLE",</text:p>
      <text:p text:style-name="P1">"LILLO",</text:p>
      <text:p text:style-name="P1">"LIMAR",</text:p>
      <text:p text:style-name="P1">"LIMBO",</text:p>
      <text:p text:style-name="P1">"LIMEN",</text:p>
      <text:p text:style-name="P1">"LIMON",</text:p>
      <text:p text:style-name="P1">"LIMON",</text:p>
      <text:p text:style-name="P1">"LINAO",</text:p>
      <text:p text:style-name="P1">"LINAR",</text:p>
      <text:p text:style-name="P1">"LINCE",</text:p>
      <text:p text:style-name="P1">"LINDA",</text:p>
      <text:p text:style-name="P1">"LINDE",</text:p>
      <text:p text:style-name="P1">"LINDO",</text:p>
      <text:p text:style-name="P1">"LINEA",</text:p>
      <text:p text:style-name="P1">"LINEO",</text:p>
      <text:p text:style-name="P1"><text:soft-page-break/>"LINFA",</text:p>
      <text:p text:style-name="P1">"LINGA",</text:p>
      <text:p text:style-name="P1">"LINUX",</text:p>
      <text:p text:style-name="P1">"LIRIO",</text:p>
      <text:p text:style-name="P1">"LIRON",</text:p>
      <text:p text:style-name="P1">"LISOR",</text:p>
      <text:p text:style-name="P1">"LISTA",</text:p>
      <text:p text:style-name="P1">"LISTO",</text:p>
      <text:p text:style-name="P1">"LITAR",</text:p>
      <text:p text:style-name="P1">"LITAS",</text:p>
      <text:p text:style-name="P1">"LITIO",</text:p>
      <text:p text:style-name="P1">"LITRE",</text:p>
      <text:p text:style-name="P1">"LITRO",</text:p>
      <text:p text:style-name="P1">"LLACA",</text:p>
      <text:p text:style-name="P1">"LLAGA",</text:p>
      <text:p text:style-name="P1">"LLAMA",</text:p>
      <text:p text:style-name="P1">"LLANO",</text:p>
      <text:p text:style-name="P1">"LLAVE",</text:p>
      <text:p text:style-name="P1">"LLECO",</text:p>
      <text:p text:style-name="P1">"LLEGA",</text:p>
      <text:p text:style-name="P1">"LLENO",</text:p>
      <text:p text:style-name="P1">"LOBBY",</text:p>
      <text:p text:style-name="P1">"LOBOS",</text:p>
      <text:p text:style-name="P1">"LOCAL",</text:p>
      <text:p text:style-name="P1">"LOCHA",</text:p>
      <text:p text:style-name="P1">"LOCRO",</text:p>
      <text:p text:style-name="P1">"LOESS",</text:p>
      <text:p text:style-name="P1">"LOGAR",</text:p>
      <text:p text:style-name="P1">"LOGIA",</text:p>
      <text:p text:style-name="P1">"LOGIA",</text:p>
      <text:p text:style-name="P1">"LOGOS",</text:p>
      <text:p text:style-name="P1">"LOGOS",</text:p>
      <text:p text:style-name="P1">"LOGRO",</text:p>
      <text:p text:style-name="P1">"LOICA",</text:p>
      <text:p text:style-name="P1">"LOINO",</text:p>
      <text:p text:style-name="P1">"LONGI",</text:p>
      <text:p text:style-name="P1">"LONJA",</text:p>
      <text:p text:style-name="P1">"LOPAS",</text:p>
      <text:p text:style-name="P1">"LORNA",</text:p>
      <text:p text:style-name="P1">"LOSAR",</text:p>
      <text:p text:style-name="P1">"LUCAS",</text:p>
      <text:p text:style-name="P1">"LUCHA",</text:p>
      <text:p text:style-name="P1">"LUCHA",</text:p>
      <text:p text:style-name="P1">"LUCHE",</text:p>
      <text:p text:style-name="P1">"LUCHO",</text:p>
      <text:p text:style-name="P1">"LUCIA",</text:p>
      <text:p text:style-name="P1">"LUCIO",</text:p>
      <text:p text:style-name="P1">"LUCIR",</text:p>
      <text:p text:style-name="P1"><text:soft-page-break/>"LUCRO",</text:p>
      <text:p text:style-name="P1">"LUDIR",</text:p>
      <text:p text:style-name="P1">"LUEGO",</text:p>
      <text:p text:style-name="P1">"LUGAR",</text:p>
      <text:p text:style-name="P1">"LUISA",</text:p>
      <text:p text:style-name="P1">"LUJAR",</text:p>
      <text:p text:style-name="P1">"LULAV",</text:p>
      <text:p text:style-name="P1">"LUMEN",</text:p>
      <text:p text:style-name="P1">"LUMIA",</text:p>
      <text:p text:style-name="P1">"LUNAR",</text:p>
      <text:p text:style-name="P1">"LUNES",</text:p>
      <text:p text:style-name="P1">"LUNFA",</text:p>
      <text:p text:style-name="P1">"LUPIN",</text:p>
      <text:p text:style-name="P1">"LUPUS",</text:p>
      <text:p text:style-name="P1">"LUPUS",</text:p>
      <text:p text:style-name="P1">"LUSCO",</text:p>
      <text:p text:style-name="P1">"LUXAR",</text:p>
      <text:p text:style-name="P1">"LUZIO",</text:p>
      <text:p text:style-name="P1">"MABEL",</text:p>
      <text:p text:style-name="P1">"MACAL",</text:p>
      <text:p text:style-name="P1">"MACAO",</text:p>
      <text:p text:style-name="P1">"MACAR",</text:p>
      <text:p text:style-name="P1">"MACHA",</text:p>
      <text:p text:style-name="P1">"MACHI",</text:p>
      <text:p text:style-name="P1">"MACHO",</text:p>
      <text:p text:style-name="P1">"MACLA",</text:p>
      <text:p text:style-name="P1">"MACOY",</text:p>
      <text:p text:style-name="P1">"MACUÑ",</text:p>
      <text:p text:style-name="P1">"MADRE",</text:p>
      <text:p text:style-name="P1">"MAESA",</text:p>
      <text:p text:style-name="P1">"MAESE",</text:p>
      <text:p text:style-name="P1">"MAFIA",</text:p>
      <text:p text:style-name="P1">"MAGDA",</text:p>
      <text:p text:style-name="P1">"MAGIA",</text:p>
      <text:p text:style-name="P1">"MAGIN",</text:p>
      <text:p text:style-name="P1">"MAGMA",</text:p>
      <text:p text:style-name="P1">"MAGNO",</text:p>
      <text:p text:style-name="P1">"MAGRA",</text:p>
      <text:p text:style-name="P1">"MAGRO",</text:p>
      <text:p text:style-name="P1">"MAGUA",</text:p>
      <text:p text:style-name="P1">"MAHON",</text:p>
      <text:p text:style-name="P1">"MAHUL",</text:p>
      <text:p text:style-name="P1">"MAINE",</text:p>
      <text:p text:style-name="P1">"MAIPO",</text:p>
      <text:p text:style-name="P1">"MAJAR",</text:p>
      <text:p text:style-name="P1">"MALLA",</text:p>
      <text:p text:style-name="P1">"MALLO",</text:p>
      <text:p text:style-name="P1">"MALON",</text:p>
      <text:p text:style-name="P1"><text:soft-page-break/>"MALTA",</text:p>
      <text:p text:style-name="P1">"MALTA",</text:p>
      <text:p text:style-name="P1">"MALVA",</text:p>
      <text:p text:style-name="P1">"MALVA",</text:p>
      <text:p text:style-name="P1">"MAMAR",</text:p>
      <text:p text:style-name="P1">"MAMBI",</text:p>
      <text:p text:style-name="P1">"MAMBO",</text:p>
      <text:p text:style-name="P1">"MAMON",</text:p>
      <text:p text:style-name="P1">"MAMUA",</text:p>
      <text:p text:style-name="P1">"MAMUT",</text:p>
      <text:p text:style-name="P1">"MANAR",</text:p>
      <text:p text:style-name="P1">"MANAT",</text:p>
      <text:p text:style-name="P1">"MANCO",</text:p>
      <text:p text:style-name="P1">"MANDO",</text:p>
      <text:p text:style-name="P1">"MANEA",</text:p>
      <text:p text:style-name="P1">"MANES",</text:p>
      <text:p text:style-name="P1">"MANGA",</text:p>
      <text:p text:style-name="P1">"MANGO",</text:p>
      <text:p text:style-name="P1">"MANIA",</text:p>
      <text:p text:style-name="P1">"MAÑIO",</text:p>
      <text:p text:style-name="P1">"MANIR",</text:p>
      <text:p text:style-name="P1">"MANSO",</text:p>
      <text:p text:style-name="P1">"MANTA",</text:p>
      <text:p text:style-name="P1">"MANTO",</text:p>
      <text:p text:style-name="P1">"MANUS",</text:p>
      <text:p text:style-name="P1">"MAORI",</text:p>
      <text:p text:style-name="P1">"MAPEO",</text:p>
      <text:p text:style-name="P1">"MAQUE",</text:p>
      <text:p text:style-name="P1">"MAQUI",</text:p>
      <text:p text:style-name="P1">"MARCA",</text:p>
      <text:p text:style-name="P1">"MARCO",</text:p>
      <text:p text:style-name="P1">"MAREA",</text:p>
      <text:p text:style-name="P1">"MAREL",</text:p>
      <text:p text:style-name="P1">"MAREO",</text:p>
      <text:p text:style-name="P1">"MARGA",</text:p>
      <text:p text:style-name="P1">"MARIA",</text:p>
      <text:p text:style-name="P1">"MARIA",</text:p>
      <text:p text:style-name="P1">"MARIO",</text:p>
      <text:p text:style-name="P1">"MARLO",</text:p>
      <text:p text:style-name="P1">"MARRO",</text:p>
      <text:p text:style-name="P1">"MARTA",</text:p>
      <text:p text:style-name="P1">"MARTE",</text:p>
      <text:p text:style-name="P1">"MARZO",</text:p>
      <text:p text:style-name="P1">"MASAR",</text:p>
      <text:p text:style-name="P1">"MASIA",</text:p>
      <text:p text:style-name="P1">"MASLO",</text:p>
      <text:p text:style-name="P1">"MATAR",</text:p>
      <text:p text:style-name="P1">"MATEO",</text:p>
      <text:p text:style-name="P1"><text:soft-page-break/>"MATEO",</text:p>
      <text:p text:style-name="P1">"MATIZ",</text:p>
      <text:p text:style-name="P1">"MAULA",</text:p>
      <text:p text:style-name="P1">"MAULE",</text:p>
      <text:p text:style-name="P1">"MAURO",</text:p>
      <text:p text:style-name="P1">"MAYAL",</text:p>
      <text:p text:style-name="P1">"MAYAR",</text:p>
      <text:p text:style-name="P1">"MAYOR",</text:p>
      <text:p text:style-name="P1">"MAZAR",</text:p>
      <text:p text:style-name="P1">"MBEYA",</text:p>
      <text:p text:style-name="P1">"MEATO",</text:p>
      <text:p text:style-name="P1">"MEBLI",</text:p>
      <text:p text:style-name="P1">"MECER",</text:p>
      <text:p text:style-name="P1">"MECHA",</text:p>
      <text:p text:style-name="P1">"MECON",</text:p>
      <text:p text:style-name="P1">"MEDIA",</text:p>
      <text:p text:style-name="P1">"MEDIA",</text:p>
      <text:p text:style-name="P1">"MEDIO",</text:p>
      <text:p text:style-name="P1">"MEDIR",</text:p>
      <text:p text:style-name="P1">"MEDRA",</text:p>
      <text:p text:style-name="P1">"MEIGO",</text:p>
      <text:p text:style-name="P1">"MEJER",</text:p>
      <text:p text:style-name="P1">"MEJOR",</text:p>
      <text:p text:style-name="P1">"MELAR",</text:p>
      <text:p text:style-name="P1">"MELON",</text:p>
      <text:p text:style-name="P1">"MEMEZ",</text:p>
      <text:p text:style-name="P1">"MENAR",</text:p>
      <text:p text:style-name="P1">"MENOR",</text:p>
      <text:p text:style-name="P1">"MENOS",</text:p>
      <text:p text:style-name="P1">"MENSO",</text:p>
      <text:p text:style-name="P1">"MENSU",</text:p>
      <text:p text:style-name="P1">"MENTA",</text:p>
      <text:p text:style-name="P1">"MENTA",</text:p>
      <text:p text:style-name="P1">"MENTE",</text:p>
      <text:p text:style-name="P1">"MERAR",</text:p>
      <text:p text:style-name="P1">"MERCA",</text:p>
      <text:p text:style-name="P1">"MERLO",</text:p>
      <text:p text:style-name="P1">"MERMA",</text:p>
      <text:p text:style-name="P1">"MESAR",</text:p>
      <text:p text:style-name="P1">"MESMO",</text:p>
      <text:p text:style-name="P1">"MESON",</text:p>
      <text:p text:style-name="P1">"METAL",</text:p>
      <text:p text:style-name="P1">"METER",</text:p>
      <text:p text:style-name="P1">"METRA",</text:p>
      <text:p text:style-name="P1">"METRO",</text:p>
      <text:p text:style-name="P1">"METRO",</text:p>
      <text:p text:style-name="P1">"MIAMI",</text:p>
      <text:p text:style-name="P1">"MIAMI",</text:p>
      <text:p text:style-name="P1"><text:soft-page-break/>"MICHA",</text:p>
      <text:p text:style-name="P1">"MICHE",</text:p>
      <text:p text:style-name="P1">"MICHI",</text:p>
      <text:p text:style-name="P1">"MICRA",</text:p>
      <text:p text:style-name="P1">"MICRO",</text:p>
      <text:p text:style-name="P1">"MICRO",</text:p>
      <text:p text:style-name="P1">"MIEDO",</text:p>
      <text:p text:style-name="P1">"MIGAR",</text:p>
      <text:p text:style-name="P1">"MIGAS",</text:p>
      <text:p text:style-name="P1">"MILAN",</text:p>
      <text:p text:style-name="P1">"MILLA",</text:p>
      <text:p text:style-name="P1">"MILLO",</text:p>
      <text:p text:style-name="P1">"MILPA",</text:p>
      <text:p text:style-name="P1">"MIMAR",</text:p>
      <text:p text:style-name="P1">"MIMAS",</text:p>
      <text:p text:style-name="P1">"MINAR",</text:p>
      <text:p text:style-name="P1">"MINAS",</text:p>
      <text:p text:style-name="P1">"MINIO",</text:p>
      <text:p text:style-name="P1">"MINOS",</text:p>
      <text:p text:style-name="P1">"MINSK",</text:p>
      <text:p text:style-name="P1">"MIOMA",</text:p>
      <text:p text:style-name="P1">"MIRAR",</text:p>
      <text:p text:style-name="P1">"MIRIN",</text:p>
      <text:p text:style-name="P1">"MIRNA",</text:p>
      <text:p text:style-name="P1">"MIRON",</text:p>
      <text:p text:style-name="P1">"MIRRA",</text:p>
      <text:p text:style-name="P1">"MIRTA",</text:p>
      <text:p text:style-name="P1">"MIRTO",</text:p>
      <text:p text:style-name="P1">"MISAR",</text:p>
      <text:p text:style-name="P1">"MISHE",</text:p>
      <text:p text:style-name="P1">"MISHO",</text:p>
      <text:p text:style-name="P1">"MISIA",</text:p>
      <text:p text:style-name="P1">"MISIL",</text:p>
      <text:p text:style-name="P1">"MISIO",</text:p>
      <text:p text:style-name="P1">"MISIS",</text:p>
      <text:p text:style-name="P1">"MISMO",</text:p>
      <text:p text:style-name="P1">"MITAD",</text:p>
      <text:p text:style-name="P1">"MITIN",</text:p>
      <text:p text:style-name="P1">"MITON",</text:p>
      <text:p text:style-name="P1">"MITZI",</text:p>
      <text:p text:style-name="P1">"MIURA",</text:p>
      <text:p text:style-name="P1">"MIXER",</text:p>
      <text:p text:style-name="P1">"MIXTO",</text:p>
      <text:p text:style-name="P1">"MOCAR",</text:p>
      <text:p text:style-name="P1">"MOCHA",</text:p>
      <text:p text:style-name="P1">"MOCHE",</text:p>
      <text:p text:style-name="P1">"MOCHO",</text:p>
      <text:p text:style-name="P1">"MOCOA",</text:p>
      <text:p text:style-name="P1"><text:soft-page-break/>"MODEM",</text:p>
      <text:p text:style-name="P1">"MOFAR",</text:p>
      <text:p text:style-name="P1">"MOHEL",</text:p>
      <text:p text:style-name="P1">"MOIRA",</text:p>
      <text:p text:style-name="P1">"MOJAR",</text:p>
      <text:p text:style-name="P1">"MOJON",</text:p>
      <text:p text:style-name="P1">"MOLAR",</text:p>
      <text:p text:style-name="P1">"MOLDE",</text:p>
      <text:p text:style-name="P1">"MOLER",</text:p>
      <text:p text:style-name="P1">"MOLLA",</text:p>
      <text:p text:style-name="P1">"MOMIO",</text:p>
      <text:p text:style-name="P1">"MONDA",</text:p>
      <text:p text:style-name="P1">"MONJA",</text:p>
      <text:p text:style-name="P1">"MONJE",</text:p>
      <text:p text:style-name="P1">"MONOT",</text:p>
      <text:p text:style-name="P1">"MONTE",</text:p>
      <text:p text:style-name="P1">"MONTE",</text:p>
      <text:p text:style-name="P1">"MONTO",</text:p>
      <text:p text:style-name="P1">"MORAL",</text:p>
      <text:p text:style-name="P1">"MORAR",</text:p>
      <text:p text:style-name="P1">"MORBO",</text:p>
      <text:p text:style-name="P1">"MORIR",</text:p>
      <text:p text:style-name="P1">"MORON",</text:p>
      <text:p text:style-name="P1">"MORRO",</text:p>
      <text:p text:style-name="P1">"MORSA",</text:p>
      <text:p text:style-name="P1">"MORTO",</text:p>
      <text:p text:style-name="P1">"MOSCA",</text:p>
      <text:p text:style-name="P1">"MOSCA",</text:p>
      <text:p text:style-name="P1">"MOSCU",</text:p>
      <text:p text:style-name="P1">"MOSTO",</text:p>
      <text:p text:style-name="P1">"MOSUL",</text:p>
      <text:p text:style-name="P1">"MOTEL",</text:p>
      <text:p text:style-name="P1">"MOTIN",</text:p>
      <text:p text:style-name="P1">"MOTON",</text:p>
      <text:p text:style-name="P1">"MOTOR",</text:p>
      <text:p text:style-name="P1">"MOUSE",</text:p>
      <text:p text:style-name="P1">"MOVER",</text:p>
      <text:p text:style-name="P1">"MOVIL",</text:p>
      <text:p text:style-name="P1">"MUCHO",</text:p>
      <text:p text:style-name="P1">"MUCLE",</text:p>
      <text:p text:style-name="P1">"MUCRE",</text:p>
      <text:p text:style-name="P1">"MUCUS",</text:p>
      <text:p text:style-name="P1">"MUDAR",</text:p>
      <text:p text:style-name="P1">"MUDEZ",</text:p>
      <text:p text:style-name="P1">"MUECA",</text:p>
      <text:p text:style-name="P1">"MUELA",</text:p>
      <text:p text:style-name="P1">"MUELU",</text:p>
      <text:p text:style-name="P1">"MUETE",</text:p>
      <text:p text:style-name="P1"><text:soft-page-break/>"MUFAR",</text:p>
      <text:p text:style-name="P1">"MUFLA",</text:p>
      <text:p text:style-name="P1">"MUGAR",</text:p>
      <text:p text:style-name="P1">"MUGER",</text:p>
      <text:p text:style-name="P1">"MUGIR",</text:p>
      <text:p text:style-name="P1">"MUGRE",</text:p>
      <text:p text:style-name="P1">"MUITO",</text:p>
      <text:p text:style-name="P1">"MUJER",</text:p>
      <text:p text:style-name="P1">"MUJIC",</text:p>
      <text:p text:style-name="P1">"MULTA",</text:p>
      <text:p text:style-name="P1">"MUMAR",</text:p>
      <text:p text:style-name="P1">"MUNDO",</text:p>
      <text:p text:style-name="P1">"MUÑEZ",</text:p>
      <text:p text:style-name="P1">"MUÑIR",</text:p>
      <text:p text:style-name="P1">"MURAL",</text:p>
      <text:p text:style-name="P1">"MURAR",</text:p>
      <text:p text:style-name="P1">"MURTA",</text:p>
      <text:p text:style-name="P1">"MUSAR",</text:p>
      <text:p text:style-name="P1">"MUSEO",</text:p>
      <text:p text:style-name="P1">"MUSGO",</text:p>
      <text:p text:style-name="P1">"MUSLO",</text:p>
      <text:p text:style-name="P1">"MUTAR",</text:p>
      <text:p text:style-name="P1">"MUTIS",</text:p>
      <text:p text:style-name="P1">"MUTUO",</text:p>
      <text:p text:style-name="P1">"MYRNA",</text:p>
      <text:p text:style-name="P1">"MYRTA",</text:p>
      <text:p text:style-name="P1">"NABAB",</text:p>
      <text:p text:style-name="P1">"NABOR",</text:p>
      <text:p text:style-name="P1">"NACAR",</text:p>
      <text:p text:style-name="P1">"NACER",</text:p>
      <text:p text:style-name="P1">"NACHO",</text:p>
      <text:p text:style-name="P1">"NACHO",</text:p>
      <text:p text:style-name="P1">"NADAL",</text:p>
      <text:p text:style-name="P1">"NADAR",</text:p>
      <text:p text:style-name="P1">"NADIA",</text:p>
      <text:p text:style-name="P1">"NADIE",</text:p>
      <text:p text:style-name="P1">"NAFTA",</text:p>
      <text:p text:style-name="P1">"NAHUN",</text:p>
      <text:p text:style-name="P1">"NAIFA",</text:p>
      <text:p text:style-name="P1">"NAIFE",</text:p>
      <text:p text:style-name="P1">"NAIPE",</text:p>
      <text:p text:style-name="P1">"NAIRA",</text:p>
      <text:p text:style-name="P1">"NAITA",</text:p>
      <text:p text:style-name="P1">"NAJAR",</text:p>
      <text:p text:style-name="P1">"NAKFA",</text:p>
      <text:p text:style-name="P1">"NALCA",</text:p>
      <text:p text:style-name="P1">"NALGA",</text:p>
      <text:p text:style-name="P1">"NANAY",</text:p>
      <text:p text:style-name="P1"><text:soft-page-break/>"NANCE",</text:p>
      <text:p text:style-name="P1">"ÑANCO",</text:p>
      <text:p text:style-name="P1">"ÑANDU",</text:p>
      <text:p text:style-name="P1">"ÑANGA",</text:p>
      <text:p text:style-name="P1">"ÑANGO",</text:p>
      <text:p text:style-name="P1">"NAPAR",</text:p>
      <text:p text:style-name="P1">"ÑAPAR",</text:p>
      <text:p text:style-name="P1">"NAPIA",</text:p>
      <text:p text:style-name="P1">"ÑAQUE",</text:p>
      <text:p text:style-name="P1">"NARCO",</text:p>
      <text:p text:style-name="P1">"NARDO",</text:p>
      <text:p text:style-name="P1">"NARIZ",</text:p>
      <text:p text:style-name="P1">"NASAL",</text:p>
      <text:p text:style-name="P1">"NATAL",</text:p>
      <text:p text:style-name="P1">"NATRE",</text:p>
      <text:p text:style-name="P1">"ÑAUPA",</text:p>
      <text:p text:style-name="P1">"ÑAURE",</text:p>
      <text:p text:style-name="P1">"NAURU",</text:p>
      <text:p text:style-name="P1">"NAURU",</text:p>
      <text:p text:style-name="P1">"NAUTA",</text:p>
      <text:p text:style-name="P1">"NAVAL",</text:p>
      <text:p text:style-name="P1">"NAVIO",</text:p>
      <text:p text:style-name="P1">"NAVIO",</text:p>
      <text:p text:style-name="P1">"NAYAF",</text:p>
      <text:p text:style-name="P1">"ÑEBLA",</text:p>
      <text:p text:style-name="P1">"NECIO",</text:p>
      <text:p text:style-name="P1">"NECRO",</text:p>
      <text:p text:style-name="P1">"NEERL.",</text:p>
      <text:p text:style-name="P1">"NEGAR",</text:p>
      <text:p text:style-name="P1">"NEGRA",</text:p>
      <text:p text:style-name="P1">"NEGRO",</text:p>
      <text:p text:style-name="P1">"NEIVA",</text:p>
      <text:p text:style-name="P1">"NELBA",</text:p>
      <text:p text:style-name="P1">"NELDA",</text:p>
      <text:p text:style-name="P1">"NELFA",</text:p>
      <text:p text:style-name="P1">"NELSA",</text:p>
      <text:p text:style-name="P1">"ÑENGO",</text:p>
      <text:p text:style-name="P1">"NEPAL",</text:p>
      <text:p text:style-name="P1">"ÑEQUE",</text:p>
      <text:p text:style-name="P1">"NERAL",</text:p>
      <text:p text:style-name="P1">"NERAL",</text:p>
      <text:p text:style-name="P1">"ÑERDA",</text:p>
      <text:p text:style-name="P1">"ÑEREO",</text:p>
      <text:p text:style-name="P1">"NERON",</text:p>
      <text:p text:style-name="P1">"NESEO",</text:p>
      <text:p text:style-name="P1">"NEURO",</text:p>
      <text:p text:style-name="P1">"NEVAL",</text:p>
      <text:p text:style-name="P1">"NEVAR",</text:p>
      <text:p text:style-name="P1"><text:soft-page-break/>"NEVUS",</text:p>
      <text:p text:style-name="P1">"ÑEZGO",</text:p>
      <text:p text:style-name="P1">"NICHO",</text:p>
      <text:p text:style-name="P1">"NICOL",</text:p>
      <text:p text:style-name="P1">"NIDIA",</text:p>
      <text:p text:style-name="P1">"ÑIELE",</text:p>
      <text:p text:style-name="P1">"ÑIERI",</text:p>
      <text:p text:style-name="P1">"NIETA",</text:p>
      <text:p text:style-name="P1">"NIETO",</text:p>
      <text:p text:style-name="P1">"NIEVE",</text:p>
      <text:p text:style-name="P1">"ÑIFLE",</text:p>
      <text:p text:style-name="P1">"NIGER",</text:p>
      <text:p text:style-name="P1">"NIGUA",</text:p>
      <text:p text:style-name="P1">"ÑILBO",</text:p>
      <text:p text:style-name="P1">"NILDA",</text:p>
      <text:p text:style-name="P1">"NILSA",</text:p>
      <text:p text:style-name="P1">"NIMIO",</text:p>
      <text:p text:style-name="P1">"NIÑEZ",</text:p>
      <text:p text:style-name="P1">"NINFA",</text:p>
      <text:p text:style-name="P1">"NINFA",</text:p>
      <text:p text:style-name="P1">"ÑINGA",</text:p>
      <text:p text:style-name="P1">"NIPLE",</text:p>
      <text:p text:style-name="P1">"NIPON",</text:p>
      <text:p text:style-name="P1">"ÑIQUE",</text:p>
      <text:p text:style-name="P1">"ÑISCA",</text:p>
      <text:p text:style-name="P1">"NIVAL",</text:p>
      <text:p text:style-name="P1">"NIVEL",</text:p>
      <text:p text:style-name="P1">"NOBLE",</text:p>
      <text:p text:style-name="P1">"ÑOCHA",</text:p>
      <text:p text:style-name="P1">"NOCHE",</text:p>
      <text:p text:style-name="P1">"ÑOCLO",</text:p>
      <text:p text:style-name="P1">"NOEMA",</text:p>
      <text:p text:style-name="P1">"NOEMI",</text:p>
      <text:p text:style-name="P1">"NOGAL",</text:p>
      <text:p text:style-name="P1">"ÑOGUI",</text:p>
      <text:p text:style-name="P1">"NOMAS",</text:p>
      <text:p text:style-name="P1">"ÑOÑEZ",</text:p>
      <text:p text:style-name="P1">"ÑONGO",</text:p>
      <text:p text:style-name="P1">"NONIO",</text:p>
      <text:p text:style-name="P1">"NOPAL",</text:p>
      <text:p text:style-name="P1">"ÑOQUI",</text:p>
      <text:p text:style-name="P1">"NORAY",</text:p>
      <text:p text:style-name="P1">"ÑORBO",</text:p>
      <text:p text:style-name="P1">"ÑORDO",</text:p>
      <text:p text:style-name="P1">"NORIA",</text:p>
      <text:p text:style-name="P1">"NORMA",</text:p>
      <text:p text:style-name="P1">"NORMA",</text:p>
      <text:p text:style-name="P1">"ÑORSE",</text:p>
      <text:p text:style-name="P1"><text:soft-page-break/>"NORTE",</text:p>
      <text:p text:style-name="P1">"NORTE",</text:p>
      <text:p text:style-name="P1">"NOTAM",</text:p>
      <text:p text:style-name="P1">"NOTAR",</text:p>
      <text:p text:style-name="P1">"NOTRO",</text:p>
      <text:p text:style-name="P1">"NOVAR",</text:p>
      <text:p text:style-name="P1">"NOVEL",</text:p>
      <text:p text:style-name="P1">"NOVIA",</text:p>
      <text:p text:style-name="P1">"NOVIO",</text:p>
      <text:p text:style-name="P1">"NOXAL",</text:p>
      <text:p text:style-name="P1">"NSDAP",</text:p>
      <text:p text:style-name="P1">"NUBIA",</text:p>
      <text:p text:style-name="P1">"NUBIL",</text:p>
      <text:p text:style-name="P1">"ÑUBLE",</text:p>
      <text:p text:style-name="P1">"ÑUBLO",</text:p>
      <text:p text:style-name="P1">"NUERA",</text:p>
      <text:p text:style-name="P1">"NUESA",</text:p>
      <text:p text:style-name="P1">"NUESO",</text:p>
      <text:p text:style-name="P1">"NUEVA",</text:p>
      <text:p text:style-name="P1">"NUEVE",</text:p>
      <text:p text:style-name="P1">"NUEVO",</text:p>
      <text:p text:style-name="P1">"NUEZA",</text:p>
      <text:p text:style-name="P1">"ÑUFLA",</text:p>
      <text:p text:style-name="P1">"NUMEA",</text:p>
      <text:p text:style-name="P1">"NUMEN",</text:p>
      <text:p text:style-name="P1">"NUNCA",</text:p>
      <text:p text:style-name="P1">"ÑUÑOA",</text:p>
      <text:p text:style-name="P1">"ÑURDO",</text:p>
      <text:p text:style-name="P1">"ÑURGA",</text:p>
      <text:p text:style-name="P1">"NURIA",</text:p>
      <text:p text:style-name="P1">"ÑUSTA",</text:p>
      <text:p text:style-name="P1">"ÑUTIR",</text:p>
      <text:p text:style-name="P1">"NYLON",</text:p>
      <text:p text:style-name="P1">"OASIS",</text:p>
      <text:p text:style-name="P1">"OBESO",</text:p>
      <text:p text:style-name="P1">"OBICE",</text:p>
      <text:p text:style-name="P1">"OBITO",</text:p>
      <text:p text:style-name="P1">"OBLAR",</text:p>
      <text:p text:style-name="P1">"OBOLO",</text:p>
      <text:p text:style-name="P1">"OBRAR",</text:p>
      <text:p text:style-name="P1">"OBVIO",</text:p>
      <text:p text:style-name="P1">"OCASO",</text:p>
      <text:p text:style-name="P1">"OCASO",</text:p>
      <text:p text:style-name="P1">"OCELO",</text:p>
      <text:p text:style-name="P1">"OCETE",</text:p>
      <text:p text:style-name="P1">"OCIAR",</text:p>
      <text:p text:style-name="P1">"OCREA",</text:p>
      <text:p text:style-name="P1">"OCTAL",</text:p>
      <text:p text:style-name="P1"><text:soft-page-break/>"OCULO",</text:p>
      <text:p text:style-name="P1">"OCUMO",</text:p>
      <text:p text:style-name="P1">"ODESA",</text:p>
      <text:p text:style-name="P1">"ODIAR",</text:p>
      <text:p text:style-name="P1">"OESTE",</text:p>
      <text:p text:style-name="P1">"OESTE",</text:p>
      <text:p text:style-name="P1">"OGAÑO",</text:p>
      <text:p text:style-name="P1">"OHMIO",</text:p>
      <text:p text:style-name="P1">"OIDEO",</text:p>
      <text:p text:style-name="P1">"OIDIO",</text:p>
      <text:p text:style-name="P1">"OJEAR",</text:p>
      <text:p text:style-name="P1">"OJERA",</text:p>
      <text:p text:style-name="P1">"OJETE",</text:p>
      <text:p text:style-name="P1">"OJITO",</text:p>
      <text:p text:style-name="P1">"OJOTA",</text:p>
      <text:p text:style-name="P1">"OKAPI",</text:p>
      <text:p text:style-name="P1">"OKUPA",</text:p>
      <text:p text:style-name="P1">"OLAYA",</text:p>
      <text:p text:style-name="P1">"OLEAR",</text:p>
      <text:p text:style-name="P1">"OLIGO",</text:p>
      <text:p text:style-name="P1">"OLIVA",</text:p>
      <text:p text:style-name="P1">"OLIVO",</text:p>
      <text:p text:style-name="P1">"OLLAO",</text:p>
      <text:p text:style-name="P1">"OLONA",</text:p>
      <text:p text:style-name="P1">"OLOTE",</text:p>
      <text:p text:style-name="P1">"OLURA",</text:p>
      <text:p text:style-name="P1">"OMANI",</text:p>
      <text:p text:style-name="P1">"OMASO",</text:p>
      <text:p text:style-name="P1">"OMBRE",</text:p>
      <text:p text:style-name="P1">"OMEGA",</text:p>
      <text:p text:style-name="P1">"OMISO",</text:p>
      <text:p text:style-name="P1">"ONICE",</text:p>
      <text:p text:style-name="P1">"ONUBA",</text:p>
      <text:p text:style-name="P1">"OPALO",</text:p>
      <text:p text:style-name="P1">"OPERA",</text:p>
      <text:p text:style-name="P1">"OPIMO",</text:p>
      <text:p text:style-name="P1">"OPIMO",</text:p>
      <text:p text:style-name="P1">"OPTAR",</text:p>
      <text:p text:style-name="P1">"ORATE",</text:p>
      <text:p text:style-name="P1">"ORDEN",</text:p>
      <text:p text:style-name="P1">"OREAR",</text:p>
      <text:p text:style-name="P1">"OREJA",</text:p>
      <text:p text:style-name="P1">"ORGIA",</text:p>
      <text:p text:style-name="P1">"ORIEL",</text:p>
      <text:p text:style-name="P1">"ORINA",</text:p>
      <text:p text:style-name="P1">"ORIOL",</text:p>
      <text:p text:style-name="P1">"ORION",</text:p>
      <text:p text:style-name="P1">"ORIYA",</text:p>
      <text:p text:style-name="P1"><text:soft-page-break/>"ORLAR",</text:p>
      <text:p text:style-name="P1">"ORMUZ",</text:p>
      <text:p text:style-name="P1">"ORNAR",</text:p>
      <text:p text:style-name="P1">"ORSAY",</text:p>
      <text:p text:style-name="P1">"ORUGA",</text:p>
      <text:p text:style-name="P1">"ORUJO",</text:p>
      <text:p text:style-name="P1">"ORURO",</text:p>
      <text:p text:style-name="P1">"ORZAR",</text:p>
      <text:p text:style-name="P1">"OSADO",</text:p>
      <text:p text:style-name="P1">"OSAKA",</text:p>
      <text:p text:style-name="P1">"OSCAR",</text:p>
      <text:p text:style-name="P1">"OSCAR",</text:p>
      <text:p text:style-name="P1">"OSEAS",</text:p>
      <text:p text:style-name="P1">"OSETA",</text:p>
      <text:p text:style-name="P1">"OSETO",</text:p>
      <text:p text:style-name="P1">"OSITO",</text:p>
      <text:p text:style-name="P1">"OSMAN",</text:p>
      <text:p text:style-name="P1">"OSMIO",</text:p>
      <text:p text:style-name="P1">"OSMOL",</text:p>
      <text:p text:style-name="P1">"OSTIA",</text:p>
      <text:p text:style-name="P1">"OSTRA",</text:p>
      <text:p text:style-name="P1">"OTAKU",</text:p>
      <text:p text:style-name="P1">"OTEAR",</text:p>
      <text:p text:style-name="P1">"OTERO",</text:p>
      <text:p text:style-name="P1">"OTICO",</text:p>
      <text:p text:style-name="P1">"OTOMI",</text:p>
      <text:p text:style-name="P1">"OTOÑO",</text:p>
      <text:p text:style-name="P1">"OUIJA",</text:p>
      <text:p text:style-name="P1">"OVADO",</text:p>
      <text:p text:style-name="P1">"OVALO",</text:p>
      <text:p text:style-name="P1">"OVEJA",</text:p>
      <text:p text:style-name="P1">"OVERO",</text:p>
      <text:p text:style-name="P1">"OVIDO",</text:p>
      <text:p text:style-name="P1">"OVINO",</text:p>
      <text:p text:style-name="P1">"OVOLO",</text:p>
      <text:p text:style-name="P1">"OVULO",</text:p>
      <text:p text:style-name="P1">"OXEAR",</text:p>
      <text:p text:style-name="P1">"OXIDO",</text:p>
      <text:p text:style-name="P1">"OZONO",</text:p>
      <text:p text:style-name="P1">"PABLA",</text:p>
      <text:p text:style-name="P1">"PABLO",</text:p>
      <text:p text:style-name="P1">"PACER",</text:p>
      <text:p text:style-name="P1">"PACES",</text:p>
      <text:p text:style-name="P1">"PACHA",</text:p>
      <text:p text:style-name="P1">"PACHO",</text:p>
      <text:p text:style-name="P1">"PACHO",</text:p>
      <text:p text:style-name="P1">"PACTO",</text:p>
      <text:p text:style-name="P1">"PACUL",</text:p>
      <text:p text:style-name="P1"><text:soft-page-break/>"PADRE",</text:p>
      <text:p text:style-name="P1">"PADRE",</text:p>
      <text:p text:style-name="P1">"PADUA",</text:p>
      <text:p text:style-name="P1">"PAGAR",</text:p>
      <text:p text:style-name="P1">"PAICO",</text:p>
      <text:p text:style-name="P1">"PAILA",</text:p>
      <text:p text:style-name="P1">"PAINE",</text:p>
      <text:p text:style-name="P1">"PAIPA",</text:p>
      <text:p text:style-name="P1">"PAIRO",</text:p>
      <text:p text:style-name="P1">"PAISA",</text:p>
      <text:p text:style-name="P1">"PAJUO",</text:p>
      <text:p text:style-name="P1">"PALAO",</text:p>
      <text:p text:style-name="P1">"PALAS",</text:p>
      <text:p text:style-name="P1">"PALAU",</text:p>
      <text:p text:style-name="P1">"PALAU",</text:p>
      <text:p text:style-name="P1">"PALCO",</text:p>
      <text:p text:style-name="P1">"PALDE",</text:p>
      <text:p text:style-name="P1">"PALIO",</text:p>
      <text:p text:style-name="P1">"PALMA",</text:p>
      <text:p text:style-name="P1">"PALTA",</text:p>
      <text:p text:style-name="P1">"PALTO",</text:p>
      <text:p text:style-name="P1">"PAMBA",</text:p>
      <text:p text:style-name="P1">"PAMPA",</text:p>
      <text:p text:style-name="P1">"PANAL",</text:p>
      <text:p text:style-name="P1">"PAÑAL",</text:p>
      <text:p text:style-name="P1">"PANDA",</text:p>
      <text:p text:style-name="P1">"PANEL",</text:p>
      <text:p text:style-name="P1">"PANEL",</text:p>
      <text:p text:style-name="P1">"PANGA",</text:p>
      <text:p text:style-name="P1">"PAÑIL",</text:p>
      <text:p text:style-name="P1">"PAÑOL",</text:p>
      <text:p text:style-name="P1">"PANSA",</text:p>
      <text:p text:style-name="P1">"PANZA",</text:p>
      <text:p text:style-name="P1">"PAPAL",</text:p>
      <text:p text:style-name="P1">"PAPAR",</text:p>
      <text:p text:style-name="P1">"PAPAS",</text:p>
      <text:p text:style-name="P1">"PAPAZ",</text:p>
      <text:p text:style-name="P1">"PAPEL",</text:p>
      <text:p text:style-name="P1">"PAPIN",</text:p>
      <text:p text:style-name="P1">"PAPUA",</text:p>
      <text:p text:style-name="P1">"PAPUS",</text:p>
      <text:p text:style-name="P1">"PARAL",</text:p>
      <text:p text:style-name="P1">"PARAR",</text:p>
      <text:p text:style-name="P1">"PARCA",</text:p>
      <text:p text:style-name="P1">"PARCE",</text:p>
      <text:p text:style-name="P1">"PARCO",</text:p>
      <text:p text:style-name="P1">"PARDO",</text:p>
      <text:p text:style-name="P1">"PARED",</text:p>
      <text:p text:style-name="P1"><text:soft-page-break/>"PAREO",</text:p>
      <text:p text:style-name="P1">"PARIA",</text:p>
      <text:p text:style-name="P1">"PARIO",</text:p>
      <text:p text:style-name="P1">"PARIR",</text:p>
      <text:p text:style-name="P1">"PARIS",</text:p>
      <text:p text:style-name="P1">"PARKA",</text:p>
      <text:p text:style-name="P1">"PARLA",</text:p>
      <text:p text:style-name="P1">"PARMA",</text:p>
      <text:p text:style-name="P1">"PARRA",</text:p>
      <text:p text:style-name="P1">"PARSE",</text:p>
      <text:p text:style-name="P1">"PARTE",</text:p>
      <text:p text:style-name="P1">"PARTO",</text:p>
      <text:p text:style-name="P1">"PARVA",</text:p>
      <text:p text:style-name="P1">"PARVO",</text:p>
      <text:p text:style-name="P1">"PASAR",</text:p>
      <text:p text:style-name="P1">"PASEO",</text:p>
      <text:p text:style-name="P1">"PASMA",</text:p>
      <text:p text:style-name="P1">"PASMO",</text:p>
      <text:p text:style-name="P1">"PASTA",</text:p>
      <text:p text:style-name="P1">"PASTO",</text:p>
      <text:p text:style-name="P1">"PASTO",</text:p>
      <text:p text:style-name="P1">"PATAN",</text:p>
      <text:p text:style-name="P1">"PATAY",</text:p>
      <text:p text:style-name="P1">"PATIA",</text:p>
      <text:p text:style-name="P1">"PATIN",</text:p>
      <text:p text:style-name="P1">"PATIO",</text:p>
      <text:p text:style-name="P1">"PATON",</text:p>
      <text:p text:style-name="P1">"PAULA",</text:p>
      <text:p text:style-name="P1">"PAULA",</text:p>
      <text:p text:style-name="P1">"PAUSA",</text:p>
      <text:p text:style-name="P1">"PAVIA",</text:p>
      <text:p text:style-name="P1">"PAVOR",</text:p>
      <text:p text:style-name="P1">"PAYAR",</text:p>
      <text:p text:style-name="P1">"PEANA",</text:p>
      <text:p text:style-name="P1">"PECAR",</text:p>
      <text:p text:style-name="P1">"PECHO",</text:p>
      <text:p text:style-name="P1">"PECIO",</text:p>
      <text:p text:style-name="P1">"PECOS",</text:p>
      <text:p text:style-name="P1">"PEDAL",</text:p>
      <text:p text:style-name="P1">"PEDAR",</text:p>
      <text:p text:style-name="P1">"PEDER",</text:p>
      <text:p text:style-name="P1">"PEDIR",</text:p>
      <text:p text:style-name="P1">"PEDRO",</text:p>
      <text:p text:style-name="P1">"PEGAR",</text:p>
      <text:p text:style-name="P1">"PEINE",</text:p>
      <text:p text:style-name="P1">"PEKIN",</text:p>
      <text:p text:style-name="P1">"PELAR",</text:p>
      <text:p text:style-name="P1">"PELEA",</text:p>
      <text:p text:style-name="P1"><text:soft-page-break/>"PELLA",</text:p>
      <text:p text:style-name="P1">"PELLO",</text:p>
      <text:p text:style-name="P1">"PELMA",</text:p>
      <text:p text:style-name="P1">"PELON",</text:p>
      <text:p text:style-name="P1">"PELPA",</text:p>
      <text:p text:style-name="P1">"PELTA",</text:p>
      <text:p text:style-name="P1">"PENAL",</text:p>
      <text:p text:style-name="P1">"PENAR",</text:p>
      <text:p text:style-name="P1">"PENCA",</text:p>
      <text:p text:style-name="P1">"PENCO",</text:p>
      <text:p text:style-name="P1">"PENOL",</text:p>
      <text:p text:style-name="P1">"PEÑOL",</text:p>
      <text:p text:style-name="P1">"PEÑON",</text:p>
      <text:p text:style-name="P1">"PEPLO",</text:p>
      <text:p text:style-name="P1">"PEPON",</text:p>
      <text:p text:style-name="P1">"PEPON",</text:p>
      <text:p text:style-name="P1">"PEPSI",</text:p>
      <text:p text:style-name="P1">"PERAL",</text:p>
      <text:p text:style-name="P1">"PERDA",</text:p>
      <text:p text:style-name="P1">"PERLA",</text:p>
      <text:p text:style-name="P1">"PERLA",</text:p>
      <text:p text:style-name="P1">"PEROL",</text:p>
      <text:p text:style-name="P1">"PERRA",</text:p>
      <text:p text:style-name="P1">"PERRO",</text:p>
      <text:p text:style-name="P1">"PERSA",</text:p>
      <text:p text:style-name="P1">"PESAJ",</text:p>
      <text:p text:style-name="P1">"PESAR",</text:p>
      <text:p text:style-name="P1">"PESCA",</text:p>
      <text:p text:style-name="P1">"PESGA",</text:p>
      <text:p text:style-name="P1">"PESGO",</text:p>
      <text:p text:style-name="P1">"PESOL",</text:p>
      <text:p text:style-name="P1">"PESTE",</text:p>
      <text:p text:style-name="P1">"PESTO",</text:p>
      <text:p text:style-name="P1">"PETAR",</text:p>
      <text:p text:style-name="P1">"PETRA",</text:p>
      <text:p text:style-name="P1">"PEZON",</text:p>
      <text:p text:style-name="P1">"PIADA",</text:p>
      <text:p text:style-name="P1">"PIANO",</text:p>
      <text:p text:style-name="P1">"PIARA",</text:p>
      <text:p text:style-name="P1">"PIBIL",</text:p>
      <text:p text:style-name="P1">"PIBON",</text:p>
      <text:p text:style-name="P1">"PICAL",</text:p>
      <text:p text:style-name="P1">"PICAR",</text:p>
      <text:p text:style-name="P1">"PICHA",</text:p>
      <text:p text:style-name="P1">"PICHE",</text:p>
      <text:p text:style-name="P1">"PICHI",</text:p>
      <text:p text:style-name="P1">"PICHI",</text:p>
      <text:p text:style-name="P1">"PICHO",</text:p>
      <text:p text:style-name="P1"><text:soft-page-break/>"PICOR",</text:p>
      <text:p text:style-name="P1">"PICUI",</text:p>
      <text:p text:style-name="P1">"PIDEN",</text:p>
      <text:p text:style-name="P1">"PIDON",</text:p>
      <text:p text:style-name="P1">"PIEJO",</text:p>
      <text:p text:style-name="P1">"PIEZA",</text:p>
      <text:p text:style-name="P1">"PIFIE",</text:p>
      <text:p text:style-name="P1">"PILAR",</text:p>
      <text:p text:style-name="P1">"PILAR",</text:p>
      <text:p text:style-name="P1">"PILCA",</text:p>
      <text:p text:style-name="P1">"PILLO",</text:p>
      <text:p text:style-name="P1">"PINAR",</text:p>
      <text:p text:style-name="P1">"PIÑEN",</text:p>
      <text:p text:style-name="P1">"PINGA",</text:p>
      <text:p text:style-name="P1">"PINGO",</text:p>
      <text:p text:style-name="P1">"PIÑON",</text:p>
      <text:p text:style-name="P1">"PINTO",</text:p>
      <text:p text:style-name="P1">"PINZA",</text:p>
      <text:p text:style-name="P1">"PIOJO",</text:p>
      <text:p text:style-name="P1">"PIOLA",</text:p>
      <text:p text:style-name="P1">"PIPAR",</text:p>
      <text:p text:style-name="P1">"PIPIL",</text:p>
      <text:p text:style-name="P1">"PIPON",</text:p>
      <text:p text:style-name="P1">"PIQUE",</text:p>
      <text:p text:style-name="P1">"PIQUE",</text:p>
      <text:p text:style-name="P1">"PIRAR",</text:p>
      <text:p text:style-name="P1">"PIRCA",</text:p>
      <text:p text:style-name="P1">"PIRIX",</text:p>
      <text:p text:style-name="P1">"PIRRA",</text:p>
      <text:p text:style-name="P1">"PISAR",</text:p>
      <text:p text:style-name="P1">"PISCA",</text:p>
      <text:p text:style-name="P1">"PISCO",</text:p>
      <text:p text:style-name="P1">"PISGO",</text:p>
      <text:p text:style-name="P1">"PISON",</text:p>
      <text:p text:style-name="P1">"PISTA",</text:p>
      <text:p text:style-name="P1">"PISTO",</text:p>
      <text:p text:style-name="P1">"PITAO",</text:p>
      <text:p text:style-name="P1">"PITAR",</text:p>
      <text:p text:style-name="P1">"PITIA",</text:p>
      <text:p text:style-name="P1">"PITIO",</text:p>
      <text:p text:style-name="P1">"PITON",</text:p>
      <text:p text:style-name="P1">"PITRO",</text:p>
      <text:p text:style-name="P1">"PIURE",</text:p>
      <text:p text:style-name="P1">"PIVOT",</text:p>
      <text:p text:style-name="P1">"PIXCA",</text:p>
      <text:p text:style-name="P1">"PIXEL",</text:p>
      <text:p text:style-name="P1">"PIZCA",</text:p>
      <text:p text:style-name="P1">"PIZZA",</text:p>
      <text:p text:style-name="P1"><text:soft-page-break/>"PLACA",</text:p>
      <text:p text:style-name="P1">"PLAGA",</text:p>
      <text:p text:style-name="P1">"PLANA",</text:p>
      <text:p text:style-name="P1">"PLANO",</text:p>
      <text:p text:style-name="P1">"PLATA",</text:p>
      <text:p text:style-name="P1">"PLATO",</text:p>
      <text:p text:style-name="P1">"PLATO",</text:p>
      <text:p text:style-name="P1">"PLAYA",</text:p>
      <text:p text:style-name="P1">"PLAYO",</text:p>
      <text:p text:style-name="P1">"PLAZA",</text:p>
      <text:p text:style-name="P1">"PLAZO",</text:p>
      <text:p text:style-name="P1">"PLEBE",</text:p>
      <text:p text:style-name="P1">"PLECA",</text:p>
      <text:p text:style-name="P1">"PLENO",</text:p>
      <text:p text:style-name="P1">"PLEON",</text:p>
      <text:p text:style-name="P1">"PLEXO",</text:p>
      <text:p text:style-name="P1">"PLOMO",</text:p>
      <text:p text:style-name="P1">"PLUMA",</text:p>
      <text:p text:style-name="P1">"PLURI",</text:p>
      <text:p text:style-name="P1">"POBLA",</text:p>
      <text:p text:style-name="P1">"POBRE",</text:p>
      <text:p text:style-name="P1">"POCHA",</text:p>
      <text:p text:style-name="P1">"POCHO",</text:p>
      <text:p text:style-name="P1">"PODAR",</text:p>
      <text:p text:style-name="P1">"PODER",</text:p>
      <text:p text:style-name="P1">"PODIO",</text:p>
      <text:p text:style-name="P1">"POEMA",</text:p>
      <text:p text:style-name="P1">"POETA",</text:p>
      <text:p text:style-name="P1">"POLAR",</text:p>
      <text:p text:style-name="P1">"POLEA",</text:p>
      <text:p text:style-name="P1">"POLEN",</text:p>
      <text:p text:style-name="P1">"POLIR",</text:p>
      <text:p text:style-name="P1">"POLLO",</text:p>
      <text:p text:style-name="P1">"POLLO",</text:p>
      <text:p text:style-name="P1">"POLVO",</text:p>
      <text:p text:style-name="P1">"POMEZ",</text:p>
      <text:p text:style-name="P1">"POMPI",</text:p>
      <text:p text:style-name="P1">"PONCE",</text:p>
      <text:p text:style-name="P1">"PONER",</text:p>
      <text:p text:style-name="P1">"PONJA",</text:p>
      <text:p text:style-name="P1">"POOJA",</text:p>
      <text:p text:style-name="P1">"POPAR",</text:p>
      <text:p text:style-name="P1">"POPEL",</text:p>
      <text:p text:style-name="P1">"POPIS",</text:p>
      <text:p text:style-name="P1">"POPOV",</text:p>
      <text:p text:style-name="P1">"PORFA",</text:p>
      <text:p text:style-name="P1">"PORNO",</text:p>
      <text:p text:style-name="P1">"PORRA",</text:p>
      <text:p text:style-name="P1"><text:soft-page-break/>"PORRO",</text:p>
      <text:p text:style-name="P1">"PORTE",</text:p>
      <text:p text:style-name="P1">"POSAR",</text:p>
      <text:p text:style-name="P1">"POSIT",</text:p>
      <text:p text:style-name="P1">"POSTA",</text:p>
      <text:p text:style-name="P1">"POTAR",</text:p>
      <text:p text:style-name="P1">"POTRO",</text:p>
      <text:p text:style-name="P1">"POYAR",</text:p>
      <text:p text:style-name="P1">"POZAS",</text:p>
      <text:p text:style-name="P1">"PRADO",</text:p>
      <text:p text:style-name="P1">"PRAGA",</text:p>
      <text:p text:style-name="P1">"PRAIA",</text:p>
      <text:p text:style-name="P1">"PRAVO",</text:p>
      <text:p text:style-name="P1">"PREAR",</text:p>
      <text:p text:style-name="P1">"PREPO",</text:p>
      <text:p text:style-name="P1">"PRESA",</text:p>
      <text:p text:style-name="P1">"PRESO",</text:p>
      <text:p text:style-name="P1">"PRIAN",</text:p>
      <text:p text:style-name="P1">"PRIMA",</text:p>
      <text:p text:style-name="P1">"PRIMO",</text:p>
      <text:p text:style-name="P1">"PRION",</text:p>
      <text:p text:style-name="P1">"PRION",</text:p>
      <text:p text:style-name="P1">"PRIOR",</text:p>
      <text:p text:style-name="P1">"PRISA",</text:p>
      <text:p text:style-name="P1">"PRISE",</text:p>
      <text:p text:style-name="P1">"PRODE",</text:p>
      <text:p text:style-name="P1">"PROEL",</text:p>
      <text:p text:style-name="P1">"PROFE",</text:p>
      <text:p text:style-name="P1">"PROLE",</text:p>
      <text:p text:style-name="P1">"PROSA",</text:p>
      <text:p text:style-name="P1">"PROTO",</text:p>
      <text:p text:style-name="P1">"PROXY",</text:p>
      <text:p text:style-name="P1">"PRUNA",</text:p>
      <text:p text:style-name="P1">"PSICO",</text:p>
      <text:p text:style-name="P1">"PUBER",</text:p>
      <text:p text:style-name="P1">"PUCHA",</text:p>
      <text:p text:style-name="P1">"PUCHE",</text:p>
      <text:p text:style-name="P1">"PUCHO",</text:p>
      <text:p text:style-name="P1">"PUCIA",</text:p>
      <text:p text:style-name="P1">"PUDOR",</text:p>
      <text:p text:style-name="P1">"PUGIL",</text:p>
      <text:p text:style-name="P1">"PUGNA",</text:p>
      <text:p text:style-name="P1">"PUJAR",</text:p>
      <text:p text:style-name="P1">"PULGA",</text:p>
      <text:p text:style-name="P1">"PULIR",</text:p>
      <text:p text:style-name="P1">"PULLA",</text:p>
      <text:p text:style-name="P1">"PULLA",</text:p>
      <text:p text:style-name="P1">"PULPA",</text:p>
      <text:p text:style-name="P1"><text:soft-page-break/>"PULPO",</text:p>
      <text:p text:style-name="P1">"PULSO",</text:p>
      <text:p text:style-name="P1">"PUÑAL",</text:p>
      <text:p text:style-name="P1">"PUÑAR",</text:p>
      <text:p text:style-name="P1">"PUNGA",</text:p>
      <text:p text:style-name="P1">"PUÑIR",</text:p>
      <text:p text:style-name="P1">"PUNIR",</text:p>
      <text:p text:style-name="P1">"PUNTA",</text:p>
      <text:p text:style-name="P1">"PUNTO",</text:p>
      <text:p text:style-name="P1">"PUNZO",</text:p>
      <text:p text:style-name="P1">"PUPAR",</text:p>
      <text:p text:style-name="P1">"PURGA",</text:p>
      <text:p text:style-name="P1">"PURIN",</text:p>
      <text:p text:style-name="P1">"PUSAN",</text:p>
      <text:p text:style-name="P1">"PUTRE",</text:p>
      <text:p text:style-name="P1">"PUTTO",</text:p>
      <text:p text:style-name="P1">"PUYAR",</text:p>
      <text:p text:style-name="P1">"PUZLE",</text:p>
      <text:p text:style-name="P1">"QATAR",</text:p>
      <text:p text:style-name="P1">"QAYSI",</text:p>
      <text:p text:style-name="P1">"QUARK",</text:p>
      <text:p text:style-name="P1">"QUECO",</text:p>
      <text:p text:style-name="P1">"QUEJA",</text:p>
      <text:p text:style-name="P1">"QUEMI",</text:p>
      <text:p text:style-name="P1">"QUENA",</text:p>
      <text:p text:style-name="P1">"QUENA",</text:p>
      <text:p text:style-name="P1">"QUESO",</text:p>
      <text:p text:style-name="P1">"QUIÇA",</text:p>
      <text:p text:style-name="P1">"QUICO",</text:p>
      <text:p text:style-name="P1">"QUIEN",</text:p>
      <text:p text:style-name="P1">"QUILA",</text:p>
      <text:p text:style-name="P1">"QUILO",</text:p>
      <text:p text:style-name="P1">"QUIMA",</text:p>
      <text:p text:style-name="P1">"QUIMO",</text:p>
      <text:p text:style-name="P1">"QUIÑE",</text:p>
      <text:p text:style-name="P1">"QUIÑO",</text:p>
      <text:p text:style-name="P1">"QUIPU",</text:p>
      <text:p text:style-name="P1">"QUITO",</text:p>
      <text:p text:style-name="P1">"QUIYA",</text:p>
      <text:p text:style-name="P1">"QUIZA",</text:p>
      <text:p text:style-name="P1">"RABAT",</text:p>
      <text:p text:style-name="P1">"RABEL",</text:p>
      <text:p text:style-name="P1">"RABIA",</text:p>
      <text:p text:style-name="P1">"RABON",</text:p>
      <text:p text:style-name="P1">"RACHA",</text:p>
      <text:p text:style-name="P1">"RADAL",</text:p>
      <text:p text:style-name="P1">"RADAR",</text:p>
      <text:p text:style-name="P1">"RADIO",</text:p>
      <text:p text:style-name="P1"><text:soft-page-break/>"RADON",</text:p>
      <text:p text:style-name="P1">"RAFAL",</text:p>
      <text:p text:style-name="P1">"RAJAH",</text:p>
      <text:p text:style-name="P1">"RAJAR",</text:p>
      <text:p text:style-name="P1">"RALEA",</text:p>
      <text:p text:style-name="P1">"RALEO",</text:p>
      <text:p text:style-name="P1">"RALLO",</text:p>
      <text:p text:style-name="P1">"RAMON",</text:p>
      <text:p text:style-name="P1">"RAMPA",</text:p>
      <text:p text:style-name="P1">"RANDA",</text:p>
      <text:p text:style-name="P1">"RANGO",</text:p>
      <text:p text:style-name="P1">"RANTE",</text:p>
      <text:p text:style-name="P1">"RAPAR",</text:p>
      <text:p text:style-name="P1">"RAPAZ",</text:p>
      <text:p text:style-name="P1">"RAPEL",</text:p>
      <text:p text:style-name="P1">"RAPTO",</text:p>
      <text:p text:style-name="P1">"RAQQA",</text:p>
      <text:p text:style-name="P1">"RASAR",</text:p>
      <text:p text:style-name="P1">"RASCA",</text:p>
      <text:p text:style-name="P1">"RASGO",</text:p>
      <text:p text:style-name="P1">"RATIO",</text:p>
      <text:p text:style-name="P1">"RATON",</text:p>
      <text:p text:style-name="P1">"RAUDA",</text:p>
      <text:p text:style-name="P1">"RAUDO",</text:p>
      <text:p text:style-name="P1">"RAYAR",</text:p>
      <text:p text:style-name="P1">"RAYEN",</text:p>
      <text:p text:style-name="P1">"RAYON",</text:p>
      <text:p text:style-name="P1">"RAZAR",</text:p>
      <text:p text:style-name="P1">"RAZIA",</text:p>
      <text:p text:style-name="P1">"RAZON",</text:p>
      <text:p text:style-name="P1">"RAZON",</text:p>
      <text:p text:style-name="P1">"REAJE",</text:p>
      <text:p text:style-name="P1">"REATA",</text:p>
      <text:p text:style-name="P1">"REBUS",</text:p>
      <text:p text:style-name="P1">"RECIO",</text:p>
      <text:p text:style-name="P1">"RECTA",</text:p>
      <text:p text:style-name="P1">"RECTO",</text:p>
      <text:p text:style-name="P1">"RECUA",</text:p>
      <text:p text:style-name="P1">"REDAR",</text:p>
      <text:p text:style-name="P1">"REDIL",</text:p>
      <text:p text:style-name="P1">"REDRO",</text:p>
      <text:p text:style-name="P1">"REGAR",</text:p>
      <text:p text:style-name="P1">"REGIO",</text:p>
      <text:p text:style-name="P1">"REGIR",</text:p>
      <text:p text:style-name="P1">"REGLA",</text:p>
      <text:p text:style-name="P1">"REGLA",</text:p>
      <text:p text:style-name="P1">"REHEN",</text:p>
      <text:p text:style-name="P1">"REHUS",</text:p>
      <text:p text:style-name="P1"><text:soft-page-break/>"REINA",</text:p>
      <text:p text:style-name="P1">"REINO",</text:p>
      <text:p text:style-name="P1">"REJAL",</text:p>
      <text:p text:style-name="P1">"REJIN",</text:p>
      <text:p text:style-name="P1">"REJON",</text:p>
      <text:p text:style-name="P1">"RELAX",</text:p>
      <text:p text:style-name="P1">"RELEJ",</text:p>
      <text:p text:style-name="P1">"RELEX",</text:p>
      <text:p text:style-name="P1">"RELOJ",</text:p>
      <text:p text:style-name="P1">"RELOJ",</text:p>
      <text:p text:style-name="P1">"REMAR",</text:p>
      <text:p text:style-name="P1">"RENAL",</text:p>
      <text:p text:style-name="P1">"RENAN",</text:p>
      <text:p text:style-name="P1">"RENGA",</text:p>
      <text:p text:style-name="P1">"RENGO",</text:p>
      <text:p text:style-name="P1">"RENIO",</text:p>
      <text:p text:style-name="P1">"REÑIR",</text:p>
      <text:p text:style-name="P1">"RENTA",</text:p>
      <text:p text:style-name="P1">"REQUE",</text:p>
      <text:p text:style-name="P1">"RESMA",</text:p>
      <text:p text:style-name="P1">"RESTA",</text:p>
      <text:p text:style-name="P1">"RESTO",</text:p>
      <text:p text:style-name="P1">"RETAR",</text:p>
      <text:p text:style-name="P1">"RETIN",</text:p>
      <text:p text:style-name="P1">"RETOR",</text:p>
      <text:p text:style-name="P1">"REUMA",</text:p>
      <text:p text:style-name="P1">"REUMA",</text:p>
      <text:p text:style-name="P1">"REVAL",</text:p>
      <text:p text:style-name="P1">"REVER",</text:p>
      <text:p text:style-name="P1">"REVES",</text:p>
      <text:p text:style-name="P1">"REYAR",</text:p>
      <text:p text:style-name="P1">"REZAR",</text:p>
      <text:p text:style-name="P1">"RHEMA",</text:p>
      <text:p text:style-name="P1">"RIADA",</text:p>
      <text:p text:style-name="P1">"RIEGO",</text:p>
      <text:p text:style-name="P1">"RIFAR",</text:p>
      <text:p text:style-name="P1">"RIFLE",</text:p>
      <text:p text:style-name="P1">"RIGEL",</text:p>
      <text:p text:style-name="P1">"RIGOR",</text:p>
      <text:p text:style-name="P1">"RILAR",</text:p>
      <text:p text:style-name="P1">"RIMAR",</text:p>
      <text:p text:style-name="P1">"RIMEL",</text:p>
      <text:p text:style-name="P1">"RIÑON",</text:p>
      <text:p text:style-name="P1">"RIPIA",</text:p>
      <text:p text:style-name="P1">"RIPIO",</text:p>
      <text:p text:style-name="P1">"RITMO",</text:p>
      <text:p text:style-name="P1">"RIVAL",</text:p>
      <text:p text:style-name="P1">"RIYAL",</text:p>
      <text:p text:style-name="P1"><text:soft-page-break/>"RIZAR",</text:p>
      <text:p text:style-name="P1">"ROBAR",</text:p>
      <text:p text:style-name="P1">"ROBLE",</text:p>
      <text:p text:style-name="P1">"ROBOT",</text:p>
      <text:p text:style-name="P1">"ROCHA",</text:p>
      <text:p text:style-name="P1">"ROCHA",</text:p>
      <text:p text:style-name="P1">"ROCIN",</text:p>
      <text:p text:style-name="P1">"ROCIO",</text:p>
      <text:p text:style-name="P1">"ROCIO",</text:p>
      <text:p text:style-name="P1">"RODAR",</text:p>
      <text:p text:style-name="P1">"RODEO",</text:p>
      <text:p text:style-name="P1">"RODIO",</text:p>
      <text:p text:style-name="P1">"ROGAR",</text:p>
      <text:p text:style-name="P1">"ROJAS",</text:p>
      <text:p text:style-name="P1">"ROLAP",</text:p>
      <text:p text:style-name="P1">"ROLAR",</text:p>
      <text:p text:style-name="P1">"ROLEO",</text:p>
      <text:p text:style-name="P1">"ROLLO",</text:p>
      <text:p text:style-name="P1">"ROMAN",</text:p>
      <text:p text:style-name="P1">"ROMBO",</text:p>
      <text:p text:style-name="P1">"ROMBO",</text:p>
      <text:p text:style-name="P1">"ROÑAR",</text:p>
      <text:p text:style-name="P1">"RONCO",</text:p>
      <text:p text:style-name="P1">"RONDA",</text:p>
      <text:p text:style-name="P1">"RONDA",</text:p>
      <text:p text:style-name="P1">"ROPON",</text:p>
      <text:p text:style-name="P1">"ROQUE",</text:p>
      <text:p text:style-name="P1">"ROQUE",</text:p>
      <text:p text:style-name="P1">"RORAR",</text:p>
      <text:p text:style-name="P1">"RORRO",</text:p>
      <text:p text:style-name="P1">"ROSAL",</text:p>
      <text:p text:style-name="P1">"ROSAR",</text:p>
      <text:p text:style-name="P1">"ROSJO",</text:p>
      <text:p text:style-name="P1">"ROTAR",</text:p>
      <text:p text:style-name="P1">"ROTOR",</text:p>
      <text:p text:style-name="P1">"ROUND",</text:p>
      <text:p text:style-name="P1">"ROVER",</text:p>
      <text:p text:style-name="P1">"ROZAR",</text:p>
      <text:p text:style-name="P1">"ROZNO",</text:p>
      <text:p text:style-name="P1">"RUANA",</text:p>
      <text:p text:style-name="P1">"RUANO",</text:p>
      <text:p text:style-name="P1">"RUBIO",</text:p>
      <text:p text:style-name="P1">"RUBLO",</text:p>
      <text:p text:style-name="P1">"RUBOR",</text:p>
      <text:p text:style-name="P1">"RUBRO",</text:p>
      <text:p text:style-name="P1">"RUCAR",</text:p>
      <text:p text:style-name="P1">"RUCHO",</text:p>
      <text:p text:style-name="P1">"RUCIO",</text:p>
      <text:p text:style-name="P1"><text:soft-page-break/>"RUEDA",</text:p>
      <text:p text:style-name="P1">"RUGAR",</text:p>
      <text:p text:style-name="P1">"RUGBI",</text:p>
      <text:p text:style-name="P1">"RUGBY",</text:p>
      <text:p text:style-name="P1">"RUGIR",</text:p>
      <text:p text:style-name="P1">"RUIDO",</text:p>
      <text:p text:style-name="P1">"RUINA",</text:p>
      <text:p text:style-name="P1">"RULAR",</text:p>
      <text:p text:style-name="P1">"RUMBA",</text:p>
      <text:p text:style-name="P1">"RUMBO",</text:p>
      <text:p text:style-name="P1">"RUMEN",</text:p>
      <text:p text:style-name="P1">"RUMOR",</text:p>
      <text:p text:style-name="P1">"RUÑAR",</text:p>
      <text:p text:style-name="P1">"RUPIA",</text:p>
      <text:p text:style-name="P1">"RURAL",</text:p>
      <text:p text:style-name="P1">"RUSIA",</text:p>
      <text:p text:style-name="P1">"RUSIA",</text:p>
      <text:p text:style-name="P1">"RUTAR",</text:p>
      <text:p text:style-name="P1">"SABER",</text:p>
      <text:p text:style-name="P1">"SABIO",</text:p>
      <text:p text:style-name="P1">"SABLE",</text:p>
      <text:p text:style-name="P1">"SABOR",</text:p>
      <text:p text:style-name="P1">"SABRA",</text:p>
      <text:p text:style-name="P1">"SACAR",</text:p>
      <text:p text:style-name="P1">"SACHA",</text:p>
      <text:p text:style-name="P1">"SACHO",</text:p>
      <text:p text:style-name="P1">"SACRO",</text:p>
      <text:p text:style-name="P1">"SAETA",</text:p>
      <text:p text:style-name="P1">"SAGAZ",</text:p>
      <text:p text:style-name="P1">"SAGMA",</text:p>
      <text:p text:style-name="P1">"SAIGA",</text:p>
      <text:p text:style-name="P1">"SAJAR",</text:p>
      <text:p text:style-name="P1">"SALAR",</text:p>
      <text:p text:style-name="P1">"SALDO",</text:p>
      <text:p text:style-name="P1">"SALES",</text:p>
      <text:p text:style-name="P1">"SALIR",</text:p>
      <text:p text:style-name="P1">"SALMO",</text:p>
      <text:p text:style-name="P1">"SALON",</text:p>
      <text:p text:style-name="P1">"SALSA",</text:p>
      <text:p text:style-name="P1">"SALTA",</text:p>
      <text:p text:style-name="P1">"SALTO",</text:p>
      <text:p text:style-name="P1">"SALTO",</text:p>
      <text:p text:style-name="P1">"SALUD",</text:p>
      <text:p text:style-name="P1">"SALUT",</text:p>
      <text:p text:style-name="P1">"SALVA",</text:p>
      <text:p text:style-name="P1">"SALVE",</text:p>
      <text:p text:style-name="P1">"SALVO",</text:p>
      <text:p text:style-name="P1">"SAMAJ",</text:p>
      <text:p text:style-name="P1"><text:soft-page-break/>"SAMBA",</text:p>
      <text:p text:style-name="P1">"SAMOA",</text:p>
      <text:p text:style-name="P1">"SANAA",</text:p>
      <text:p text:style-name="P1">"SANAR",</text:p>
      <text:p text:style-name="P1">"SANTI",</text:p>
      <text:p text:style-name="P1">"SANTO",</text:p>
      <text:p text:style-name="P1">"SAQUE",</text:p>
      <text:p text:style-name="P1">"SARAO",</text:p>
      <text:p text:style-name="P1">"SARDO",</text:p>
      <text:p text:style-name="P1">"SARGA",</text:p>
      <text:p text:style-name="P1">"SARNA",</text:p>
      <text:p text:style-name="P1">"SARRO",</text:p>
      <text:p text:style-name="P1">"SARTA",</text:p>
      <text:p text:style-name="P1">"SATAN",</text:p>
      <text:p text:style-name="P1">"SAUCE",</text:p>
      <text:p text:style-name="P1">"SAUCO",</text:p>
      <text:p text:style-name="P1">"SAUDI",</text:p>
      <text:p text:style-name="P1">"SAUNA",</text:p>
      <text:p text:style-name="P1">"SAVIA",</text:p>
      <text:p text:style-name="P1">"SAXEO",</text:p>
      <text:p text:style-name="P1">"SAYAL",</text:p>
      <text:p text:style-name="P1">"SAZON",</text:p>
      <text:p text:style-name="P1">"SCHWA",</text:p>
      <text:p text:style-name="P1">"SCRUM",</text:p>
      <text:p text:style-name="P1">"SECAR",</text:p>
      <text:p text:style-name="P1">"SECTA",</text:p>
      <text:p text:style-name="P1">"SEDAL",</text:p>
      <text:p text:style-name="P1">"SEDAN",</text:p>
      <text:p text:style-name="P1">"SEDAN",</text:p>
      <text:p text:style-name="P1">"SEDAR",</text:p>
      <text:p text:style-name="P1">"SEFRU",</text:p>
      <text:p text:style-name="P1">"SEFRU",</text:p>
      <text:p text:style-name="P1">"SEGAR",</text:p>
      <text:p text:style-name="P1">"SEGUN",</text:p>
      <text:p text:style-name="P1">"SELAH",</text:p>
      <text:p text:style-name="P1">"SELAR",</text:p>
      <text:p text:style-name="P1">"SELFI",</text:p>
      <text:p text:style-name="P1">"SELLO",</text:p>
      <text:p text:style-name="P1">"SELMA",</text:p>
      <text:p text:style-name="P1">"SELVA",</text:p>
      <text:p text:style-name="P1">"SEMEN",</text:p>
      <text:p text:style-name="P1">"SEÑAL",</text:p>
      <text:p text:style-name="P1">"SEÑAR",</text:p>
      <text:p text:style-name="P1">"SEÑAS",</text:p>
      <text:p text:style-name="P1">"SENDA",</text:p>
      <text:p text:style-name="P1">"SENIL",</text:p>
      <text:p text:style-name="P1">"SEÑOR",</text:p>
      <text:p text:style-name="P1">"SEÑOR",</text:p>
      <text:p text:style-name="P1"><text:soft-page-break/>"SEÑOS",</text:p>
      <text:p text:style-name="P1">"SENTE",</text:p>
      <text:p text:style-name="P1">"SEPIA",</text:p>
      <text:p text:style-name="P1">"SEPTO",</text:p>
      <text:p text:style-name="P1">"SERIE",</text:p>
      <text:p text:style-name="P1">"SERIO",</text:p>
      <text:p text:style-name="P1">"SESEO",</text:p>
      <text:p text:style-name="P1">"SESGO",</text:p>
      <text:p text:style-name="P1">"SESIL",</text:p>
      <text:p text:style-name="P1">"SEVEN",</text:p>
      <text:p text:style-name="P1">"SEXAR",</text:p>
      <text:p text:style-name="P1">"SEXMA",</text:p>
      <text:p text:style-name="P1">"SEXTO",</text:p>
      <text:p text:style-name="P1">"SHEOL",</text:p>
      <text:p text:style-name="P1">"SHJEM",</text:p>
      <text:p text:style-name="P1">"SHOAH",</text:p>
      <text:p text:style-name="P1">"SHOME",</text:p>
      <text:p text:style-name="P1">"SHONA",</text:p>
      <text:p text:style-name="P1">"SHUAR",</text:p>
      <text:p text:style-name="P1">"SHUCO",</text:p>
      <text:p text:style-name="P1">"SICLO",</text:p>
      <text:p text:style-name="P1">"SIDON",</text:p>
      <text:p text:style-name="P1">"SIDRA",</text:p>
      <text:p text:style-name="P1">"SIEGA",</text:p>
      <text:p text:style-name="P1">"SIESO",</text:p>
      <text:p text:style-name="P1">"SIETE",</text:p>
      <text:p text:style-name="P1">"SIGLA",</text:p>
      <text:p text:style-name="P1">"SIGLO",</text:p>
      <text:p text:style-name="P1">"SIGMA",</text:p>
      <text:p text:style-name="P1">"SIGNO",</text:p>
      <text:p text:style-name="P1">"SILAS",</text:p>
      <text:p text:style-name="P1">"SILBO",</text:p>
      <text:p text:style-name="P1">"SILFO",</text:p>
      <text:p text:style-name="P1">"SILGA",</text:p>
      <text:p text:style-name="P1">"SILLA",</text:p>
      <text:p text:style-name="P1">"SIMIA",</text:p>
      <text:p text:style-name="P1">"SIMIA",</text:p>
      <text:p text:style-name="P1">"SIMIL",</text:p>
      <text:p text:style-name="P1">"SIMIO",</text:p>
      <text:p text:style-name="P1">"SIMON",</text:p>
      <text:p text:style-name="P1">"SIMON",</text:p>
      <text:p text:style-name="P1">"SINGA",</text:p>
      <text:p text:style-name="P1">"SIOME",</text:p>
      <text:p text:style-name="P1">"SIRGA",</text:p>
      <text:p text:style-name="P1">"SIRIA",</text:p>
      <text:p text:style-name="P1">"SIRIO",</text:p>
      <text:p text:style-name="P1">"SIRIO",</text:p>
      <text:p text:style-name="P1">"SIRTE",</text:p>
      <text:p text:style-name="P1"><text:soft-page-break/>"SISAR",</text:p>
      <text:p text:style-name="P1">"SISCA",</text:p>
      <text:p text:style-name="P1">"SISMO",</text:p>
      <text:p text:style-name="P1">"SISPE",</text:p>
      <text:p text:style-name="P1">"SITIO",</text:p>
      <text:p text:style-name="P1">"SIXTA",</text:p>
      <text:p text:style-name="P1">"SIXTO",</text:p>
      <text:p text:style-name="P1">"SNACK",</text:p>
      <text:p text:style-name="P1">"SOBAR",</text:p>
      <text:p text:style-name="P1">"SOBRA",</text:p>
      <text:p text:style-name="P1">"SOBRE",</text:p>
      <text:p text:style-name="P1">"SOCIO",</text:p>
      <text:p text:style-name="P1">"SODIO",</text:p>
      <text:p text:style-name="P1">"SOFER",</text:p>
      <text:p text:style-name="P1">"SOFIA",</text:p>
      <text:p text:style-name="P1">"SOFIT",</text:p>
      <text:p text:style-name="P1">"SOGAN",</text:p>
      <text:p text:style-name="P1">"SOLAR",</text:p>
      <text:p text:style-name="P1">"SOLAZ",</text:p>
      <text:p text:style-name="P1">"SOLER",</text:p>
      <text:p text:style-name="P1">"SOLON",</text:p>
      <text:p text:style-name="P1">"SOÑAR",</text:p>
      <text:p text:style-name="P1">"SONAR",</text:p>
      <text:p text:style-name="P1">"SONDA",</text:p>
      <text:p text:style-name="P1">"SONGO",</text:p>
      <text:p text:style-name="P1">"SONIA",</text:p>
      <text:p text:style-name="P1">"SONSO",</text:p>
      <text:p text:style-name="P1">"SONTO",</text:p>
      <text:p text:style-name="P1">"SOPAR",</text:p>
      <text:p text:style-name="P1">"SOPOR",</text:p>
      <text:p text:style-name="P1">"SORBO",</text:p>
      <text:p text:style-name="P1">"SORDO",</text:p>
      <text:p text:style-name="P1">"SORGO",</text:p>
      <text:p text:style-name="P1">"SORIA",</text:p>
      <text:p text:style-name="P1">"SOSON",</text:p>
      <text:p text:style-name="P1">"SOTAR",</text:p>
      <text:p text:style-name="P1">"SOTOL",</text:p>
      <text:p text:style-name="P1">"STIPS",</text:p>
      <text:p text:style-name="P1">"SUABO",</text:p>
      <text:p text:style-name="P1">"SUARE",</text:p>
      <text:p text:style-name="P1">"SUAVE",</text:p>
      <text:p text:style-name="P1">"SUAZI",</text:p>
      <text:p text:style-name="P1">"SUBIR",</text:p>
      <text:p text:style-name="P1">"SUBTE",</text:p>
      <text:p text:style-name="P1">"SUCHE",</text:p>
      <text:p text:style-name="P1">"SUCIO",</text:p>
      <text:p text:style-name="P1">"SUCOT",</text:p>
      <text:p text:style-name="P1">"SUCRE",</text:p>
      <text:p text:style-name="P1"><text:soft-page-break/>"SUCRE",</text:p>
      <text:p text:style-name="P1">"SUDAN",</text:p>
      <text:p text:style-name="P1">"SUDAR",</text:p>
      <text:p text:style-name="P1">"SUDOR",</text:p>
      <text:p text:style-name="P1">"SUECA",</text:p>
      <text:p text:style-name="P1">"SUECO",</text:p>
      <text:p text:style-name="P1">"SUELO",</text:p>
      <text:p text:style-name="P1">"SUEÑO",</text:p>
      <text:p text:style-name="P1">"SUERO",</text:p>
      <text:p text:style-name="P1">"SUEVO",</text:p>
      <text:p text:style-name="P1">"SUFRE",</text:p>
      <text:p text:style-name="P1">"SUITE",</text:p>
      <text:p text:style-name="P1">"SUIZA",</text:p>
      <text:p text:style-name="P1">"SUIZO",</text:p>
      <text:p text:style-name="P1">"SULCO",</text:p>
      <text:p text:style-name="P1">"SUMAR",</text:p>
      <text:p text:style-name="P1">"SUMIR",</text:p>
      <text:p text:style-name="P1">"SUNCO",</text:p>
      <text:p text:style-name="P1">"SUPER",</text:p>
      <text:p text:style-name="P1">"SUPRA",</text:p>
      <text:p text:style-name="P1">"SURCO",</text:p>
      <text:p text:style-name="P1">"SUSHI",</text:p>
      <text:p text:style-name="P1">"SUSTO",</text:p>
      <text:p text:style-name="P1">"SUTIL",</text:p>
      <text:p text:style-name="P1">"SUWON",</text:p>
      <text:p text:style-name="P1">"SUZON",</text:p>
      <text:p text:style-name="P1">"SWAZI",</text:p>
      <text:p text:style-name="P1">"TABLA",</text:p>
      <text:p text:style-name="P1">"TABON",</text:p>
      <text:p text:style-name="P1">"TABOR",</text:p>
      <text:p text:style-name="P1">"TACAR",</text:p>
      <text:p text:style-name="P1">"TACHA",</text:p>
      <text:p text:style-name="P1">"TACHE",</text:p>
      <text:p text:style-name="P1">"TACHO",</text:p>
      <text:p text:style-name="P1">"TACIO",</text:p>
      <text:p text:style-name="P1">"TACNA",</text:p>
      <text:p text:style-name="P1">"TACON",</text:p>
      <text:p text:style-name="P1">"TACTO",</text:p>
      <text:p text:style-name="P1">"TADAY",</text:p>
      <text:p text:style-name="P1">"TADEO",</text:p>
      <text:p text:style-name="P1">"TAHUR",</text:p>
      <text:p text:style-name="P1">"TAIFA",</text:p>
      <text:p text:style-name="P1">"TAIGA",</text:p>
      <text:p text:style-name="P1">"TAINA",</text:p>
      <text:p text:style-name="P1">"TAINO",</text:p>
      <text:p text:style-name="P1">"TAITA",</text:p>
      <text:p text:style-name="P1">"TAJAR",</text:p>
      <text:p text:style-name="P1">"TALAR",</text:p>
      <text:p text:style-name="P1"><text:soft-page-break/>"TALCA",</text:p>
      <text:p text:style-name="P1">"TALCO",</text:p>
      <text:p text:style-name="P1">"TALGO",</text:p>
      <text:p text:style-name="P1">"TALIA",</text:p>
      <text:p text:style-name="P1">"TALIN",</text:p>
      <text:p text:style-name="P1">"TALIO",</text:p>
      <text:p text:style-name="P1">"TALIT",</text:p>
      <text:p text:style-name="P1">"TALLA",</text:p>
      <text:p text:style-name="P1">"TALLE",</text:p>
      <text:p text:style-name="P1">"TALLO",</text:p>
      <text:p text:style-name="P1">"TALON",</text:p>
      <text:p text:style-name="P1">"TALPA",</text:p>
      <text:p text:style-name="P1">"TALUD",</text:p>
      <text:p text:style-name="P1">"TAMAL",</text:p>
      <text:p text:style-name="P1">"TAMAR",</text:p>
      <text:p text:style-name="P1">"TAMBO",</text:p>
      <text:p text:style-name="P1">"TAMIL",</text:p>
      <text:p text:style-name="P1">"TAMIZ",</text:p>
      <text:p text:style-name="P1">"TANAJ",</text:p>
      <text:p text:style-name="P1">"TAÑAR",</text:p>
      <text:p text:style-name="P1">"TANDA",</text:p>
      <text:p text:style-name="P1">"TAÑER",</text:p>
      <text:p text:style-name="P1">"TANGA",</text:p>
      <text:p text:style-name="P1">"TANGA",</text:p>
      <text:p text:style-name="P1">"TANGO",</text:p>
      <text:p text:style-name="P1">"TANIA",</text:p>
      <text:p text:style-name="P1">"TAÑIR",</text:p>
      <text:p text:style-name="P1">"TANTO",</text:p>
      <text:p text:style-name="P1">"TANYA",</text:p>
      <text:p text:style-name="P1">"TAPAR",</text:p>
      <text:p text:style-name="P1">"TAPER",</text:p>
      <text:p text:style-name="P1">"TAPIA",</text:p>
      <text:p text:style-name="P1">"TAPIR",</text:p>
      <text:p text:style-name="P1">"TARAR",</text:p>
      <text:p text:style-name="P1">"TARDE",</text:p>
      <text:p text:style-name="P1">"TARDO",</text:p>
      <text:p text:style-name="P1">"TAREA",</text:p>
      <text:p text:style-name="P1">"TAROT",</text:p>
      <text:p text:style-name="P1">"TARRO",</text:p>
      <text:p text:style-name="P1">"TARSO",</text:p>
      <text:p text:style-name="P1">"TARTA",</text:p>
      <text:p text:style-name="P1">"TASAR",</text:p>
      <text:p text:style-name="P1">"TASCA",</text:p>
      <text:p text:style-name="P1">"TASCO",</text:p>
      <text:p text:style-name="P1">"TAUON",</text:p>
      <text:p text:style-name="P1">"TAURO",</text:p>
      <text:p text:style-name="P1">"TAURO",</text:p>
      <text:p text:style-name="P1">"TAXEA",</text:p>
      <text:p text:style-name="P1"><text:soft-page-break/>"TAXIS",</text:p>
      <text:p text:style-name="P1">"TAXON",</text:p>
      <text:p text:style-name="P1">"TAXON",</text:p>
      <text:p text:style-name="P1">"TAYIK",</text:p>
      <text:p text:style-name="P1">"TAZAR",</text:p>
      <text:p text:style-name="P1">"TCHAG",</text:p>
      <text:p text:style-name="P1">"TEBAS",</text:p>
      <text:p text:style-name="P1">"TEBEO",</text:p>
      <text:p text:style-name="P1">"TECHO",</text:p>
      <text:p text:style-name="P1">"TECLA",</text:p>
      <text:p text:style-name="P1">"TECOL",</text:p>
      <text:p text:style-name="P1">"TEDIO",</text:p>
      <text:p text:style-name="P1">"TEJAR",</text:p>
      <text:p text:style-name="P1">"TEJAS",</text:p>
      <text:p text:style-name="P1">"TEJER",</text:p>
      <text:p text:style-name="P1">"TEJON",</text:p>
      <text:p text:style-name="P1">"TEKKY",</text:p>
      <text:p text:style-name="P1">"TELEX",</text:p>
      <text:p text:style-name="P1">"TELMA",</text:p>
      <text:p text:style-name="P1">"TELMO",</text:p>
      <text:p text:style-name="P1">"TELON",</text:p>
      <text:p text:style-name="P1">"TEMAR",</text:p>
      <text:p text:style-name="P1">"TEMER",</text:p>
      <text:p text:style-name="P1">"TEMOR",</text:p>
      <text:p text:style-name="P1">"TEMPO",</text:p>
      <text:p text:style-name="P1">"TENAZ",</text:p>
      <text:p text:style-name="P1">"TENCA",</text:p>
      <text:p text:style-name="P1">"TENER",</text:p>
      <text:p text:style-name="P1">"TENGE",</text:p>
      <text:p text:style-name="P1">"TENIO",</text:p>
      <text:p text:style-name="P1">"TEÑIR",</text:p>
      <text:p text:style-name="P1">"TENIS",</text:p>
      <text:p text:style-name="P1">"TENUE",</text:p>
      <text:p text:style-name="P1">"TERCO",</text:p>
      <text:p text:style-name="P1">"TERMA",</text:p>
      <text:p text:style-name="P1">"TERMO",</text:p>
      <text:p text:style-name="P1">"TERNA",</text:p>
      <text:p text:style-name="P1">"TERSO",</text:p>
      <text:p text:style-name="P1">"TESAR",</text:p>
      <text:p text:style-name="P1">"TESIS",</text:p>
      <text:p text:style-name="P1">"TESON",</text:p>
      <text:p text:style-name="P1">"TESTA",</text:p>
      <text:p text:style-name="P1">"TETAR",</text:p>
      <text:p text:style-name="P1">"TETON",</text:p>
      <text:p text:style-name="P1">"TETRA",</text:p>
      <text:p text:style-name="P1">"TETRO",</text:p>
      <text:p text:style-name="P1">"TETUM",</text:p>
      <text:p text:style-name="P1">"TETUN",</text:p>
      <text:p text:style-name="P1"><text:soft-page-break/>"TEXAS",</text:p>
      <text:p text:style-name="P1">"TEXTO",</text:p>
      <text:p text:style-name="P1">"THAIS",</text:p>
      <text:p text:style-name="P1">"TIARA",</text:p>
      <text:p text:style-name="P1">"TIBIA",</text:p>
      <text:p text:style-name="P1">"TIBIO",</text:p>
      <text:p text:style-name="P1">"TICAR",</text:p>
      <text:p text:style-name="P1">"TICIO",</text:p>
      <text:p text:style-name="P1">"TIESO",</text:p>
      <text:p text:style-name="P1">"TIFON",</text:p>
      <text:p text:style-name="P1">"TIFUS",</text:p>
      <text:p text:style-name="P1">"TIGON",</text:p>
      <text:p text:style-name="P1">"TIGRA",</text:p>
      <text:p text:style-name="P1">"TIGRE",</text:p>
      <text:p text:style-name="P1">"TIGRE",</text:p>
      <text:p text:style-name="P1">"TIITO",</text:p>
      <text:p text:style-name="P1">"TILDE",</text:p>
      <text:p text:style-name="P1">"TILIN",</text:p>
      <text:p text:style-name="P1">"TILLA",</text:p>
      <text:p text:style-name="P1">"TIMAR",</text:p>
      <text:p text:style-name="P1">"TIMBA",</text:p>
      <text:p text:style-name="P1">"TIMBO",</text:p>
      <text:p text:style-name="P1">"TIMBU",</text:p>
      <text:p text:style-name="P1">"TIMON",</text:p>
      <text:p text:style-name="P1">"TINTA",</text:p>
      <text:p text:style-name="P1">"TINTO",</text:p>
      <text:p text:style-name="P1">"TIPEO",</text:p>
      <text:p text:style-name="P1">"TIPLE",</text:p>
      <text:p text:style-name="P1">"TIQUE",</text:p>
      <text:p text:style-name="P1">"TIRAR",</text:p>
      <text:p text:style-name="P1">"TIRIO",</text:p>
      <text:p text:style-name="P1">"TIRON",</text:p>
      <text:p text:style-name="P1">"TIRSO",</text:p>
      <text:p text:style-name="P1">"TIRSO",</text:p>
      <text:p text:style-name="P1">"TITAR",</text:p>
      <text:p text:style-name="P1">"TITEO",</text:p>
      <text:p text:style-name="P1">"TIZNA",</text:p>
      <text:p text:style-name="P1">"TIZNE",</text:p>
      <text:p text:style-name="P1">"TIZON",</text:p>
      <text:p text:style-name="P1">"TOCAR",</text:p>
      <text:p text:style-name="P1">"TOCAS",</text:p>
      <text:p text:style-name="P1">"TOCHE",</text:p>
      <text:p text:style-name="P1">"TOCHO",</text:p>
      <text:p text:style-name="P1">"TOCON",</text:p>
      <text:p text:style-name="P1">"TOESA",</text:p>
      <text:p text:style-name="P1">"TOKIO",</text:p>
      <text:p text:style-name="P1">"TOKIO",</text:p>
      <text:p text:style-name="P1">"TOLAI",</text:p>
      <text:p text:style-name="P1"><text:soft-page-break/>"TOLAI",</text:p>
      <text:p text:style-name="P1">"TOLAR",</text:p>
      <text:p text:style-name="P1">"TOLDO",</text:p>
      <text:p text:style-name="P1">"TOLLA",</text:p>
      <text:p text:style-name="P1">"TOLON",</text:p>
      <text:p text:style-name="P1">"TOLON",</text:p>
      <text:p text:style-name="P1">"TOLVA",</text:p>
      <text:p text:style-name="P1">"TOMAR",</text:p>
      <text:p text:style-name="P1">"TOMAS",</text:p>
      <text:p text:style-name="P1">"TOMBO",</text:p>
      <text:p text:style-name="P1">"TOMIN",</text:p>
      <text:p text:style-name="P1">"TONAR",</text:p>
      <text:p text:style-name="P1">"TONDO",</text:p>
      <text:p text:style-name="P1">"TONEL",</text:p>
      <text:p text:style-name="P1">"TONFA",</text:p>
      <text:p text:style-name="P1">"TONGA",</text:p>
      <text:p text:style-name="P1">"TONGO",</text:p>
      <text:p text:style-name="P1">"TONTO",</text:p>
      <text:p text:style-name="P1">"TOPAR",</text:p>
      <text:p text:style-name="P1">"TOPIL",</text:p>
      <text:p text:style-name="P1">"TOQUE",</text:p>
      <text:p text:style-name="P1">"TOQUI",</text:p>
      <text:p text:style-name="P1">"TORAL",</text:p>
      <text:p text:style-name="P1">"TORAX",</text:p>
      <text:p text:style-name="P1">"TORBA",</text:p>
      <text:p text:style-name="P1">"TORBO",</text:p>
      <text:p text:style-name="P1">"TORDO",</text:p>
      <text:p text:style-name="P1">"TORIO",</text:p>
      <text:p text:style-name="P1">"TORNO",</text:p>
      <text:p text:style-name="P1">"TORPE",</text:p>
      <text:p text:style-name="P1">"TORRE",</text:p>
      <text:p text:style-name="P1">"TORSO",</text:p>
      <text:p text:style-name="P1">"TORTA",</text:p>
      <text:p text:style-name="P1">"TORVA",</text:p>
      <text:p text:style-name="P1">"TORVO",</text:p>
      <text:p text:style-name="P1">"TOSCO",</text:p>
      <text:p text:style-name="P1">"TOSER",</text:p>
      <text:p text:style-name="P1">"TOTAL",</text:p>
      <text:p text:style-name="P1">"TOTEM",</text:p>
      <text:p text:style-name="P1">"TOUCH",</text:p>
      <text:p text:style-name="P1">"TOZAR",</text:p>
      <text:p text:style-name="P1">"TRABA",</text:p>
      <text:p text:style-name="P1">"TRAER",</text:p>
      <text:p text:style-name="P1">"TRAGA",</text:p>
      <text:p text:style-name="P1">"TRAGO",</text:p>
      <text:p text:style-name="P1">"TRAJE",</text:p>
      <text:p text:style-name="P1">"TRAMA",</text:p>
      <text:p text:style-name="P1">"TRAMO",</text:p>
      <text:p text:style-name="P1"><text:soft-page-break/>"TRANS",</text:p>
      <text:p text:style-name="P1">"TRAPO",</text:p>
      <text:p text:style-name="P1">"TRARO",</text:p>
      <text:p text:style-name="P1">"TRATA",</text:p>
      <text:p text:style-name="P1">"TRATO",</text:p>
      <text:p text:style-name="P1">"TRAZA",</text:p>
      <text:p text:style-name="P1">"TRAZO",</text:p>
      <text:p text:style-name="P1">"TRECE",</text:p>
      <text:p text:style-name="P1">"TRENA",</text:p>
      <text:p text:style-name="P1">"TRENO",</text:p>
      <text:p text:style-name="P1">"TREPA",</text:p>
      <text:p text:style-name="P1">"TREPE",</text:p>
      <text:p text:style-name="P1">"TREVO",</text:p>
      <text:p text:style-name="P1">"TRIAR",</text:p>
      <text:p text:style-name="P1">"TRIBU",</text:p>
      <text:p text:style-name="P1">"TRIEL",</text:p>
      <text:p text:style-name="P1">"TRIGO",</text:p>
      <text:p text:style-name="P1">"TRIPA",</text:p>
      <text:p text:style-name="P1">"TRIPE",</text:p>
      <text:p text:style-name="P1">"TROCA",</text:p>
      <text:p text:style-name="P1">"TROFO",</text:p>
      <text:p text:style-name="P1">"TROJE",</text:p>
      <text:p text:style-name="P1">"TROLL",</text:p>
      <text:p text:style-name="P1">"TROLO",</text:p>
      <text:p text:style-name="P1">"TROME",</text:p>
      <text:p text:style-name="P1">"TRONO",</text:p>
      <text:p text:style-name="P1">"TROPA",</text:p>
      <text:p text:style-name="P1">"TROPO",</text:p>
      <text:p text:style-name="P1">"TROTE",</text:p>
      <text:p text:style-name="P1">"TROVA",</text:p>
      <text:p text:style-name="P1">"TROVO",</text:p>
      <text:p text:style-name="P1">"TROYA",</text:p>
      <text:p text:style-name="P1">"TROZO",</text:p>
      <text:p text:style-name="P1">"TRUCO",</text:p>
      <text:p text:style-name="P1">"TRUFA",</text:p>
      <text:p text:style-name="P1">"TRUÑO",</text:p>
      <text:p text:style-name="P1">"TUCAN",</text:p>
      <text:p text:style-name="P1">"TUCAN",</text:p>
      <text:p text:style-name="P1">"TULIO",</text:p>
      <text:p text:style-name="P1">"TULIO",</text:p>
      <text:p text:style-name="P1">"TUMAY",</text:p>
      <text:p text:style-name="P1">"TUMBO",</text:p>
      <text:p text:style-name="P1">"TUMOR",</text:p>
      <text:p text:style-name="P1">"TUNAL",</text:p>
      <text:p text:style-name="P1">"TUNAR",</text:p>
      <text:p text:style-name="P1">"TUNDA",</text:p>
      <text:p text:style-name="P1">"TUNEL",</text:p>
      <text:p text:style-name="P1">"TUNEZ",</text:p>
      <text:p text:style-name="P1"><text:soft-page-break/>"TUPIO",</text:p>
      <text:p text:style-name="P1">"TUPIR",</text:p>
      <text:p text:style-name="P1">"TURCO",</text:p>
      <text:p text:style-name="P1">"TURIN",</text:p>
      <text:p text:style-name="P1">"TURIX",</text:p>
      <text:p text:style-name="P1">"TURNO",</text:p>
      <text:p text:style-name="P1">"TURRA",</text:p>
      <text:p text:style-name="P1">"TURRO",</text:p>
      <text:p text:style-name="P1">"TUSAR",</text:p>
      <text:p text:style-name="P1">"TUSCO",</text:p>
      <text:p text:style-name="P1">"TUTEO",</text:p>
      <text:p text:style-name="P1">"TUTIA",</text:p>
      <text:p text:style-name="P1">"TUTOR",</text:p>
      <text:p text:style-name="P1">"TUYOS",</text:p>
      <text:p text:style-name="P1">"TWINK",</text:p>
      <text:p text:style-name="P1">"TYIYN",</text:p>
      <text:p text:style-name="P1">"TZADI",</text:p>
      <text:p text:style-name="P1">"UCASE",</text:p>
      <text:p text:style-name="P1">"UCHAR",</text:p>
      <text:p text:style-name="P1">"UCHDA",</text:p>
      <text:p text:style-name="P1">"UEBOS",</text:p>
      <text:p text:style-name="P1">"UEZAN",</text:p>
      <text:p text:style-name="P1">"UFANO",</text:p>
      <text:p text:style-name="P1">"UIGUR",</text:p>
      <text:p text:style-name="P1">"UJIER",</text:p>
      <text:p text:style-name="P1">"ULACA",</text:p>
      <text:p text:style-name="P1">"ULSAN",</text:p>
      <text:p text:style-name="P1">"ULTOR",</text:p>
      <text:p text:style-name="P1">"UMAMI",</text:p>
      <text:p text:style-name="P1">"UMBRO",</text:p>
      <text:p text:style-name="P1">"UMERO",</text:p>
      <text:p text:style-name="P1">"UNCIR",</text:p>
      <text:p text:style-name="P1">"UNGIR",</text:p>
      <text:p text:style-name="P1">"UNICO",</text:p>
      <text:p text:style-name="P1">"UNION",</text:p>
      <text:p text:style-name="P1">"UÑITA",</text:p>
      <text:p text:style-name="P1">"UNTAR",</text:p>
      <text:p text:style-name="P1">"UPUPA",</text:p>
      <text:p text:style-name="P1">"URANO",</text:p>
      <text:p text:style-name="P1">"URDIR",</text:p>
      <text:p text:style-name="P1">"URGIR",</text:p>
      <text:p text:style-name="P1">"URICO",</text:p>
      <text:p text:style-name="P1">"URUCU",</text:p>
      <text:p text:style-name="P1">"URUPA",</text:p>
      <text:p text:style-name="P1">"USEÑO",</text:p>
      <text:p text:style-name="P1">"USTED",</text:p>
      <text:p text:style-name="P1">"USUAL",</text:p>
      <text:p text:style-name="P1">"USURA",</text:p>
      <text:p text:style-name="P1"><text:soft-page-break/>"UTCSF",</text:p>
      <text:p text:style-name="P1">"UTCSM",</text:p>
      <text:p text:style-name="P1">"UTERO",</text:p>
      <text:p text:style-name="P1">"UVALA",</text:p>
      <text:p text:style-name="P1">"UVITA",</text:p>
      <text:p text:style-name="P1">"UVULA",</text:p>
      <text:p text:style-name="P1">"VACAR",</text:p>
      <text:p text:style-name="P1">"VACAS",</text:p>
      <text:p text:style-name="P1">"VACIO",</text:p>
      <text:p text:style-name="P1">"VACUO",</text:p>
      <text:p text:style-name="P1">"VADUZ",</text:p>
      <text:p text:style-name="P1">"VAGAR",</text:p>
      <text:p text:style-name="P1">"VAGON",</text:p>
      <text:p text:style-name="P1">"VAHAR",</text:p>
      <text:p text:style-name="P1">"VAHIO",</text:p>
      <text:p text:style-name="P1">"VAINA",</text:p>
      <text:p text:style-name="P1">"VALER",</text:p>
      <text:p text:style-name="P1">"VALLA",</text:p>
      <text:p text:style-name="P1">"VALLE",</text:p>
      <text:p text:style-name="P1">"VALON",</text:p>
      <text:p text:style-name="P1">"VALOR",</text:p>
      <text:p text:style-name="P1">"VANIA",</text:p>
      <text:p text:style-name="P1">"VAPOR",</text:p>
      <text:p text:style-name="P1">"VARAL",</text:p>
      <text:p text:style-name="P1">"VARAR",</text:p>
      <text:p text:style-name="P1">"VARIO",</text:p>
      <text:p text:style-name="P1">"VARIZ",</text:p>
      <text:p text:style-name="P1">"VARNA",</text:p>
      <text:p text:style-name="P1">"VARON",</text:p>
      <text:p text:style-name="P1">"VASAR",</text:p>
      <text:p text:style-name="P1">"VASCO",</text:p>
      <text:p text:style-name="P1">"VASTO",</text:p>
      <text:p text:style-name="P1">"VATER",</text:p>
      <text:p text:style-name="P1">"VATIO",</text:p>
      <text:p text:style-name="P1">"VEDAR",</text:p>
      <text:p text:style-name="P1">"VEJAR",</text:p>
      <text:p text:style-name="P1">"VEJEZ",</text:p>
      <text:p text:style-name="P1">"VELAR",</text:p>
      <text:p text:style-name="P1">"VELAY",</text:p>
      <text:p text:style-name="P1">"VELIS",</text:p>
      <text:p text:style-name="P1">"VELIZ",</text:p>
      <text:p text:style-name="P1">"VELLO",</text:p>
      <text:p text:style-name="P1">"VELON",</text:p>
      <text:p text:style-name="P1">"VELOZ",</text:p>
      <text:p text:style-name="P1">"VENAL",</text:p>
      <text:p text:style-name="P1">"VENDA",</text:p>
      <text:p text:style-name="P1">"VENIR",</text:p>
      <text:p text:style-name="P1">"VENTA",</text:p>
      <text:p text:style-name="P1"><text:soft-page-break/>"VENTO",</text:p>
      <text:p text:style-name="P1">"VENUS",</text:p>
      <text:p text:style-name="P1">"VENUS",</text:p>
      <text:p text:style-name="P1">"VERAS",</text:p>
      <text:p text:style-name="P1">"VERAZ",</text:p>
      <text:p text:style-name="P1">"VERBO",</text:p>
      <text:p text:style-name="P1">"VERBO",</text:p>
      <text:p text:style-name="P1">"VERDE",</text:p>
      <text:p text:style-name="P1">"VERGA",</text:p>
      <text:p text:style-name="P1">"VERJA",</text:p>
      <text:p text:style-name="P1">"VERME",</text:p>
      <text:p text:style-name="P1">"VERMU",</text:p>
      <text:p text:style-name="P1">"VERNY",</text:p>
      <text:p text:style-name="P1">"VERSE",</text:p>
      <text:p text:style-name="P1">"VERSO",</text:p>
      <text:p text:style-name="P1">"VESPA",</text:p>
      <text:p text:style-name="P1">"VESRE",</text:p>
      <text:p text:style-name="P1">"VETAR",</text:p>
      <text:p text:style-name="P1">"VEXIG",</text:p>
      <text:p text:style-name="P1">"VIAGE",</text:p>
      <text:p text:style-name="P1">"VIAJE",</text:p>
      <text:p text:style-name="P1">"VICHO",</text:p>
      <text:p text:style-name="P1">"VICIO",</text:p>
      <text:p text:style-name="P1">"VIDEO",</text:p>
      <text:p text:style-name="P1">"VIDEO",</text:p>
      <text:p text:style-name="P1">"VIEJA",</text:p>
      <text:p text:style-name="P1">"VIEJO",</text:p>
      <text:p text:style-name="P1">"VIENA",</text:p>
      <text:p text:style-name="P1">"VIGOR",</text:p>
      <text:p text:style-name="P1">"VILDA",</text:p>
      <text:p text:style-name="P1">"VILLA",</text:p>
      <text:p text:style-name="P1">"VILMA",</text:p>
      <text:p text:style-name="P1">"VILNA",</text:p>
      <text:p text:style-name="P1">"VINKA",</text:p>
      <text:p text:style-name="P1">"VIOLA",</text:p>
      <text:p text:style-name="P1">"VIOLA",</text:p>
      <text:p text:style-name="P1">"VIRAL",</text:p>
      <text:p text:style-name="P1">"VIRAR",</text:p>
      <text:p text:style-name="P1">"VIRGO",</text:p>
      <text:p text:style-name="P1">"VIRGO",</text:p>
      <text:p text:style-name="P1">"VIRIL",</text:p>
      <text:p text:style-name="P1">"VIRNA",</text:p>
      <text:p text:style-name="P1">"VIRUS",</text:p>
      <text:p text:style-name="P1">"VISAR",</text:p>
      <text:p text:style-name="P1">"VISCO",</text:p>
      <text:p text:style-name="P1">"VISTA",</text:p>
      <text:p text:style-name="P1">"VITAL",</text:p>
      <text:p text:style-name="P1">"VITAR",</text:p>
      <text:p text:style-name="P1"><text:soft-page-break/>"VIUDA",</text:p>
      <text:p text:style-name="P1">"VIUDO",</text:p>
      <text:p text:style-name="P1">"VIVAC",</text:p>
      <text:p text:style-name="P1">"VIVAR",</text:p>
      <text:p text:style-name="P1">"VIVAZ",</text:p>
      <text:p text:style-name="P1">"VIVIR",</text:p>
      <text:p text:style-name="P1">"VOCAL",</text:p>
      <text:p text:style-name="P1">"VOCEO",</text:p>
      <text:p text:style-name="P1">"VODCA",</text:p>
      <text:p text:style-name="P1">"VODKA",</text:p>
      <text:p text:style-name="P1">"VOLAR",</text:p>
      <text:p text:style-name="P1">"VOMER",</text:p>
      <text:p text:style-name="P1">"VOQUI",</text:p>
      <text:p text:style-name="P1">"VORAZ",</text:p>
      <text:p text:style-name="P1">"VOSEO",</text:p>
      <text:p text:style-name="P1">"VOTAR",</text:p>
      <text:p text:style-name="P1">"VUALA",</text:p>
      <text:p text:style-name="P1">"VUCED",</text:p>
      <text:p text:style-name="P1">"VUELO",</text:p>
      <text:p text:style-name="P1">"VUESA",</text:p>
      <text:p text:style-name="P1">"VUESO",</text:p>
      <text:p text:style-name="P1">"VULGO",</text:p>
      <text:p text:style-name="P1">"VULVA",</text:p>
      <text:p text:style-name="P1">"XENIA",</text:p>
      <text:p text:style-name="P1">"XENON",</text:p>
      <text:p text:style-name="P1">"XHOSA",</text:p>
      <text:p text:style-name="P1">"XIMBO",</text:p>
      <text:p text:style-name="P1">"XIRGO",</text:p>
      <text:p text:style-name="P1">"YACER",</text:p>
      <text:p text:style-name="P1">"YAFFO",</text:p>
      <text:p text:style-name="P1">"YAHVE",</text:p>
      <text:p text:style-name="P1">"YALTA",</text:p>
      <text:p text:style-name="P1">"YAMBO",</text:p>
      <text:p text:style-name="P1">"YAMBU",</text:p>
      <text:p text:style-name="P1">"YAMEL",</text:p>
      <text:p text:style-name="P1">"YANAL",</text:p>
      <text:p text:style-name="P1">"YANCO",</text:p>
      <text:p text:style-name="P1">"YANET",</text:p>
      <text:p text:style-name="P1">"YANKO",</text:p>
      <text:p text:style-name="P1">"YAPAR",</text:p>
      <text:p text:style-name="P1">"YAQUI",</text:p>
      <text:p text:style-name="P1">"YAREN",</text:p>
      <text:p text:style-name="P1">"YASNA",</text:p>
      <text:p text:style-name="P1">"YEDGO",</text:p>
      <text:p text:style-name="P1">"YEDRA",</text:p>
      <text:p text:style-name="P1">"YEGUA",</text:p>
      <text:p text:style-name="P1">"YELGO",</text:p>
      <text:p text:style-name="P1">"YELMO",</text:p>
      <text:p text:style-name="P1"><text:soft-page-break/>"YEMEN",</text:p>
      <text:p text:style-name="P1">"YENNY",</text:p>
      <text:p text:style-name="P1">"YERAY",</text:p>
      <text:p text:style-name="P1">"YERBA",</text:p>
      <text:p text:style-name="P1">"YERGO",</text:p>
      <text:p text:style-name="P1">"YERKO",</text:p>
      <text:p text:style-name="P1">"YERMO",</text:p>
      <text:p text:style-name="P1">"YERNO",</text:p>
      <text:p text:style-name="P1">"YERRO",</text:p>
      <text:p text:style-name="P1">"YERTO",</text:p>
      <text:p text:style-name="P1">"YESAR",</text:p>
      <text:p text:style-name="P1">"YESGO",</text:p>
      <text:p text:style-name="P1">"YESON",</text:p>
      <text:p text:style-name="P1">"YEZGO",</text:p>
      <text:p text:style-name="P1">"YIDIS",</text:p>
      <text:p text:style-name="P1">"YILDA",</text:p>
      <text:p text:style-name="P1">"YODAR",</text:p>
      <text:p text:style-name="P1">"YOGUI",</text:p>
      <text:p text:style-name="P1">"YOGUR",</text:p>
      <text:p text:style-name="P1">"YOPAL",</text:p>
      <text:p text:style-name="P1">"YORGO",</text:p>
      <text:p text:style-name="P1">"YUDIT",</text:p>
      <text:p text:style-name="P1">"YUNTA",</text:p>
      <text:p text:style-name="P1">"YUNTO",</text:p>
      <text:p text:style-name="P1">"YURTA",</text:p>
      <text:p text:style-name="P1">"YUYAL",</text:p>
      <text:p text:style-name="P1">"ZABRA",</text:p>
      <text:p text:style-name="P1">"ZAFAR",</text:p>
      <text:p text:style-name="P1">"ZAFIO",</text:p>
      <text:p text:style-name="P1">"ZAHLE",</text:p>
      <text:p text:style-name="P1">"ZAHON",</text:p>
      <text:p text:style-name="P1">"ZAINO",</text:p>
      <text:p text:style-name="P1">"ZAIRA",</text:p>
      <text:p text:style-name="P1">"ZAIRE",</text:p>
      <text:p text:style-name="P1">"ZAMBO",</text:p>
      <text:p text:style-name="P1">"ZANJA",</text:p>
      <text:p text:style-name="P1">"ZANJO",</text:p>
      <text:p text:style-name="P1">"ZAPAR",</text:p>
      <text:p text:style-name="P1">"ZAPEO",</text:p>
      <text:p text:style-name="P1">"ZAPIE",</text:p>
      <text:p text:style-name="P1">"ZAQUE",</text:p>
      <text:p text:style-name="P1">"ZARCO",</text:p>
      <text:p text:style-name="P1">"ZARJA",</text:p>
      <text:p text:style-name="P1">"ZARPA",</text:p>
      <text:p text:style-name="P1">"ZARQA",</text:p>
      <text:p text:style-name="P1">"ZARZA",</text:p>
      <text:p text:style-name="P1">"ZARZO",</text:p>
      <text:p text:style-name="P1">"ZASCA",</text:p>
      <text:p text:style-name="P1"><text:soft-page-break/>"ZEBOA",</text:p>
      <text:p text:style-name="P1">"ZEBRA",</text:p>
      <text:p text:style-name="P1">"ZEJEL",</text:p>
      <text:p text:style-name="P1">"ZENDO",</text:p>
      <text:p text:style-name="P1">"ZENIT",</text:p>
      <text:p text:style-name="P1">"ZENON",</text:p>
      <text:p text:style-name="P1">"ZOCAR",</text:p>
      <text:p text:style-name="P1">"ZOFRA",</text:p>
      <text:p text:style-name="P1">"ZOICO",</text:p>
      <text:p text:style-name="P1">"ZOILA",</text:p>
      <text:p text:style-name="P1">"ZOILO",</text:p>
      <text:p text:style-name="P1">"ZOILO",</text:p>
      <text:p text:style-name="P1">"ZOMFO",</text:p>
      <text:p text:style-name="P1">"ZONAL",</text:p>
      <text:p text:style-name="P1">"ZONZO",</text:p>
      <text:p text:style-name="P1">"ZOPAS",</text:p>
      <text:p text:style-name="P1">"ZORRA",</text:p>
      <text:p text:style-name="P1">"ZORRO",</text:p>
      <text:p text:style-name="P1">"ZUECO",</text:p>
      <text:p text:style-name="P1">"ZULLA",</text:p>
      <text:p text:style-name="P1">"ZULMA",</text:p>
      <text:p text:style-name="P1">"ZUMBA",</text:p>
      <text:p text:style-name="P1">"ZUÑIR",</text:p>
      <text:p text:style-name="P1">"ZURDO",</text:p>
      <text:p text:style-name="P1">"ZUREO",</text:p>
      <text:p text:style-name="P1">"ZURRA",</text:p>
      <text:p text:style-name="P1">"ZUZAR",</text:p>
      <text:p text:style-name="P1">"ZUZON"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00:36:20.091000000</meta:creation-date>
    <dc:date>2022-02-08T09:47:18.230000000</dc:date>
    <meta:editing-duration>PT34M27S</meta:editing-duration>
    <meta:editing-cycles>14</meta:editing-cycles>
    <meta:generator>LibreOffice/7.2.5.2$Windows_X86_64 LibreOffice_project/499f9727c189e6ef3471021d6132d4c694f357e5</meta:generator>
    <meta:document-statistic meta:table-count="0" meta:image-count="0" meta:object-count="0" meta:page-count="81" meta:paragraph-count="3868" meta:word-count="3868" meta:character-count="30945" meta:non-whitespace-character-count="30945"/>
  </office:meta>
</office:document-meta>
</file>